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2" svg:font-family="Jomolhari" style:font-pitch="variable"/>
    <style:font-face style:name="Jomolhari" svg:font-family="Jomolhari" style:font-adornments="Regular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FreeSerif" svg:font-family="FreeSerif" style:font-family-generic="swiss" style:font-pitch="variable"/>
    <style:font-face style:name="Jomolhari1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9.4319in" fo:margin-left="0in" table:align="left"/>
    </style:style>
    <style:style style:name="Table1.A" style:family="table-column">
      <style:table-column-properties style:column-width="1.0889in"/>
    </style:style>
    <style:style style:name="Table1.B" style:family="table-column">
      <style:table-column-properties style:column-width="0.6917in"/>
    </style:style>
    <style:style style:name="Table1.C" style:family="table-column">
      <style:table-column-properties style:column-width="1.6285in"/>
    </style:style>
    <style:style style:name="Table1.D" style:family="table-column">
      <style:table-column-properties style:column-width="2.0458in"/>
    </style:style>
    <style:style style:name="Table1.E" style:family="table-column">
      <style:table-column-properties style:column-width="2.3007in"/>
    </style:style>
    <style:style style:name="Table1.F" style:family="table-column">
      <style:table-column-properties style:column-width="1.67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4167in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1.0889in" style:rel-column-width="1568*"/>
    </style:style>
    <style:style style:name="Table2.B" style:family="table-column">
      <style:table-column-properties style:column-width="0.6917in" style:rel-column-width="996*"/>
    </style:style>
    <style:style style:name="Table2.C" style:family="table-column">
      <style:table-column-properties style:column-width="1.6285in" style:rel-column-width="2345*"/>
    </style:style>
    <style:style style:name="Table2.D" style:family="table-column">
      <style:table-column-properties style:column-width="2.0458in" style:rel-column-width="2946*"/>
    </style:style>
    <style:style style:name="Table2.E" style:family="table-column">
      <style:table-column-properties style:column-width="2.3007in" style:rel-column-width="3313*"/>
    </style:style>
    <style:style style:name="Table2.F" style:family="table-column">
      <style:table-column-properties style:column-width="1.6694in" style:rel-column-width="240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Jomolhari1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d268e8" officeooo:paragraph-rsid="021a03e5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2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2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Jomolhari2" fo:font-size="13pt" officeooo:paragraph-rsid="00288e6d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fo:color="#000000" style:font-name="Jomolhari2" fo:font-size="13pt" officeooo:rsid="0005a09a" officeooo:paragraph-rsid="00288e6d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fo:color="#000000" style:font-name="Jomolhari2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41" style:family="paragraph" style:parent-style-name="Standard">
      <style:paragraph-properties fo:text-align="center" style:justify-single-word="false"/>
      <style:text-properties fo:color="#000000" style:font-name="Jomolhari2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color="#000000" style:font-name="Jomolhari2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290677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a7ca9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d7aa2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4aa0a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a533d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a533d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7ee1f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a7ca9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d7aa2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a7ca9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b3fa5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d76ae" officeooo:paragraph-rsid="0108beb1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8ef4a0" officeooo:paragraph-rsid="028ef4a0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a23b52" officeooo:paragraph-rsid="02a23b52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7d5ee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2027c83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205350b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4a78b" officeooo:paragraph-rsid="02383cf3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efe8c" officeooo:paragraph-rsid="02215ebe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22b8250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28c503d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78a90e" officeooo:paragraph-rsid="028c503d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859010" officeooo:paragraph-rsid="028c503d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91ab7" officeooo:paragraph-rsid="0213fb03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91ab7" officeooo:paragraph-rsid="0217e28f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23bc40" officeooo:paragraph-rsid="0225272a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23bc40" officeooo:paragraph-rsid="02baf564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36fac" officeooo:paragraph-rsid="017b9caf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8ef4a0" officeooo:paragraph-rsid="028ef4a0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ba19f6" officeooo:paragraph-rsid="02ba19f6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baf564" officeooo:paragraph-rsid="02baf564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044023" officeooo:paragraph-rsid="01a69ee1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2345b5f" officeooo:paragraph-rsid="02345b5f" style:font-size-asian="16pt" style:font-weight-asian="bold" style:font-size-complex="16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2345b5f" officeooo:paragraph-rsid="01747c8e" style:font-size-asian="16pt" style:font-weight-asian="bold" style:font-size-complex="16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style:font-name="Jomolhari1" fo:font-size="14pt" style:text-underline-style="none" fo:font-weight="normal" officeooo:rsid="01d36fac" officeooo:paragraph-rsid="017b9caf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3f949" officeooo:paragraph-rsid="029bf435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69ccc" officeooo:paragraph-rsid="029bf435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69ccc" officeooo:paragraph-rsid="02b69ccc" style:font-size-asian="13pt" style:font-weight-asian="bold" style:font-size-complex="13pt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69ccc" officeooo:paragraph-rsid="02bf39b9" style:font-size-asian="13pt" style:font-weight-asian="bold" style:font-size-complex="13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Jomolhari2" fo:font-size="13pt" officeooo:paragraph-rsid="002afd29" style:font-size-asian="13pt" style:font-size-complex="13pt"/>
    </style:style>
    <style:style style:name="P144" style:family="paragraph" style:parent-style-name="Standard">
      <style:text-properties style:font-name="Jomolhari2" fo:font-size="13pt" officeooo:paragraph-rsid="029bf435" style:font-size-asian="13pt" style:font-size-complex="13pt"/>
    </style:style>
    <style:style style:name="P145" style:family="paragraph" style:parent-style-name="Standard">
      <style:text-properties style:font-name="Jomolhari2" fo:font-size="13pt" officeooo:rsid="0001b64e" officeooo:paragraph-rsid="029bf435" style:font-size-asian="13pt" style:font-size-complex="13pt"/>
    </style:style>
    <style:style style:name="P146" style:family="paragraph" style:parent-style-name="Standard">
      <style:text-properties style:font-name="Jomolhari2" fo:font-size="13pt" officeooo:rsid="0005a5a6" officeooo:paragraph-rsid="029bf435" style:font-size-asian="13pt" style:font-size-complex="13pt"/>
    </style:style>
    <style:style style:name="P147" style:family="paragraph" style:parent-style-name="Standard">
      <style:text-properties style:font-name="Jomolhari2" fo:font-size="13pt" officeooo:rsid="0002a85b" officeooo:paragraph-rsid="029bf435" style:font-size-asian="13pt" style:font-size-complex="13pt"/>
    </style:style>
    <style:style style:name="P148" style:family="paragraph" style:parent-style-name="Standard">
      <style:text-properties style:font-name="Jomolhari2" fo:font-size="13pt" officeooo:rsid="00037fa5" officeooo:paragraph-rsid="029bf435" style:font-size-asian="13pt" style:font-size-complex="13pt"/>
    </style:style>
    <style:style style:name="P149" style:family="paragraph" style:parent-style-name="Standard">
      <style:text-properties style:font-name="Jomolhari2" fo:font-size="13pt" officeooo:rsid="003f2751" officeooo:paragraph-rsid="029bf435" style:font-size-asian="13pt" style:font-size-complex="13pt"/>
    </style:style>
    <style:style style:name="P150" style:family="paragraph" style:parent-style-name="Standard">
      <style:text-properties style:font-name="Jomolhari2" fo:font-size="13pt" officeooo:rsid="003e0aed" officeooo:paragraph-rsid="029bf435" style:font-size-asian="13pt" style:font-size-complex="13pt"/>
    </style:style>
    <style:style style:name="P151" style:family="paragraph" style:parent-style-name="Standard">
      <style:text-properties style:font-name="Jomolhari2" fo:font-size="13pt" officeooo:rsid="002de096" officeooo:paragraph-rsid="029bf435" style:font-size-asian="13pt" style:font-size-complex="13pt"/>
    </style:style>
    <style:style style:name="P152" style:family="paragraph" style:parent-style-name="Standard">
      <style:text-properties style:font-name="Jomolhari2" fo:font-size="13pt" officeooo:rsid="0014e471" officeooo:paragraph-rsid="029bf435" style:font-size-asian="13pt" style:font-size-complex="13pt"/>
    </style:style>
    <style:style style:name="P153" style:family="paragraph" style:parent-style-name="Standard">
      <style:text-properties style:font-name="Jomolhari2" fo:font-size="13pt" officeooo:rsid="000bc66b" officeooo:paragraph-rsid="029bf435" style:font-size-asian="13pt" style:font-size-complex="13pt"/>
    </style:style>
    <style:style style:name="P154" style:family="paragraph" style:parent-style-name="Standard">
      <style:text-properties style:font-name="Jomolhari2" fo:font-size="13pt" officeooo:rsid="000fe34e" officeooo:paragraph-rsid="029bf435" style:font-size-asian="13pt" style:font-size-complex="13pt"/>
    </style:style>
    <style:style style:name="P155" style:family="paragraph" style:parent-style-name="Standard">
      <style:text-properties style:font-name="Jomolhari2" fo:font-size="13pt" officeooo:rsid="0024dc63" officeooo:paragraph-rsid="029bf435" style:font-size-asian="13pt" style:font-size-complex="13pt"/>
    </style:style>
    <style:style style:name="P156" style:family="paragraph" style:parent-style-name="Standard">
      <style:text-properties style:font-name="Jomolhari2" fo:font-size="13pt" officeooo:rsid="00099f11" officeooo:paragraph-rsid="029bf435" style:font-size-asian="13pt" style:font-size-complex="13pt"/>
    </style:style>
    <style:style style:name="P157" style:family="paragraph" style:parent-style-name="Standard">
      <style:text-properties style:font-name="Jomolhari2" fo:font-size="13pt" officeooo:rsid="010dea01" officeooo:paragraph-rsid="029bf435" style:font-size-asian="13pt" style:font-size-complex="13pt"/>
    </style:style>
    <style:style style:name="P158" style:family="paragraph" style:parent-style-name="Standard">
      <style:text-properties style:font-name="Jomolhari2" fo:font-size="13pt" fo:font-weight="normal" officeooo:rsid="000b4a52" officeooo:paragraph-rsid="029bf435" style:font-size-asian="13pt" style:font-weight-asian="normal" style:font-size-complex="13pt" style:font-weight-complex="normal"/>
    </style:style>
    <style:style style:name="P159" style:family="paragraph" style:parent-style-name="Standard">
      <style:text-properties style:font-name="Jomolhari2" fo:font-size="16pt" fo:font-weight="bold" officeooo:rsid="0036c604" officeooo:paragraph-rsid="029bf435" style:font-size-asian="16pt" style:font-weight-asian="bold" style:font-size-complex="16pt" style:font-weight-complex="bold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2af694d" officeooo:paragraph-rsid="02af694d" style:font-name-asian="FreeMono" style:font-size-asian="16pt" style:font-weight-asian="bold" style:font-name-complex="FreeMono" style:font-size-complex="16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3868f7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69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officeooo:paragraph-rsid="00907ee1"/>
    </style:style>
    <style:style style:name="P171" style:family="paragraph" style:parent-style-name="Standard">
      <style:paragraph-properties fo:text-align="start" style:justify-single-word="false"/>
      <style:text-properties officeooo:paragraph-rsid="01dfe20d"/>
    </style:style>
    <style:style style:name="P172" style:family="paragraph" style:parent-style-name="Standard">
      <style:paragraph-properties fo:text-align="start" style:justify-single-word="false"/>
      <style:text-properties officeooo:paragraph-rsid="003cf827"/>
    </style:style>
    <style:style style:name="P173" style:family="paragraph" style:parent-style-name="Standard">
      <style:paragraph-properties fo:text-align="start" style:justify-single-word="false"/>
      <style:text-properties officeooo:paragraph-rsid="01b8b5c6"/>
    </style:style>
    <style:style style:name="P174" style:family="paragraph" style:parent-style-name="Standard">
      <style:paragraph-properties fo:text-align="start" style:justify-single-word="false"/>
      <style:text-properties fo:color="#0000ff" style:font-name="Jomolhari1" fo:font-size="13pt" style:text-underline-style="none" fo:font-weight="normal" officeooo:rsid="02345b5f" officeooo:paragraph-rsid="02345b5f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use-window-font-color="true" style:font-name="Jomolhari1" fo:font-size="13pt" style:text-underline-style="none" fo:font-weight="normal" officeooo:rsid="022b5fec" officeooo:paragraph-rsid="022b8250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use-window-font-color="true" style:font-name="Jomolhari1" fo:font-size="13pt" style:text-underline-style="none" fo:font-weight="normal" officeooo:rsid="022b8250" officeooo:paragraph-rsid="022b8250" style:font-size-asian="13pt" style:font-weight-asian="normal" style:font-size-complex="13pt" style:font-weight-complex="normal"/>
    </style:style>
    <style:style style:name="P177" style:family="paragraph" style:parent-style-name="Standard">
      <style:text-properties fo:font-weight="bold" officeooo:rsid="0036c604" officeooo:paragraph-rsid="029bf435" style:font-weight-asian="bold" style:font-weight-complex="bold"/>
    </style:style>
    <style:style style:name="P178" style:family="paragraph" style:parent-style-name="Standard">
      <style:text-properties fo:font-weight="bold" officeooo:rsid="000f552f" officeooo:paragraph-rsid="029bf435" style:font-weight-asian="bold" style:font-weight-complex="bold"/>
    </style:style>
    <style:style style:name="P179" style:family="paragraph" style:parent-style-name="Standard">
      <style:text-properties fo:font-weight="bold" officeooo:paragraph-rsid="029bf435" style:font-weight-asian="bold" style:font-weight-complex="bold"/>
    </style:style>
    <style:style style:name="P180" style:family="paragraph" style:parent-style-name="Standard">
      <style:text-properties fo:font-size="15pt" fo:font-weight="bold" officeooo:rsid="0036c604" officeooo:paragraph-rsid="029bf435" style:font-size-asian="15pt" style:font-weight-asian="bold" style:font-size-complex="15pt" style:font-weight-complex="bold"/>
    </style:style>
    <style:style style:name="P181" style:family="paragraph" style:parent-style-name="Standard">
      <style:text-properties officeooo:rsid="00099f11" officeooo:paragraph-rsid="029bf435"/>
    </style:style>
    <style:style style:name="P182" style:family="paragraph" style:parent-style-name="Standard">
      <style:text-properties officeooo:paragraph-rsid="029bf435"/>
    </style:style>
    <style:style style:name="P183" style:family="paragraph" style:parent-style-name="Standard">
      <style:text-properties style:font-name="FreeMono" fo:font-size="13pt" officeooo:rsid="00037fa5" officeooo:paragraph-rsid="029bf435" style:font-size-asian="13pt" style:font-size-complex="13pt"/>
    </style:style>
    <style:style style:name="P184" style:family="paragraph" style:parent-style-name="Standard">
      <style:paragraph-properties fo:margin-left="0in" fo:margin-right="0in" fo:text-indent="0in" style:auto-text-indent="false"/>
      <style:text-properties style:font-name="Jomolhari1" fo:font-size="13pt" fo:font-weight="normal" officeooo:rsid="0023e396" officeooo:paragraph-rsid="00288e6d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margin-left="0in" fo:margin-right="0in" fo:text-indent="0in" style:auto-text-indent="false"/>
      <style:text-properties style:font-name="Jomolhari1" fo:font-size="13pt" officeooo:paragraph-rsid="00288e6d" style:font-size-asian="13pt" style:font-size-complex="13pt"/>
    </style:style>
    <style:style style:name="P186" style:family="paragraph" style:parent-style-name="Standard" style:list-style-name="L1">
      <style:paragraph-properties fo:text-align="start" style:justify-single-word="false"/>
      <style:text-properties officeooo:paragraph-rsid="022b8250"/>
    </style:style>
    <style:style style:name="P187" style:family="paragraph" style:parent-style-name="Standard" style:list-style-name="L1">
      <style:paragraph-properties fo:text-align="start" style:justify-single-word="false"/>
      <style:text-properties fo:font-weight="bold" officeooo:paragraph-rsid="022b8250" style:font-weight-asian="bold" style:font-weight-complex="bold"/>
    </style:style>
    <style:style style:name="P18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4fc4e4" officeooo:paragraph-rsid="02af694d" style:font-size-asian="11.3500003814697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baf564" officeooo:paragraph-rsid="02baf564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23bc40" officeooo:paragraph-rsid="02baf564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71efbf" officeooo:paragraph-rsid="024a1292" style:font-size-asian="13pt" style:font-weight-asian="normal" style:font-size-complex="13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d7afa2" style:font-size-asian="13pt" style:font-weight-asian="normal" style:font-size-complex="13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3f949" officeooo:paragraph-rsid="02d7afa2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b5250" officeooo:paragraph-rsid="02d7afa2" style:font-size-asian="13pt" style:font-weight-asian="normal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ba23a" officeooo:paragraph-rsid="02d7afa2" style:font-size-asian="13pt" style:font-weight-asian="normal" style:font-size-complex="13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cfdaa4" style:font-size-asian="13pt" style:font-weight-asian="normal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d141e6" style:font-size-asian="13pt" style:font-weight-asian="normal" style:font-size-complex="13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d30ceb" style:font-size-asian="13pt" style:font-weight-asian="normal" style:font-size-complex="13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d7afa2" style:font-size-asian="13pt" style:font-weight-asian="normal" style:font-size-complex="13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d9803e" style:font-size-asian="13pt" style:font-weight-asian="normal" style:font-size-complex="13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73f949" officeooo:paragraph-rsid="02d7afa2" style:font-size-asian="13pt" style:font-weight-asian="normal" style:font-size-complex="13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32852b2" style:font-size-asian="13pt" style:font-weight-asian="normal" style:font-size-complex="13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328b9eb" style:font-size-asian="13pt" style:font-weight-asian="normal" style:font-size-complex="13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3294ffe" style:font-size-asian="13pt" style:font-weight-asian="normal" style:font-size-complex="13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1044023" officeooo:paragraph-rsid="02d5622b" style:font-size-asian="13pt" style:font-weight-asian="normal" style:font-size-complex="13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ba19f6" officeooo:paragraph-rsid="02ba19f6" style:font-size-asian="13pt" style:font-weight-asian="normal" style:font-size-complex="13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32852b2" style:font-size-asian="13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2589b0d" officeooo:paragraph-rsid="024a1292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f3f2df" style:font-size-asian="13pt" style:font-weight-asian="normal" style:font-size-complex="13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bf39b9" style:font-size-asian="13pt" style:font-weight-asian="normal" style:font-size-complex="13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2f7461e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3f949" officeooo:paragraph-rsid="031901a1" style:font-size-asian="13pt" style:font-weight-asian="normal" style:font-size-complex="13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73f949" officeooo:paragraph-rsid="032137d9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3073cf6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309dfa5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3151250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31901a1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3195a32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8d7b9" officeooo:paragraph-rsid="031df566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69ccc" officeooo:paragraph-rsid="02f3f2df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2b69ccc" officeooo:paragraph-rsid="031901a1" style:font-size-asian="13pt" style:font-weight-asian="normal" style:font-size-complex="13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bold" officeooo:rsid="02b8d7b9" officeooo:paragraph-rsid="0308550f" style:font-size-asian="13pt" style:font-weight-asian="bold" style:font-size-complex="13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use-window-font-color="true" style:font-name="FreeMono" fo:font-size="13pt" style:text-underline-style="none" fo:font-weight="normal" officeooo:rsid="02b8d7b9" officeooo:paragraph-rsid="0309dfa5" style:font-size-asian="13pt" style:font-weight-asian="normal" style:font-size-complex="13pt" style:font-weight-complex="normal"/>
    </style:style>
    <style:style style:name="P225" style:family="paragraph" style:parent-style-name="Standard">
      <style:text-properties style:use-window-font-color="true" style:font-name="Jomolhari2" fo:font-size="13pt" officeooo:paragraph-rsid="029bf435" style:font-size-asian="13pt" style:font-size-complex="13pt"/>
    </style:style>
    <style:style style:name="P226" style:family="paragraph" style:parent-style-name="Standard">
      <style:text-properties style:use-window-font-color="true" style:font-name="Jomolhari2" fo:font-size="13pt" officeooo:rsid="0002a85b" officeooo:paragraph-rsid="029bf435" style:font-size-asian="13pt" style:font-size-complex="13pt"/>
    </style:style>
    <style:style style:name="P227" style:family="paragraph" style:parent-style-name="Standard">
      <style:text-properties style:use-window-font-color="true" style:font-name="Jomolhari2" fo:font-size="13pt" officeooo:rsid="000fe34e" officeooo:paragraph-rsid="029bf435" style:font-size-asian="13pt" style:font-size-complex="13pt"/>
    </style:style>
    <style:style style:name="P228" style:family="paragraph" style:parent-style-name="Standard">
      <style:text-properties style:use-window-font-color="true" style:font-name="Jomolhari2" fo:font-size="13pt" officeooo:rsid="001149c0" officeooo:paragraph-rsid="029bf435" style:font-size-asian="13pt" style:font-size-complex="13pt"/>
    </style:style>
    <style:style style:name="P229" style:family="paragraph" style:parent-style-name="Standard">
      <style:text-properties style:use-window-font-color="true" style:font-name="Jomolhari2" fo:font-size="13pt" officeooo:rsid="00134f95" officeooo:paragraph-rsid="029bf435" style:font-size-asian="13pt" style:font-size-complex="13pt"/>
    </style:style>
    <style:style style:name="P230" style:family="paragraph" style:parent-style-name="Standard">
      <style:text-properties style:use-window-font-color="true" style:font-name="Jomolhari2" fo:font-size="13pt" officeooo:rsid="0079081f" officeooo:paragraph-rsid="029bf435" style:font-size-asian="13pt" style:font-size-complex="13pt"/>
    </style:style>
    <style:style style:name="P231" style:family="paragraph" style:parent-style-name="Standard">
      <style:text-properties style:use-window-font-color="true" style:font-name="Jomolhari2" fo:font-size="13pt" officeooo:rsid="0014e471" officeooo:paragraph-rsid="029bf435" style:font-size-asian="13pt" style:font-size-complex="13pt"/>
    </style:style>
    <style:style style:name="P232" style:family="paragraph" style:parent-style-name="Standard">
      <style:text-properties style:use-window-font-color="true" style:font-name="Jomolhari2" fo:font-size="13pt" officeooo:rsid="001975b5" officeooo:paragraph-rsid="029bf435" style:font-size-asian="13pt" style:font-size-complex="13pt"/>
    </style:style>
    <style:style style:name="P233" style:family="paragraph" style:parent-style-name="Standard">
      <style:text-properties style:use-window-font-color="true" style:font-name="Jomolhari2" fo:font-size="13pt" officeooo:rsid="01085f18" officeooo:paragraph-rsid="029bf435" style:font-size-asian="13pt" style:font-size-complex="13pt"/>
    </style:style>
    <style:style style:name="P234" style:family="paragraph" style:parent-style-name="Standard">
      <style:text-properties style:use-window-font-color="true" style:font-name="Jomolhari2" fo:font-size="13pt" fo:font-style="normal" officeooo:rsid="003faa43" officeooo:paragraph-rsid="029bf435" style:font-size-asian="13pt" style:font-style-asian="normal" style:font-size-complex="13pt" style:font-style-complex="normal"/>
    </style:style>
    <style:style style:name="P235" style:family="paragraph" style:parent-style-name="Standard">
      <style:text-properties style:use-window-font-color="true" style:font-name="Jomolhari2" fo:font-size="13pt" fo:font-style="normal" officeooo:rsid="000febc9" officeooo:paragraph-rsid="029bf435" style:font-size-asian="13pt" style:font-style-asian="normal" style:font-size-complex="13pt" style:font-style-complex="normal"/>
    </style:style>
    <style:style style:name="P236" style:family="paragraph" style:parent-style-name="Table_20_Contents">
      <style:paragraph-properties fo:text-align="start" style:justify-single-word="false"/>
      <style:text-properties fo:font-size="13pt" style:font-size-complex="13pt"/>
    </style:style>
    <style:style style:name="P237" style:family="paragraph" style:parent-style-name="Table_20_Contents">
      <style:paragraph-properties fo:text-align="start" style:justify-single-word="false"/>
      <style:text-properties fo:font-size="13pt" officeooo:paragraph-rsid="032852b2" style:font-size-complex="13pt"/>
    </style:style>
    <style:style style:name="P238" style:family="paragraph" style:parent-style-name="Table_20_Contents">
      <style:paragraph-properties fo:text-align="start" style:justify-single-word="false"/>
      <style:text-properties fo:font-size="13pt" officeooo:paragraph-rsid="0328b9eb" style:font-size-complex="13pt"/>
    </style:style>
    <style:style style:name="P239" style:family="paragraph" style:parent-style-name="Table_20_Contents">
      <style:paragraph-properties fo:text-align="start" style:justify-single-word="false"/>
      <style:text-properties fo:font-size="13pt" officeooo:paragraph-rsid="032b4f0b" style:font-size-complex="13pt"/>
    </style:style>
    <style:style style:name="P240" style:family="paragraph" style:parent-style-name="Table_20_Contents">
      <style:paragraph-properties fo:text-align="start" style:justify-single-word="false"/>
      <style:text-properties fo:font-size="13pt" fo:font-weight="bold" officeooo:paragraph-rsid="032852b2" style:font-weight-asian="bold" style:font-size-complex="13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style:font-name="FreeMono1" fo:font-size="13pt" officeooo:paragraph-rsid="032b4f0b" style:font-size-complex="13pt"/>
    </style:style>
    <style:style style:name="P242" style:family="paragraph" style:parent-style-name="Table_20_Contents">
      <style:paragraph-properties fo:text-align="start" style:justify-single-word="false"/>
      <style:text-properties style:font-name="FreeMono1" fo:font-size="13pt" officeooo:paragraph-rsid="0328b9eb" style:font-size-complex="13pt"/>
    </style:style>
    <style:style style:name="P243" style:family="paragraph" style:parent-style-name="Table_20_Contents">
      <style:paragraph-properties fo:text-align="start" style:justify-single-word="false"/>
      <style:text-properties style:font-name="FreeMono1" fo:font-size="13pt" officeooo:paragraph-rsid="032852b2" style:font-size-complex="13pt"/>
    </style:style>
    <style:style style:name="P244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officeooo:rsid="007200c7"/>
    </style:style>
    <style:style style:name="T3" style:family="text">
      <style:text-properties style:font-name="FreeMono1" officeooo:rsid="00ad103c"/>
    </style:style>
    <style:style style:name="T4" style:family="text">
      <style:text-properties style:font-name="FreeMono1" officeooo:rsid="00b804e3"/>
    </style:style>
    <style:style style:name="T5" style:family="text">
      <style:text-properties style:font-name="FreeMono1" officeooo:rsid="00b9656e"/>
    </style:style>
    <style:style style:name="T6" style:family="text">
      <style:text-properties style:font-name="FreeMono1" officeooo:rsid="00cb20f3"/>
    </style:style>
    <style:style style:name="T7" style:family="text">
      <style:text-properties style:font-name="FreeMono1" officeooo:rsid="00f02d5b"/>
    </style:style>
    <style:style style:name="T8" style:family="text">
      <style:text-properties style:font-name="FreeMono1" officeooo:rsid="0102d0ef"/>
    </style:style>
    <style:style style:name="T9" style:family="text">
      <style:text-properties style:font-name="FreeMono1" officeooo:rsid="01044023"/>
    </style:style>
    <style:style style:name="T10" style:family="text">
      <style:text-properties style:font-name="FreeMono1" officeooo:rsid="0114970b"/>
    </style:style>
    <style:style style:name="T11" style:family="text">
      <style:text-properties style:font-name="FreeMono1" officeooo:rsid="010b5b7a"/>
    </style:style>
    <style:style style:name="T12" style:family="text">
      <style:text-properties style:font-name="FreeMono1" fo:font-size="13pt" style:font-size-asian="13pt" style:font-size-complex="13pt"/>
    </style:style>
    <style:style style:name="T13" style:family="text">
      <style:text-properties style:font-name="FreeMono1" fo:font-size="13pt" officeooo:rsid="01338b22" style:font-size-asian="13pt" style:font-size-complex="13pt"/>
    </style:style>
    <style:style style:name="T14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5" style:family="text">
      <style:text-properties style:font-name="FreeMono1" fo:font-weight="normal" officeooo:rsid="00ff3cbe" style:font-name-asian="FreeMono" style:font-weight-asian="normal" style:font-name-complex="FreeMono" style:font-weight-complex="normal"/>
    </style:style>
    <style:style style:name="T16" style:family="text">
      <style:text-properties style:font-name="FreeMono1" fo:font-weight="normal" officeooo:rsid="01b4d6bb" style:font-weight-asian="normal" style:font-weight-complex="normal"/>
    </style:style>
    <style:style style:name="T17" style:family="text">
      <style:text-properties style:font-name="FreeMono1" fo:font-weight="normal" officeooo:rsid="01b5b887" style:font-weight-asian="normal" style:font-weight-complex="normal"/>
    </style:style>
    <style:style style:name="T18" style:family="text">
      <style:text-properties style:font-name="FreeMono1" fo:font-weight="normal" officeooo:rsid="02a23b52" style:font-weight-asian="normal" style:font-weight-complex="normal"/>
    </style:style>
    <style:style style:name="T19" style:family="text">
      <style:text-properties style:font-name="FreeMono1" fo:font-weight="normal" officeooo:rsid="01b0b0eb" style:font-weight-asian="normal" style:font-weight-complex="normal"/>
    </style:style>
    <style:style style:name="T20" style:family="text">
      <style:text-properties style:font-name="FreeMono1" fo:font-weight="normal" officeooo:rsid="02a2f724" style:font-weight-asian="normal" style:font-weight-complex="normal"/>
    </style:style>
    <style:style style:name="T21" style:family="text">
      <style:text-properties style:font-name="FreeMono1" officeooo:rsid="0178a90e"/>
    </style:style>
    <style:style style:name="T22" style:family="text">
      <style:text-properties style:font-name="FreeMono1" officeooo:rsid="017b9caf"/>
    </style:style>
    <style:style style:name="T23" style:family="text">
      <style:text-properties style:font-name="FreeMono1" officeooo:rsid="01972683" style:font-name-asian="FreeMono" style:font-name-complex="FreeMono"/>
    </style:style>
    <style:style style:name="T24" style:family="text">
      <style:text-properties style:font-name="FreeMono1" officeooo:rsid="019cc1c8" style:font-name-asian="FreeMono" style:font-name-complex="FreeMono"/>
    </style:style>
    <style:style style:name="T25" style:family="text">
      <style:text-properties style:font-name="FreeMono1" officeooo:rsid="0092ca38" style:font-name-asian="FreeMono" style:font-name-complex="FreeMono"/>
    </style:style>
    <style:style style:name="T26" style:family="text">
      <style:text-properties style:font-name="FreeMono1" officeooo:rsid="008f91cd" style:font-name-asian="FreeMono" style:font-name-complex="FreeMono"/>
    </style:style>
    <style:style style:name="T27" style:family="text">
      <style:text-properties style:font-name="FreeMono1" officeooo:rsid="01a54219" style:font-name-asian="FreeMono" style:font-name-complex="FreeMono"/>
    </style:style>
    <style:style style:name="T28" style:family="text">
      <style:text-properties style:font-name="FreeMono1" officeooo:rsid="01ab3992" style:font-name-asian="FreeMono" style:font-name-complex="FreeMono"/>
    </style:style>
    <style:style style:name="T29" style:family="text">
      <style:text-properties style:font-name="FreeMono1" officeooo:rsid="01ade907" style:font-name-asian="FreeMono" style:font-name-complex="FreeMono"/>
    </style:style>
    <style:style style:name="T30" style:family="text">
      <style:text-properties style:font-name="FreeMono1" officeooo:rsid="01bcbfa6"/>
    </style:style>
    <style:style style:name="T31" style:family="text">
      <style:text-properties style:font-name="FreeMono1" officeooo:rsid="01d6180d"/>
    </style:style>
    <style:style style:name="T32" style:family="text">
      <style:text-properties style:font-name="FreeMono1" officeooo:rsid="01d7e53e"/>
    </style:style>
    <style:style style:name="T33" style:family="text">
      <style:text-properties style:font-name="FreeMono1" officeooo:rsid="01714a0f"/>
    </style:style>
    <style:style style:name="T34" style:family="text">
      <style:text-properties style:font-name="FreeMono1" officeooo:rsid="01d7fa7d"/>
    </style:style>
    <style:style style:name="T35" style:family="text">
      <style:text-properties style:font-name="FreeMono1" officeooo:rsid="01e3900b"/>
    </style:style>
    <style:style style:name="T36" style:family="text">
      <style:text-properties style:font-name="FreeMono1" officeooo:rsid="01fdd770"/>
    </style:style>
    <style:style style:name="T37" style:family="text">
      <style:text-properties style:font-name="FreeMono1" officeooo:rsid="0200b089"/>
    </style:style>
    <style:style style:name="T38" style:family="text">
      <style:text-properties style:font-name="FreeMono1" officeooo:rsid="020dbeae"/>
    </style:style>
    <style:style style:name="T39" style:family="text">
      <style:text-properties style:font-name="FreeMono1" officeooo:rsid="020fb210"/>
    </style:style>
    <style:style style:name="T40" style:family="text">
      <style:text-properties style:font-name="FreeMono1" officeooo:rsid="0213fb03"/>
    </style:style>
    <style:style style:name="T41" style:family="text">
      <style:text-properties style:font-name="FreeMono1" officeooo:rsid="021a7ca9"/>
    </style:style>
    <style:style style:name="T42" style:family="text">
      <style:text-properties style:font-name="FreeMono1" officeooo:rsid="02215ebe"/>
    </style:style>
    <style:style style:name="T43" style:family="text">
      <style:text-properties style:font-name="FreeMono1" officeooo:rsid="021f80b8"/>
    </style:style>
    <style:style style:name="T44" style:family="text">
      <style:text-properties style:font-name="FreeMono1" officeooo:rsid="021b3fa5"/>
    </style:style>
    <style:style style:name="T45" style:family="text">
      <style:text-properties style:font-name="FreeMono1" officeooo:rsid="01e98d09"/>
    </style:style>
    <style:style style:name="T46" style:family="text">
      <style:text-properties style:font-name="FreeMono1" officeooo:rsid="02043da2"/>
    </style:style>
    <style:style style:name="T47" style:family="text">
      <style:text-properties style:font-name="FreeMono1" officeooo:rsid="01c9b2cb"/>
    </style:style>
    <style:style style:name="T48" style:family="text">
      <style:text-properties style:font-name="FreeMono1" officeooo:rsid="01bdf059"/>
    </style:style>
    <style:style style:name="T49" style:family="text">
      <style:text-properties style:font-name="FreeMono1" officeooo:rsid="021079d3"/>
    </style:style>
    <style:style style:name="T50" style:family="text">
      <style:text-properties style:font-name="FreeMono1" officeooo:rsid="01d116d7"/>
    </style:style>
    <style:style style:name="T51" style:family="text">
      <style:text-properties style:font-name="FreeMono1" officeooo:rsid="01d27bfc"/>
    </style:style>
    <style:style style:name="T52" style:family="text">
      <style:text-properties style:font-name="FreeMono1" officeooo:rsid="0223bc40"/>
    </style:style>
    <style:style style:name="T53" style:family="text">
      <style:text-properties style:font-name="FreeMono1" officeooo:rsid="0238c68e"/>
    </style:style>
    <style:style style:name="T54" style:family="text">
      <style:text-properties style:font-name="FreeMono1" officeooo:rsid="0042cbcf"/>
    </style:style>
    <style:style style:name="T55" style:family="text">
      <style:text-properties fo:font-weight="normal" officeooo:rsid="0019b933" style:font-weight-asian="normal" style:font-weight-complex="normal"/>
    </style:style>
    <style:style style:name="T56" style:family="text">
      <style:text-properties fo:font-weight="normal" officeooo:rsid="001b77f1" style:font-weight-asian="normal" style:font-weight-complex="normal"/>
    </style:style>
    <style:style style:name="T57" style:family="text">
      <style:text-properties fo:font-weight="normal" officeooo:rsid="001e4cc3" style:font-weight-asian="normal" style:font-weight-complex="normal"/>
    </style:style>
    <style:style style:name="T58" style:family="text">
      <style:text-properties fo:font-weight="normal" officeooo:rsid="001ff759" style:font-weight-asian="normal" style:font-weight-complex="normal"/>
    </style:style>
    <style:style style:name="T59" style:family="text">
      <style:text-properties fo:font-weight="normal" officeooo:rsid="0025807d" style:font-weight-asian="normal" style:font-weight-complex="normal"/>
    </style:style>
    <style:style style:name="T60" style:family="text">
      <style:text-properties fo:font-weight="normal" officeooo:rsid="00217b28" style:font-weight-asian="normal" style:font-weight-complex="normal"/>
    </style:style>
    <style:style style:name="T61" style:family="text">
      <style:text-properties fo:font-weight="normal" officeooo:rsid="0023e396" style:font-weight-asian="normal" style:font-weight-complex="normal"/>
    </style:style>
    <style:style style:name="T62" style:family="text">
      <style:text-properties fo:font-weight="normal" officeooo:rsid="00288e6d" style:font-weight-asian="normal" style:font-weight-complex="normal"/>
    </style:style>
    <style:style style:name="T63" style:family="text">
      <style:text-properties fo:font-weight="normal" officeooo:rsid="010a8fef" style:font-weight-asian="normal" style:font-weight-complex="normal"/>
    </style:style>
    <style:style style:name="T64" style:family="text">
      <style:text-properties fo:font-weight="normal" officeooo:rsid="01b0b0eb" style:font-weight-asian="normal" style:font-weight-complex="normal"/>
    </style:style>
    <style:style style:name="T65" style:family="text">
      <style:text-properties fo:font-weight="normal" officeooo:rsid="01b4d6bb" style:font-weight-asian="normal" style:font-weight-complex="normal"/>
    </style:style>
    <style:style style:name="T66" style:family="text">
      <style:text-properties fo:font-weight="normal" officeooo:rsid="01b5b887" style:font-weight-asian="normal" style:font-weight-complex="normal"/>
    </style:style>
    <style:style style:name="T67" style:family="text">
      <style:text-properties fo:font-weight="normal" officeooo:rsid="01b6d1ce" style:font-weight-asian="normal" style:font-weight-complex="normal"/>
    </style:style>
    <style:style style:name="T68" style:family="text">
      <style:text-properties fo:font-weight="normal" officeooo:rsid="01b76207" style:font-weight-asian="normal" style:font-weight-complex="normal"/>
    </style:style>
    <style:style style:name="T69" style:family="text">
      <style:text-properties fo:font-weight="normal" officeooo:rsid="029345bb" style:font-weight-asian="normal" style:font-weight-complex="normal"/>
    </style:style>
    <style:style style:name="T70" style:family="text">
      <style:text-properties fo:font-weight="normal" officeooo:rsid="0294f7a9" style:font-weight-asian="normal" style:font-weight-complex="normal"/>
    </style:style>
    <style:style style:name="T71" style:family="text">
      <style:text-properties fo:font-weight="normal" officeooo:rsid="029568e0" style:font-weight-asian="normal" style:font-weight-complex="normal"/>
    </style:style>
    <style:style style:name="T72" style:family="text">
      <style:text-properties fo:font-weight="normal" officeooo:rsid="000b4a52" style:font-weight-asian="normal" style:font-weight-complex="normal"/>
    </style:style>
    <style:style style:name="T73" style:family="text">
      <style:text-properties fo:font-weight="normal" officeooo:rsid="003f2751" style:font-weight-asian="normal" style:font-weight-complex="normal"/>
    </style:style>
    <style:style style:name="T74" style:family="text">
      <style:text-properties fo:font-weight="normal" officeooo:rsid="00230301" style:font-weight-asian="normal" style:font-weight-complex="normal"/>
    </style:style>
    <style:style style:name="T75" style:family="text">
      <style:text-properties fo:font-weight="normal" officeooo:rsid="02a4c038" style:font-weight-asian="normal" style:font-weight-complex="normal"/>
    </style:style>
    <style:style style:name="T76" style:family="text">
      <style:text-properties fo:font-weight="normal" officeooo:rsid="02a620a0" style:font-weight-asian="normal" style:font-weight-complex="normal"/>
    </style:style>
    <style:style style:name="T77" style:family="text">
      <style:text-properties fo:font-weight="normal" officeooo:rsid="02a7907a" style:font-weight-asian="normal" style:font-weight-complex="normal"/>
    </style:style>
    <style:style style:name="T78" style:family="text">
      <style:text-properties fo:font-weight="normal" officeooo:rsid="02b52e49" style:font-weight-asian="normal" style:font-weight-complex="normal"/>
    </style:style>
    <style:style style:name="T79" style:family="text">
      <style:text-properties fo:font-weight="normal" officeooo:rsid="02972208" style:font-name-asian="FreeMono" style:font-weight-asian="normal" style:font-name-complex="FreeMono" style:font-weight-complex="normal"/>
    </style:style>
    <style:style style:name="T80" style:family="text">
      <style:text-properties fo:font-style="italic" officeooo:rsid="00589877" style:font-style-asian="italic" style:font-style-complex="italic"/>
    </style:style>
    <style:style style:name="T81" style:family="text">
      <style:text-properties fo:font-style="italic" officeooo:rsid="005a0a31" style:font-style-asian="italic" style:font-style-complex="italic"/>
    </style:style>
    <style:style style:name="T82" style:family="text">
      <style:text-properties fo:font-style="italic" officeooo:rsid="010b5b7a" style:font-style-asian="italic" style:font-style-complex="italic"/>
    </style:style>
    <style:style style:name="T83" style:family="text">
      <style:text-properties fo:font-style="italic" officeooo:rsid="010f638a" style:font-style-asian="italic" style:font-style-complex="italic"/>
    </style:style>
    <style:style style:name="T84" style:family="text">
      <style:text-properties fo:font-style="italic" officeooo:rsid="017e7627" style:font-style-asian="italic" style:font-style-complex="italic"/>
    </style:style>
    <style:style style:name="T85" style:family="text">
      <style:text-properties fo:font-style="italic" officeooo:rsid="01c9b2cb" style:font-style-asian="italic" style:font-style-complex="italic"/>
    </style:style>
    <style:style style:name="T86" style:family="text">
      <style:text-properties fo:font-style="italic" officeooo:rsid="01cb609a" style:font-style-asian="italic" style:font-style-complex="italic"/>
    </style:style>
    <style:style style:name="T87" style:family="text">
      <style:text-properties fo:font-style="italic" officeooo:rsid="01d03d4d" style:font-style-asian="italic" style:font-style-complex="italic"/>
    </style:style>
    <style:style style:name="T88" style:family="text">
      <style:text-properties fo:font-style="italic" officeooo:rsid="01e98d09" style:font-style-asian="italic" style:font-style-complex="italic"/>
    </style:style>
    <style:style style:name="T89" style:family="text">
      <style:text-properties fo:font-style="italic" officeooo:rsid="003e0aed" style:font-style-asian="italic" style:font-style-complex="italic"/>
    </style:style>
    <style:style style:name="T90" style:family="text">
      <style:text-properties fo:font-style="italic" officeooo:rsid="000b4a52" style:font-style-asian="italic" style:font-style-complex="italic"/>
    </style:style>
    <style:style style:name="T91" style:family="text">
      <style:text-properties fo:font-style="italic" officeooo:rsid="000febc9" style:font-style-asian="italic" style:font-style-complex="italic"/>
    </style:style>
    <style:style style:name="T92" style:family="text">
      <style:text-properties fo:font-style="italic" officeooo:rsid="007787df" style:font-style-asian="italic" style:font-style-complex="italic"/>
    </style:style>
    <style:style style:name="T93" style:family="text">
      <style:text-properties fo:font-style="italic" officeooo:rsid="00099f11" style:font-style-asian="italic" style:font-style-complex="italic"/>
    </style:style>
    <style:style style:name="T94" style:family="text">
      <style:text-properties fo:font-style="italic" officeooo:rsid="02b52e49" style:font-style-asian="italic" style:font-style-complex="italic"/>
    </style:style>
    <style:style style:name="T95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730dc6" style:font-style-asian="italic" style:font-weight-asian="normal" style:font-style-complex="italic" style:font-weight-complex="normal"/>
    </style:style>
    <style:style style:name="T98" style:family="text">
      <style:text-properties fo:font-style="normal" officeooo:rsid="008fc3c0" style:font-style-asian="normal" style:font-style-complex="normal"/>
    </style:style>
    <style:style style:name="T99" style:family="text">
      <style:text-properties fo:font-style="normal" officeooo:rsid="010a8fef" style:font-style-asian="normal" style:font-style-complex="normal"/>
    </style:style>
    <style:style style:name="T100" style:family="text">
      <style:text-properties fo:font-style="normal" officeooo:rsid="010b5b7a" style:font-style-asian="normal" style:font-style-complex="normal"/>
    </style:style>
    <style:style style:name="T101" style:family="text">
      <style:text-properties fo:font-style="normal" officeooo:rsid="010b6d63" style:font-style-asian="normal" style:font-style-complex="normal"/>
    </style:style>
    <style:style style:name="T102" style:family="text">
      <style:text-properties fo:font-style="normal" officeooo:rsid="01c68865" style:font-style-asian="normal" style:font-style-complex="normal"/>
    </style:style>
    <style:style style:name="T103" style:family="text">
      <style:text-properties fo:font-style="normal" officeooo:rsid="0237e496" style:font-style-asian="normal" style:font-style-complex="normal"/>
    </style:style>
    <style:style style:name="T104" style:family="text">
      <style:text-properties fo:font-style="normal" officeooo:rsid="00134f95" style:font-style-asian="normal" style:font-style-complex="normal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085f18" style:font-style-asian="normal" style:font-weight-asian="normal" style:font-style-complex="normal" style:font-weight-complex="normal"/>
    </style:style>
    <style:style style:name="T115" style:family="text">
      <style:text-properties style:font-name="Liberation Serif1" fo:font-weight="normal" officeooo:rsid="00288e6d" style:font-weight-asian="normal" style:font-weight-complex="normal"/>
    </style:style>
    <style:style style:name="T116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117" style:family="text">
      <style:text-properties style:font-name="Liberation Serif1" officeooo:rsid="0118f586"/>
    </style:style>
    <style:style style:name="T118" style:family="text">
      <style:text-properties officeooo:rsid="0032efce"/>
    </style:style>
    <style:style style:name="T119" style:family="text">
      <style:text-properties officeooo:rsid="003849c4"/>
    </style:style>
    <style:style style:name="T120" style:family="text">
      <style:text-properties officeooo:rsid="0039785f"/>
    </style:style>
    <style:style style:name="T121" style:family="text">
      <style:text-properties officeooo:rsid="0043487d"/>
    </style:style>
    <style:style style:name="T122" style:family="text">
      <style:text-properties officeooo:rsid="0043d33a"/>
    </style:style>
    <style:style style:name="T123" style:family="text">
      <style:text-properties officeooo:rsid="004fc5a1"/>
    </style:style>
    <style:style style:name="T124" style:family="text">
      <style:text-properties officeooo:rsid="00517544"/>
    </style:style>
    <style:style style:name="T125" style:family="text">
      <style:text-properties officeooo:rsid="00570f5e"/>
    </style:style>
    <style:style style:name="T126" style:family="text">
      <style:text-properties officeooo:rsid="00589877"/>
    </style:style>
    <style:style style:name="T127" style:family="text">
      <style:text-properties officeooo:rsid="005d7b27"/>
    </style:style>
    <style:style style:name="T128" style:family="text">
      <style:text-properties officeooo:rsid="00618033"/>
    </style:style>
    <style:style style:name="T129" style:family="text">
      <style:text-properties officeooo:rsid="0066c4be"/>
    </style:style>
    <style:style style:name="T130" style:family="text">
      <style:text-properties style:font-name="Jomolhari1" officeooo:rsid="007200c7"/>
    </style:style>
    <style:style style:name="T131" style:family="text">
      <style:text-properties style:font-name="Jomolhari1" officeooo:rsid="008053f5"/>
    </style:style>
    <style:style style:name="T132" style:family="text">
      <style:text-properties style:font-name="Jomolhari1" officeooo:rsid="0032efce"/>
    </style:style>
    <style:style style:name="T133" style:family="text">
      <style:text-properties style:font-name="Jomolhari1" officeooo:rsid="008894f2"/>
    </style:style>
    <style:style style:name="T134" style:family="text">
      <style:text-properties style:font-name="Jomolhari1" officeooo:rsid="0089ccf0"/>
    </style:style>
    <style:style style:name="T135" style:family="text">
      <style:text-properties style:font-name="Jomolhari1" officeooo:rsid="008a6f9a"/>
    </style:style>
    <style:style style:name="T136" style:family="text">
      <style:text-properties style:font-name="Jomolhari1" officeooo:rsid="008e3e08"/>
    </style:style>
    <style:style style:name="T137" style:family="text">
      <style:text-properties style:font-name="Jomolhari1" fo:font-size="13pt" style:font-size-asian="13pt" style:font-size-complex="13pt"/>
    </style:style>
    <style:style style:name="T138" style:family="text">
      <style:text-properties style:font-name="Jomolhari1" fo:font-size="13pt" officeooo:rsid="01338b22" style:font-size-asian="13pt" style:font-size-complex="13pt"/>
    </style:style>
    <style:style style:name="T139" style:family="text">
      <style:text-properties style:font-name="Jomolhari1" officeooo:rsid="010a8fef"/>
    </style:style>
    <style:style style:name="T140" style:family="text">
      <style:text-properties style:font-name="Jomolhari1" officeooo:rsid="010b5b7a"/>
    </style:style>
    <style:style style:name="T141" style:family="text">
      <style:text-properties style:font-name="Jomolhari1" officeooo:rsid="010f638a"/>
    </style:style>
    <style:style style:name="T142" style:family="text">
      <style:text-properties style:font-name="Jomolhari1" officeooo:rsid="008f91cd" style:font-name-asian="FreeMono" style:font-name-complex="FreeMono"/>
    </style:style>
    <style:style style:name="T143" style:family="text">
      <style:text-properties style:font-name="Jomolhari1" officeooo:rsid="00ef08d7" style:font-name-asian="FreeMono" style:font-name-complex="FreeMono"/>
    </style:style>
    <style:style style:name="T144" style:family="text">
      <style:text-properties style:font-name="Jomolhari1" officeooo:rsid="00ef60f6" style:font-name-asian="FreeMono" style:font-name-complex="FreeMono"/>
    </style:style>
    <style:style style:name="T145" style:family="text">
      <style:text-properties style:font-name="Jomolhari1" officeooo:rsid="0093ee39" style:font-name-asian="FreeMono" style:font-name-complex="FreeMono"/>
    </style:style>
    <style:style style:name="T146" style:family="text">
      <style:text-properties style:font-name="Jomolhari1" officeooo:rsid="0092ca38" style:font-name-asian="FreeMono" style:font-name-complex="FreeMono"/>
    </style:style>
    <style:style style:name="T147" style:family="text">
      <style:text-properties style:font-name="Jomolhari1" officeooo:rsid="00efcdf8" style:font-name-asian="FreeMono" style:font-name-complex="FreeMono"/>
    </style:style>
    <style:style style:name="T148" style:family="text">
      <style:text-properties style:font-name="Jomolhari1" officeooo:rsid="018f8d36" style:font-name-asian="FreeMono" style:font-name-complex="FreeMono"/>
    </style:style>
    <style:style style:name="T149" style:family="text">
      <style:text-properties style:font-name="Jomolhari1" officeooo:rsid="0190f242" style:font-name-asian="FreeMono" style:font-name-complex="FreeMono"/>
    </style:style>
    <style:style style:name="T150" style:family="text">
      <style:text-properties style:font-name="Jomolhari1" officeooo:rsid="01a69ee1" style:font-name-asian="FreeMono" style:font-name-complex="FreeMono"/>
    </style:style>
    <style:style style:name="T151" style:family="text">
      <style:text-properties style:font-name="Jomolhari1" officeooo:rsid="01ab3992" style:font-name-asian="FreeMono" style:font-name-complex="FreeMono"/>
    </style:style>
    <style:style style:name="T152" style:family="text">
      <style:text-properties style:font-name="Jomolhari1" officeooo:rsid="01ade907" style:font-name-asian="FreeMono" style:font-name-complex="FreeMono"/>
    </style:style>
    <style:style style:name="T153" style:family="text">
      <style:text-properties style:font-name="Jomolhari1" officeooo:rsid="019cc1c8" style:font-name-asian="FreeMono" style:font-name-complex="FreeMono"/>
    </style:style>
    <style:style style:name="T154" style:family="text">
      <style:text-properties style:font-name="Jomolhari1" fo:font-weight="normal" officeooo:rsid="00fd9f19" style:font-name-asian="FreeMono" style:font-weight-asian="normal" style:font-name-complex="FreeMono" style:font-weight-complex="normal"/>
    </style:style>
    <style:style style:name="T155" style:family="text">
      <style:text-properties style:font-name="Jomolhari1" fo:font-weight="normal" officeooo:rsid="00ff3a72" style:font-name-asian="FreeMono" style:font-weight-asian="normal" style:font-name-complex="FreeMono" style:font-weight-complex="normal"/>
    </style:style>
    <style:style style:name="T156" style:family="text">
      <style:text-properties style:font-name="Jomolhari1" fo:font-weight="normal" officeooo:rsid="00ff3cbe" style:font-name-asian="FreeMono" style:font-weight-asian="normal" style:font-name-complex="FreeMono" style:font-weight-complex="normal"/>
    </style:style>
    <style:style style:name="T157" style:family="text">
      <style:text-properties style:font-name="Jomolhari1" fo:font-weight="normal" officeooo:rsid="010123cb" style:font-name-asian="FreeMono" style:font-weight-asian="normal" style:font-name-complex="FreeMono" style:font-weight-complex="normal"/>
    </style:style>
    <style:style style:name="T158" style:family="text">
      <style:text-properties style:font-name="Jomolhari1" fo:font-style="italic" officeooo:rsid="01ab3992" style:font-name-asian="FreeMono" style:font-style-asian="italic" style:font-name-complex="FreeMono" style:font-style-complex="italic"/>
    </style:style>
    <style:style style:name="T159" style:family="text">
      <style:text-properties style:font-name="Jomolhari1" officeooo:rsid="01bcbfa6"/>
    </style:style>
    <style:style style:name="T160" style:family="text">
      <style:text-properties style:font-name="Jomolhari1" officeooo:rsid="00b804e3"/>
    </style:style>
    <style:style style:name="T161" style:family="text">
      <style:text-properties style:font-name="Jomolhari1" officeooo:rsid="01e98d09"/>
    </style:style>
    <style:style style:name="T162" style:family="text">
      <style:text-properties style:font-name="Jomolhari1" officeooo:rsid="0207d5ad"/>
    </style:style>
    <style:style style:name="T163" style:family="text">
      <style:text-properties style:font-name="Jomolhari1" fo:font-size="16pt" fo:font-weight="bold" officeooo:rsid="0018b72f" style:font-size-asian="16pt" style:font-weight-asian="bold" style:font-size-complex="16pt" style:font-weight-complex="bold"/>
    </style:style>
    <style:style style:name="T164" style:family="text">
      <style:text-properties style:font-name="Jomolhari1" fo:font-size="16pt" fo:font-weight="bold" officeooo:rsid="001810e1" style:font-size-asian="16pt" style:font-weight-asian="bold" style:font-size-complex="16pt" style:font-weight-complex="bold"/>
    </style:style>
    <style:style style:name="T165" style:family="text">
      <style:text-properties style:font-name="Jomolhari1" officeooo:rsid="024a1292"/>
    </style:style>
    <style:style style:name="T166" style:family="text">
      <style:text-properties style:font-name="Jomolhari1" officeooo:rsid="0273f949"/>
    </style:style>
    <style:style style:name="T167" style:family="text">
      <style:text-properties style:font-name="Jomolhari1" officeooo:rsid="02815bec"/>
    </style:style>
    <style:style style:name="T168" style:family="text">
      <style:text-properties style:font-name="Jomolhari1" officeooo:rsid="02d9803e"/>
    </style:style>
    <style:style style:name="T169" style:family="text">
      <style:text-properties style:font-name="Jomolhari1" officeooo:rsid="02dab5a9"/>
    </style:style>
    <style:style style:name="T170" style:family="text">
      <style:text-properties style:font-name="Jomolhari1" officeooo:rsid="02dc892d"/>
    </style:style>
    <style:style style:name="T171" style:family="text">
      <style:text-properties style:font-name="Jomolhari1" officeooo:rsid="02e30cf2"/>
    </style:style>
    <style:style style:name="T172" style:family="text">
      <style:text-properties officeooo:rsid="006b862b"/>
    </style:style>
    <style:style style:name="T173" style:family="text">
      <style:text-properties officeooo:rsid="006e6fee"/>
    </style:style>
    <style:style style:name="T174" style:family="text">
      <style:text-properties fo:color="#000000" style:text-underline-style="none" fo:font-weight="normal" officeooo:rsid="002afd29" style:font-weight-asian="normal" style:font-weight-complex="normal"/>
    </style:style>
    <style:style style:name="T175" style:family="text">
      <style:text-properties fo:color="#000000" style:text-underline-style="none" fo:font-weight="normal" officeooo:rsid="002b32e2" style:font-weight-asian="normal" style:font-weight-complex="normal"/>
    </style:style>
    <style:style style:name="T176" style:family="text">
      <style:text-properties fo:color="#000000" style:text-underline-style="none" fo:font-weight="normal" officeooo:rsid="002cfe84" style:font-weight-asian="normal" style:font-weight-complex="normal"/>
    </style:style>
    <style:style style:name="T177" style:family="text">
      <style:text-properties fo:color="#000000" style:text-underline-style="none" fo:font-weight="normal" officeooo:rsid="010a8fef" style:font-weight-asian="normal" style:font-weight-complex="normal"/>
    </style:style>
    <style:style style:name="T178" style:family="text">
      <style:text-properties fo:color="#000000" style:text-underline-style="none" fo:font-weight="normal" officeooo:rsid="010f638a" style:font-weight-asian="normal" style:font-weight-complex="normal"/>
    </style:style>
    <style:style style:name="T17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8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81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82" style:family="text">
      <style:text-properties fo:color="#000000" style:font-name="Jomolhari1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83" style:family="text">
      <style:text-properties fo:color="#000000" style:font-name="Jomolhari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84" style:family="text">
      <style:text-properties fo:color="#000000" style:font-name="Jomolhari1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85" style:family="text">
      <style:text-properties fo:color="#000000" style:font-name="Jomolhari1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86" style:family="text">
      <style:text-properties fo:color="#000000" style:font-name="Jomolhari1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87" style:family="text">
      <style:text-properties fo:color="#000000" style:font-name="Jomolhari1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88" style:family="text">
      <style:text-properties fo:color="#000000" style:font-name="Jomolhari1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89" style:family="text">
      <style:text-properties fo:color="#000000" style:font-name="Jomolhari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90" style:family="text">
      <style:text-properties fo:color="#000000" style:font-name="Jomolhari1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91" style:family="text">
      <style:text-properties fo:color="#000000" style:font-name="Jomolhari1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92" style:family="text">
      <style:text-properties fo:color="#000000" style:font-name="Jomolhari1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93" style:family="text">
      <style:text-properties fo:color="#000000" style:font-name="Jomolhari1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94" style:family="text">
      <style:text-properties fo:color="#000000" style:font-name="Jomolhari1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95" style:family="text">
      <style:text-properties fo:color="#000000" style:font-name="Jomolhari1" fo:font-size="13pt" style:text-underline-style="none" fo:font-weight="normal" officeooo:rsid="02383cf3" style:font-size-asian="13pt" style:font-weight-asian="normal" style:font-size-complex="13pt" style:font-weight-complex="normal"/>
    </style:style>
    <style:style style:name="T196" style:family="text">
      <style:text-properties fo:color="#000000" style:font-name="Jomolhari1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000000" style:font-name="Jomolhari1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color="#000000" style:font-name="Jomolhari1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99" style:family="text">
      <style:text-properties fo:color="#000000" style:font-name="Jomolhari1" fo:font-weight="normal" officeooo:rsid="01a69ee1" style:font-name-asian="FreeMono" style:font-weight-asian="normal" style:font-name-complex="FreeMono" style:font-weight-complex="normal"/>
    </style:style>
    <style:style style:name="T200" style:family="text">
      <style:text-properties fo:color="#000000" style:font-name="Jomolhari1" fo:font-weight="normal" officeooo:rsid="01aab703" style:font-name-asian="FreeMono" style:font-weight-asian="normal" style:font-name-complex="FreeMono" style:font-weight-complex="normal"/>
    </style:style>
    <style:style style:name="T201" style:family="text">
      <style:text-properties fo:color="#000000" style:font-name="Jomolhari1" fo:font-weight="normal" officeooo:rsid="01a89490" style:font-name-asian="FreeMono" style:font-weight-asian="normal" style:font-name-complex="FreeMono" style:font-weight-complex="normal"/>
    </style:style>
    <style:style style:name="T202" style:family="text">
      <style:text-properties fo:color="#000000" style:font-name="Jomolhari1" officeooo:rsid="0292082f"/>
    </style:style>
    <style:style style:name="T203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204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205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206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207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208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209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210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211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212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213" style:family="text">
      <style:text-properties fo:color="#000000" style:font-name="FreeMono1" officeooo:rsid="018e3118"/>
    </style:style>
    <style:style style:name="T214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215" style:family="text">
      <style:text-properties fo:color="#000000" style:font-name="FreeMono1" officeooo:rsid="0292082f"/>
    </style:style>
    <style:style style:name="T216" style:family="text">
      <style:text-properties fo:color="#000000" style:font-name="Jomolhari2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217" style:family="text">
      <style:text-properties fo:color="#000000" style:font-name="Jomolhari2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218" style:family="text">
      <style:text-properties fo:color="#000000" style:font-name="Jomolhari2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219" style:family="text">
      <style:text-properties fo:color="#000000" style:font-name="Jomolhari2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220" style:family="text">
      <style:text-properties fo:color="#000000" style:font-name="Jomolhari2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221" style:family="text">
      <style:text-properties fo:color="#000000" style:font-name="Jomolhari2" fo:font-size="13pt" style:text-underline-style="none" fo:font-weight="normal" officeooo:rsid="003cf827" style:font-size-asian="13pt" style:font-weight-asian="normal" style:font-size-complex="13pt" style:font-weight-complex="normal"/>
    </style:style>
    <style:style style:name="T222" style:family="text">
      <style:text-properties fo:color="#000000" style:font-name="Jomolhari2" fo:font-size="13pt" style:text-underline-style="none" fo:font-weight="normal" officeooo:rsid="01c3d0d9" style:font-size-asian="13pt" style:font-weight-asian="normal" style:font-size-complex="13pt" style:font-weight-complex="normal"/>
    </style:style>
    <style:style style:name="T223" style:family="text">
      <style:text-properties fo:color="#000000" style:font-name="Jomolhari2" fo:font-size="13pt" style:text-underline-style="none" fo:font-weight="normal" officeooo:rsid="01e4ef85" style:font-size-asian="13pt" style:font-weight-asian="normal" style:font-size-complex="13pt" style:font-weight-complex="normal"/>
    </style:style>
    <style:style style:name="T224" style:family="text">
      <style:text-properties fo:color="#000000" style:font-name="Jomolhari2" fo:font-size="13pt" style:text-underline-style="none" fo:font-weight="normal" officeooo:rsid="01d6180d" style:font-size-asian="13pt" style:font-weight-asian="normal" style:font-size-complex="13pt" style:font-weight-complex="normal"/>
    </style:style>
    <style:style style:name="T225" style:family="text">
      <style:text-properties fo:color="#000000" style:font-name="Jomolhari2" fo:font-size="13pt" style:text-underline-style="none" fo:font-weight="normal" officeooo:rsid="01ec100d" style:font-size-asian="13pt" style:font-weight-asian="normal" style:font-size-complex="13pt" style:font-weight-complex="normal"/>
    </style:style>
    <style:style style:name="T226" style:family="text">
      <style:text-properties fo:color="#000000" style:font-name="Jomolhari2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227" style:family="text">
      <style:text-properties fo:color="#000000" style:font-name="Jomolhari2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228" style:family="text">
      <style:text-properties fo:color="#000000" style:font-name="Jomolhari2" fo:font-size="13pt" style:text-underline-style="none" fo:font-weight="normal" officeooo:rsid="0111ee3c" style:font-size-asian="13pt" style:font-weight-asian="normal" style:font-size-complex="13pt" style:font-weight-complex="normal"/>
    </style:style>
    <style:style style:name="T229" style:family="text">
      <style:text-properties fo:color="#000000" style:font-name="Jomolhari2" fo:font-size="13pt" style:text-underline-style="none" fo:font-weight="normal" officeooo:rsid="014ef548" style:font-size-asian="13pt" style:font-weight-asian="normal" style:font-size-complex="13pt" style:font-weight-complex="normal"/>
    </style:style>
    <style:style style:name="T230" style:family="text">
      <style:text-properties fo:color="#000000" style:font-name="Jomolhari2" fo:font-size="13pt" style:text-underline-style="none" fo:font-weight="normal" officeooo:rsid="02c49bc4" style:font-size-asian="13pt" style:font-weight-asian="normal" style:font-size-complex="13pt" style:font-weight-complex="normal"/>
    </style:style>
    <style:style style:name="T231" style:family="text">
      <style:text-properties fo:color="#000000" style:font-name="Jomolhari2" fo:font-size="13pt" style:text-underline-style="none" fo:font-weight="normal" officeooo:rsid="02c5cc87" style:font-size-asian="13pt" style:font-weight-asian="normal" style:font-size-complex="13pt" style:font-weight-complex="normal"/>
    </style:style>
    <style:style style:name="T232" style:family="text">
      <style:text-properties fo:color="#000000" style:font-name="Jomolhari2" fo:font-size="13pt" fo:font-style="italic" style:text-underline-style="none" fo:font-weight="normal" officeooo:rsid="01c3d0d9" style:font-size-asian="13pt" style:font-style-asian="italic" style:font-weight-asian="normal" style:font-size-complex="13pt" style:font-style-complex="italic" style:font-weight-complex="normal"/>
    </style:style>
    <style:style style:name="T233" style:family="text">
      <style:text-properties fo:color="#000000" style:font-name="Jomolhari2" fo:font-size="13pt" fo:font-style="italic" style:text-underline-style="none" fo:font-weight="normal" officeooo:rsid="01115540" style:font-size-asian="13pt" style:font-style-asian="italic" style:font-weight-asian="normal" style:font-size-complex="13pt" style:font-style-complex="italic" style:font-weight-complex="normal"/>
    </style:style>
    <style:style style:name="T234" style:family="text">
      <style:text-properties fo:color="#000000" style:font-name="Jomolhari2" fo:font-size="13pt" fo:font-style="italic" style:text-underline-style="none" fo:font-weight="normal" officeooo:rsid="014bc689" style:font-size-asian="13pt" style:font-style-asian="italic" style:font-weight-asian="normal" style:font-size-complex="13pt" style:font-style-complex="italic" style:font-weight-complex="normal"/>
    </style:style>
    <style:style style:name="T235" style:family="text">
      <style:text-properties fo:color="#000000" style:font-name="Jomolhari2" fo:font-size="13pt" fo:font-style="italic" style:text-underline-style="none" fo:font-weight="normal" officeooo:rsid="01b9800f" style:font-size-asian="13pt" style:font-style-asian="italic" style:font-weight-asian="normal" style:font-size-complex="13pt" style:font-style-complex="italic" style:font-weight-complex="normal"/>
    </style:style>
    <style:style style:name="T236" style:family="text">
      <style:text-properties fo:color="#000000" style:font-name="Jomolhari2" fo:font-size="13pt" fo:font-style="italic" style:text-underline-style="none" fo:font-weight="normal" officeooo:rsid="0111ee3c" style:font-size-asian="13pt" style:font-style-asian="italic" style:font-weight-asian="normal" style:font-size-complex="13pt" style:font-style-complex="italic" style:font-weight-complex="normal"/>
    </style:style>
    <style:style style:name="T237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238" style:family="text">
      <style:text-properties fo:color="#000000" officeooo:rsid="018e3118"/>
    </style:style>
    <style:style style:name="T239" style:family="text">
      <style:text-properties officeooo:rsid="008fc3c0"/>
    </style:style>
    <style:style style:name="T240" style:family="text">
      <style:text-properties style:font-name="Jomolhari2"/>
    </style:style>
    <style:style style:name="T241" style:family="text">
      <style:text-properties style:font-name="Jomolhari2" officeooo:rsid="005d7b27"/>
    </style:style>
    <style:style style:name="T242" style:family="text">
      <style:text-properties style:font-name="Jomolhari2" officeooo:rsid="00ad103c"/>
    </style:style>
    <style:style style:name="T243" style:family="text">
      <style:text-properties style:font-name="Jomolhari2" officeooo:rsid="00ad6f0a"/>
    </style:style>
    <style:style style:name="T244" style:family="text">
      <style:text-properties style:font-name="Jomolhari2" officeooo:rsid="00b01992"/>
    </style:style>
    <style:style style:name="T245" style:family="text">
      <style:text-properties style:font-name="Jomolhari2" officeooo:rsid="00c7fe8a"/>
    </style:style>
    <style:style style:name="T246" style:family="text">
      <style:text-properties style:font-name="Jomolhari2" officeooo:rsid="00ffdc51"/>
    </style:style>
    <style:style style:name="T247" style:family="text">
      <style:text-properties style:font-name="Jomolhari2" officeooo:rsid="0102d0ef"/>
    </style:style>
    <style:style style:name="T248" style:family="text">
      <style:text-properties style:font-name="Jomolhari2" officeooo:rsid="01041c8a"/>
    </style:style>
    <style:style style:name="T249" style:family="text">
      <style:text-properties style:font-name="Jomolhari2" officeooo:rsid="01044023"/>
    </style:style>
    <style:style style:name="T250" style:family="text">
      <style:text-properties style:font-name="Jomolhari2" officeooo:rsid="01058896"/>
    </style:style>
    <style:style style:name="T251" style:family="text">
      <style:text-properties style:font-name="Jomolhari2" officeooo:rsid="01071934"/>
    </style:style>
    <style:style style:name="T252" style:family="text">
      <style:text-properties style:font-name="Jomolhari2" officeooo:rsid="0107ec6e"/>
    </style:style>
    <style:style style:name="T253" style:family="text">
      <style:text-properties style:font-name="Jomolhari2" officeooo:rsid="0112b87c"/>
    </style:style>
    <style:style style:name="T254" style:family="text">
      <style:text-properties style:font-name="Jomolhari2" officeooo:rsid="0114970b"/>
    </style:style>
    <style:style style:name="T255" style:family="text">
      <style:text-properties style:font-name="Jomolhari2" officeooo:rsid="0118f586"/>
    </style:style>
    <style:style style:name="T256" style:family="text">
      <style:text-properties style:font-name="Jomolhari2" officeooo:rsid="0119a69a"/>
    </style:style>
    <style:style style:name="T257" style:family="text">
      <style:text-properties style:font-name="Jomolhari2" fo:font-style="italic" style:font-style-asian="italic" style:font-style-complex="italic"/>
    </style:style>
    <style:style style:name="T258" style:family="text">
      <style:text-properties style:font-name="Jomolhari2" fo:font-style="italic" officeooo:rsid="00ad103c" style:font-style-asian="italic" style:font-style-complex="italic"/>
    </style:style>
    <style:style style:name="T259" style:family="text">
      <style:text-properties style:font-name="Jomolhari2" fo:font-style="italic" officeooo:rsid="005ed207" style:font-style-asian="italic" style:font-style-complex="italic"/>
    </style:style>
    <style:style style:name="T260" style:family="text">
      <style:text-properties style:font-name="Jomolhari2" fo:font-style="italic" officeooo:rsid="005d7b27" style:font-style-asian="italic" style:font-style-complex="italic"/>
    </style:style>
    <style:style style:name="T261" style:family="text">
      <style:text-properties style:font-name="Jomolhari2" officeooo:rsid="0113a8ba"/>
    </style:style>
    <style:style style:name="T262" style:family="text">
      <style:text-properties style:font-name="Jomolhari2" officeooo:rsid="01c82819"/>
    </style:style>
    <style:style style:name="T263" style:family="text">
      <style:text-properties style:font-name="Jomolhari2" officeooo:rsid="01d03d4d"/>
    </style:style>
    <style:style style:name="T264" style:family="text">
      <style:text-properties style:font-name="Jomolhari2" officeooo:rsid="01d116d7"/>
    </style:style>
    <style:style style:name="T265" style:family="text">
      <style:text-properties style:font-name="Jomolhari2" officeooo:rsid="01d268e8"/>
    </style:style>
    <style:style style:name="T266" style:family="text">
      <style:text-properties style:font-name="Jomolhari2" officeooo:rsid="020dbeae"/>
    </style:style>
    <style:style style:name="T267" style:family="text">
      <style:text-properties style:font-name="Jomolhari2" officeooo:rsid="0217b205"/>
    </style:style>
    <style:style style:name="T268" style:family="text">
      <style:text-properties style:font-name="Jomolhari2" officeooo:rsid="0217c9bd"/>
    </style:style>
    <style:style style:name="T269" style:family="text">
      <style:text-properties style:font-name="Jomolhari2" officeooo:rsid="0238c68e"/>
    </style:style>
    <style:style style:name="T270" style:family="text">
      <style:text-properties style:font-name="Jomolhari2" fo:font-weight="normal" officeooo:rsid="02a23b52" style:font-weight-asian="normal" style:font-weight-complex="normal"/>
    </style:style>
    <style:style style:name="T271" style:family="text">
      <style:text-properties style:font-name="Jomolhari2" fo:font-weight="normal" officeooo:rsid="02a2f724" style:font-weight-asian="normal" style:font-weight-complex="normal"/>
    </style:style>
    <style:style style:name="T272" style:family="text">
      <style:text-properties officeooo:rsid="00ac8f4e"/>
    </style:style>
    <style:style style:name="T273" style:family="text">
      <style:text-properties officeooo:rsid="00b5eef6"/>
    </style:style>
    <style:style style:name="T274" style:family="text">
      <style:text-properties officeooo:rsid="00b7a7f5"/>
    </style:style>
    <style:style style:name="T275" style:family="text">
      <style:text-properties officeooo:rsid="00b804e3"/>
    </style:style>
    <style:style style:name="T276" style:family="text">
      <style:text-properties officeooo:rsid="00b9656e"/>
    </style:style>
    <style:style style:name="T277" style:family="text">
      <style:text-properties officeooo:rsid="00bf6866"/>
    </style:style>
    <style:style style:name="T278" style:family="text">
      <style:text-properties officeooo:rsid="00c4efc1"/>
    </style:style>
    <style:style style:name="T279" style:family="text">
      <style:text-properties officeooo:rsid="00cb20f3"/>
    </style:style>
    <style:style style:name="T280" style:family="text">
      <style:text-properties officeooo:rsid="00da85ba"/>
    </style:style>
    <style:style style:name="T281" style:family="text">
      <style:text-properties officeooo:rsid="00dbd3c2"/>
    </style:style>
    <style:style style:name="T282" style:family="text">
      <style:text-properties officeooo:rsid="00eeb3a3"/>
    </style:style>
    <style:style style:name="T283" style:family="text">
      <style:text-properties officeooo:rsid="00ef818c"/>
    </style:style>
    <style:style style:name="T284" style:family="text">
      <style:text-properties officeooo:rsid="00f02d5b"/>
    </style:style>
    <style:style style:name="T285" style:family="text">
      <style:text-properties officeooo:rsid="00f517aa"/>
    </style:style>
    <style:style style:name="T286" style:family="text">
      <style:text-properties officeooo:rsid="00f8380e"/>
    </style:style>
    <style:style style:name="T287" style:family="text">
      <style:text-properties officeooo:rsid="010a8fef"/>
    </style:style>
    <style:style style:name="T288" style:family="text">
      <style:text-properties officeooo:rsid="010b5b7a"/>
    </style:style>
    <style:style style:name="T289" style:family="text">
      <style:text-properties officeooo:rsid="010b6d63"/>
    </style:style>
    <style:style style:name="T290" style:family="text">
      <style:text-properties officeooo:rsid="010d4ed6"/>
    </style:style>
    <style:style style:name="T291" style:family="text">
      <style:text-properties officeooo:rsid="010f638a"/>
    </style:style>
    <style:style style:name="T292" style:family="text">
      <style:text-properties officeooo:rsid="01115540"/>
    </style:style>
    <style:style style:name="T293" style:family="text">
      <style:text-properties officeooo:rsid="0111ee3c"/>
    </style:style>
    <style:style style:name="T294" style:family="text">
      <style:text-properties officeooo:rsid="0113a8ba"/>
    </style:style>
    <style:style style:name="T295" style:family="text">
      <style:text-properties officeooo:rsid="0114d6d9"/>
    </style:style>
    <style:style style:name="T296" style:family="text">
      <style:text-properties officeooo:rsid="0152bf3e"/>
    </style:style>
    <style:style style:name="T297" style:family="text">
      <style:text-properties officeooo:rsid="0154bda5"/>
    </style:style>
    <style:style style:name="T298" style:family="text">
      <style:text-properties officeooo:rsid="01572228"/>
    </style:style>
    <style:style style:name="T299" style:family="text">
      <style:text-properties officeooo:rsid="015a3351"/>
    </style:style>
    <style:style style:name="T300" style:family="text">
      <style:text-properties officeooo:rsid="015d43f1"/>
    </style:style>
    <style:style style:name="T301" style:family="text">
      <style:text-properties officeooo:rsid="01655df9"/>
    </style:style>
    <style:style style:name="T302" style:family="text">
      <style:text-properties officeooo:rsid="01714a0f"/>
    </style:style>
    <style:style style:name="T303" style:family="text">
      <style:text-properties officeooo:rsid="01747c8e"/>
    </style:style>
    <style:style style:name="T304" style:family="text">
      <style:text-properties officeooo:rsid="017788d2"/>
    </style:style>
    <style:style style:name="T305" style:family="text">
      <style:text-properties officeooo:rsid="0178a90e"/>
    </style:style>
    <style:style style:name="T306" style:family="text">
      <style:text-properties officeooo:rsid="017a5fd3"/>
    </style:style>
    <style:style style:name="T307" style:family="text">
      <style:text-properties officeooo:rsid="017b9caf"/>
    </style:style>
    <style:style style:name="T308" style:family="text">
      <style:text-properties officeooo:rsid="017e7627"/>
    </style:style>
    <style:style style:name="T309" style:family="text">
      <style:text-properties officeooo:rsid="0180d354"/>
    </style:style>
    <style:style style:name="T310" style:family="text">
      <style:text-properties officeooo:rsid="01829185"/>
    </style:style>
    <style:style style:name="T311" style:family="text">
      <style:text-properties officeooo:rsid="0182dbda"/>
    </style:style>
    <style:style style:name="T312" style:family="text">
      <style:text-properties officeooo:rsid="0184d9ba"/>
    </style:style>
    <style:style style:name="T313" style:family="text">
      <style:text-properties officeooo:rsid="01859010"/>
    </style:style>
    <style:style style:name="T314" style:family="text">
      <style:text-properties officeooo:rsid="018749b1"/>
    </style:style>
    <style:style style:name="T315" style:family="text">
      <style:text-properties officeooo:rsid="018877fe"/>
    </style:style>
    <style:style style:name="T316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317" style:family="text">
      <style:text-properties style:font-name-asian="FreeMono" style:font-name-complex="FreeMono"/>
    </style:style>
    <style:style style:name="T318" style:family="text">
      <style:text-properties officeooo:rsid="0092ca38" style:font-name-asian="FreeMono" style:font-name-complex="FreeMono"/>
    </style:style>
    <style:style style:name="T319" style:family="text">
      <style:text-properties officeooo:rsid="011231bb" style:font-name-asian="FreeMono" style:font-name-complex="FreeMono"/>
    </style:style>
    <style:style style:name="T320" style:family="text">
      <style:text-properties officeooo:rsid="00f2a4c6" style:font-name-asian="FreeMono" style:font-name-complex="FreeMono"/>
    </style:style>
    <style:style style:name="T321" style:family="text">
      <style:text-properties officeooo:rsid="01972683" style:font-name-asian="FreeMono" style:font-name-complex="FreeMono"/>
    </style:style>
    <style:style style:name="T322" style:family="text">
      <style:text-properties officeooo:rsid="019b6abc" style:font-name-asian="FreeMono" style:font-name-complex="FreeMono"/>
    </style:style>
    <style:style style:name="T323" style:family="text">
      <style:text-properties officeooo:rsid="019cc1c8" style:font-name-asian="FreeMono" style:font-name-complex="FreeMono"/>
    </style:style>
    <style:style style:name="T324" style:family="text">
      <style:text-properties officeooo:rsid="03868f74" style:font-name-asian="FreeMono" style:font-name-complex="FreeMono"/>
    </style:style>
    <style:style style:name="T325" style:family="text">
      <style:text-properties officeooo:rsid="02b4c4a3" style:font-name-asian="FreeMono" style:font-name-complex="FreeMono"/>
    </style:style>
    <style:style style:name="T326" style:family="text">
      <style:text-properties officeooo:rsid="0180f0ec"/>
    </style:style>
    <style:style style:name="T327" style:family="text">
      <style:text-properties officeooo:rsid="0189c187"/>
    </style:style>
    <style:style style:name="T328" style:family="text">
      <style:text-properties officeooo:rsid="01859472"/>
    </style:style>
    <style:style style:name="T329" style:family="text">
      <style:text-properties officeooo:rsid="018b1505"/>
    </style:style>
    <style:style style:name="T330" style:family="text">
      <style:text-properties officeooo:rsid="019f853b"/>
    </style:style>
    <style:style style:name="T331" style:family="text">
      <style:text-properties officeooo:rsid="01bcbfa6"/>
    </style:style>
    <style:style style:name="T332" style:family="text">
      <style:text-properties officeooo:rsid="01bdf059"/>
    </style:style>
    <style:style style:name="T333" style:family="text">
      <style:text-properties officeooo:rsid="01bfcc7a"/>
    </style:style>
    <style:style style:name="T334" style:family="text">
      <style:text-properties officeooo:rsid="01c3d0d9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officeooo:rsid="00f517aa" style:font-weight-asian="bold" style:font-weight-complex="bold"/>
    </style:style>
    <style:style style:name="T337" style:family="text">
      <style:text-properties fo:font-weight="bold" officeooo:rsid="01c9b2cb" style:font-weight-asian="bold" style:font-weight-complex="bold"/>
    </style:style>
    <style:style style:name="T338" style:family="text">
      <style:text-properties fo:font-weight="bold" officeooo:rsid="02383cf3" style:font-weight-asian="bold" style:font-weight-complex="bold"/>
    </style:style>
    <style:style style:name="T339" style:family="text">
      <style:text-properties fo:font-weight="bold" officeooo:rsid="000b4a52" style:font-weight-asian="bold" style:font-weight-complex="bold"/>
    </style:style>
    <style:style style:name="T340" style:family="text">
      <style:text-properties fo:font-weight="bold" officeooo:rsid="000bc66b" style:font-weight-asian="bold" style:font-weight-complex="bold"/>
    </style:style>
    <style:style style:name="T341" style:family="text">
      <style:text-properties fo:font-weight="bold" officeooo:rsid="0024dc63" style:font-weight-asian="bold" style:font-weight-complex="bold"/>
    </style:style>
    <style:style style:name="T342" style:family="text">
      <style:text-properties fo:font-weight="bold" officeooo:rsid="0273f949" style:font-weight-asian="bold" style:font-weight-complex="bold"/>
    </style:style>
    <style:style style:name="T343" style:family="text">
      <style:text-properties fo:font-weight="bold" officeooo:rsid="02b69ccc" style:font-weight-asian="bold" style:font-weight-complex="bold"/>
    </style:style>
    <style:style style:name="T344" style:family="text">
      <style:text-properties fo:font-weight="bold" officeooo:rsid="0309dfa5" style:font-weight-asian="bold" style:font-weight-complex="bold"/>
    </style:style>
    <style:style style:name="T345" style:family="text">
      <style:text-properties fo:font-weight="bold" officeooo:rsid="0308550f" style:font-weight-asian="bold" style:font-weight-complex="bold"/>
    </style:style>
    <style:style style:name="T346" style:family="text">
      <style:text-properties fo:font-weight="bold" officeooo:rsid="030b92eb" style:font-weight-asian="bold" style:font-weight-complex="bold"/>
    </style:style>
    <style:style style:name="T347" style:family="text">
      <style:text-properties fo:font-weight="bold" officeooo:rsid="03073cf6" style:font-weight-asian="bold" style:font-weight-complex="bold"/>
    </style:style>
    <style:style style:name="T348" style:family="text">
      <style:text-properties fo:font-weight="bold" officeooo:rsid="027b5250" style:font-weight-asian="bold" style:font-weight-complex="bold"/>
    </style:style>
    <style:style style:name="T349" style:family="text">
      <style:text-properties fo:font-weight="bold" officeooo:rsid="027ba23a" style:font-weight-asian="bold" style:font-weight-complex="bold"/>
    </style:style>
    <style:style style:name="T350" style:family="text">
      <style:text-properties fo:font-weight="bold" officeooo:rsid="0318de6e" style:font-weight-asian="bold" style:font-weight-complex="bold"/>
    </style:style>
    <style:style style:name="T351" style:family="text">
      <style:text-properties fo:font-weight="bold" officeooo:rsid="031901a1" style:font-weight-asian="bold" style:font-weight-complex="bold"/>
    </style:style>
    <style:style style:name="T352" style:family="text">
      <style:text-properties fo:font-weight="bold" officeooo:rsid="031b496d" style:font-weight-asian="bold" style:font-weight-complex="bold"/>
    </style:style>
    <style:style style:name="T353" style:family="text">
      <style:text-properties officeooo:rsid="01c82819"/>
    </style:style>
    <style:style style:name="T354" style:family="text">
      <style:text-properties officeooo:rsid="01c9b2cb"/>
    </style:style>
    <style:style style:name="T355" style:family="text">
      <style:text-properties officeooo:rsid="01cb609a"/>
    </style:style>
    <style:style style:name="T356" style:family="text">
      <style:text-properties officeooo:rsid="01ce545d"/>
    </style:style>
    <style:style style:name="T357" style:family="text">
      <style:text-properties officeooo:rsid="01d03d4d"/>
    </style:style>
    <style:style style:name="T358" style:family="text">
      <style:text-properties officeooo:rsid="01d36fac"/>
    </style:style>
    <style:style style:name="T359" style:family="text">
      <style:text-properties officeooo:rsid="01d6180d"/>
    </style:style>
    <style:style style:name="T360" style:family="text">
      <style:text-properties fo:color="#0000ff"/>
    </style:style>
    <style:style style:name="T361" style:family="text">
      <style:text-properties fo:color="#0000ff" style:font-name="Jomolhari2" officeooo:rsid="01d116d7"/>
    </style:style>
    <style:style style:name="T362" style:family="text">
      <style:text-properties fo:color="#0000ff" style:font-name="Jomolhari2" officeooo:rsid="01fc1624"/>
    </style:style>
    <style:style style:name="T363" style:family="text">
      <style:text-properties fo:color="#0000ff" style:font-name="Jomolhari2" officeooo:rsid="020dbeae"/>
    </style:style>
    <style:style style:name="T364" style:family="text">
      <style:text-properties fo:color="#0000ff" style:font-name="Jomolhari2" officeooo:rsid="0217c9bd"/>
    </style:style>
    <style:style style:name="T365" style:family="text">
      <style:text-properties fo:color="#0000ff" style:font-name="Jomolhari2" officeooo:rsid="021a03e5"/>
    </style:style>
    <style:style style:name="T366" style:family="text">
      <style:text-properties fo:color="#0000ff" style:font-name="Jomolhari2" fo:font-size="13pt" fo:font-style="normal" style:text-underline-style="none" fo:font-weight="normal" officeooo:rsid="01c3d0d9" style:font-size-asian="13pt" style:font-style-asian="normal" style:font-weight-asian="normal" style:font-size-complex="13pt" style:font-style-complex="normal" style:font-weight-complex="normal"/>
    </style:style>
    <style:style style:name="T367" style:family="text">
      <style:text-properties fo:color="#0000ff" style:font-name="Jomolhari2" fo:font-size="13pt" style:text-underline-style="none" fo:font-weight="normal" officeooo:rsid="01c3d0d9" style:font-size-asian="13pt" style:font-weight-asian="normal" style:font-size-complex="13pt" style:font-weight-complex="normal"/>
    </style:style>
    <style:style style:name="T368" style:family="text">
      <style:text-properties fo:color="#0000ff" style:font-name="Jomolhari2" fo:font-size="13pt" style:text-underline-style="none" fo:font-weight="normal" officeooo:rsid="01e6aa53" style:font-size-asian="13pt" style:font-weight-asian="normal" style:font-size-complex="13pt" style:font-weight-complex="normal"/>
    </style:style>
    <style:style style:name="T369" style:family="text">
      <style:text-properties fo:color="#0000ff" officeooo:rsid="01e6aa53"/>
    </style:style>
    <style:style style:name="T370" style:family="text">
      <style:text-properties fo:color="#0000ff" officeooo:rsid="01e98d09"/>
    </style:style>
    <style:style style:name="T371" style:family="text">
      <style:text-properties fo:color="#0000ff" style:font-name="Jomolhari1" officeooo:rsid="01ec100d"/>
    </style:style>
    <style:style style:name="T372" style:family="text">
      <style:text-properties fo:color="#0000ff" style:font-name="Jomolhari1" officeooo:rsid="01ed59fc"/>
    </style:style>
    <style:style style:name="T373" style:family="text">
      <style:text-properties fo:color="#0000ff" style:font-name="Jomolhari1" officeooo:rsid="01ee3d41"/>
    </style:style>
    <style:style style:name="T374" style:family="text">
      <style:text-properties fo:color="#0000ff" style:font-name="Jomolhari1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375" style:family="text">
      <style:text-properties fo:color="#0000ff" style:font-name="Jomolhari1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376" style:family="text">
      <style:text-properties fo:color="#0000ff" style:font-name="Jomolhari1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77" style:family="text">
      <style:text-properties fo:color="#0000ff" officeooo:rsid="01f19e93"/>
    </style:style>
    <style:style style:name="T378" style:family="text">
      <style:text-properties fo:color="#0000ff" officeooo:rsid="01c82819"/>
    </style:style>
    <style:style style:name="T379" style:family="text">
      <style:text-properties fo:color="#0000ff" officeooo:rsid="01f7ee1f"/>
    </style:style>
    <style:style style:name="T380" style:family="text">
      <style:text-properties fo:color="#0000ff" officeooo:rsid="01fc1624"/>
    </style:style>
    <style:style style:name="T381" style:family="text">
      <style:text-properties fo:color="#0000ff" officeooo:rsid="02027c83"/>
    </style:style>
    <style:style style:name="T382" style:family="text">
      <style:text-properties fo:color="#0000ff" officeooo:rsid="0205350b"/>
    </style:style>
    <style:style style:name="T383" style:family="text">
      <style:text-properties fo:color="#0000ff" officeooo:rsid="01c9b2cb"/>
    </style:style>
    <style:style style:name="T384" style:family="text">
      <style:text-properties fo:color="#0000ff" style:font-name="FreeMono1" officeooo:rsid="01d116d7"/>
    </style:style>
    <style:style style:name="T385" style:family="text">
      <style:text-properties fo:color="#0000ff" officeooo:rsid="02292c35"/>
    </style:style>
    <style:style style:name="T386" style:family="text">
      <style:text-properties fo:color="#0000ff" officeooo:rsid="024bb0ad"/>
    </style:style>
    <style:style style:name="T387" style:family="text">
      <style:text-properties fo:color="#0000ff" officeooo:rsid="02b69ccc"/>
    </style:style>
    <style:style style:name="T388" style:family="text">
      <style:text-properties fo:color="#0000ff" fo:font-weight="bold" style:font-weight-asian="bold" style:font-weight-complex="bold"/>
    </style:style>
    <style:style style:name="T389" style:family="text">
      <style:text-properties fo:color="#0000ff" officeooo:rsid="02fb4d7d"/>
    </style:style>
    <style:style style:name="T390" style:family="text">
      <style:text-properties fo:color="#0000ff" officeooo:rsid="02fc30ac"/>
    </style:style>
    <style:style style:name="T391" style:family="text">
      <style:text-properties fo:color="#0000ff" officeooo:rsid="0315d6c2"/>
    </style:style>
    <style:style style:name="T392" style:family="text">
      <style:text-properties fo:color="#0000ff" officeooo:rsid="030d3389"/>
    </style:style>
    <style:style style:name="T393" style:family="text">
      <style:text-properties fo:color="#0000ff" officeooo:rsid="031c0397"/>
    </style:style>
    <style:style style:name="T394" style:family="text">
      <style:text-properties fo:color="#0000ff" officeooo:rsid="031c6cc4"/>
    </style:style>
    <style:style style:name="T395" style:family="text">
      <style:text-properties fo:color="#0000ff" officeooo:rsid="031b496d"/>
    </style:style>
    <style:style style:name="T396" style:family="text">
      <style:text-properties fo:color="#0000ff" officeooo:rsid="0323fd14"/>
    </style:style>
    <style:style style:name="T397" style:family="text">
      <style:text-properties officeooo:rsid="01da9c2d"/>
    </style:style>
    <style:style style:name="T398" style:family="text">
      <style:text-properties officeooo:rsid="01e1ba05"/>
    </style:style>
    <style:style style:name="T399" style:family="text">
      <style:text-properties officeooo:rsid="01e4ef85"/>
    </style:style>
    <style:style style:name="T400" style:family="text">
      <style:text-properties officeooo:rsid="01e86530"/>
    </style:style>
    <style:style style:name="T401" style:family="text">
      <style:text-properties officeooo:rsid="01e9443a"/>
    </style:style>
    <style:style style:name="T402" style:family="text">
      <style:text-properties officeooo:rsid="01e98d09"/>
    </style:style>
    <style:style style:name="T403" style:family="text">
      <style:text-properties officeooo:rsid="01f19e93"/>
    </style:style>
    <style:style style:name="T404" style:family="text">
      <style:text-properties officeooo:rsid="01f32ef1"/>
    </style:style>
    <style:style style:name="T405" style:family="text">
      <style:text-properties officeooo:rsid="01f7675e"/>
    </style:style>
    <style:style style:name="T406" style:family="text">
      <style:text-properties officeooo:rsid="01f7ee1f"/>
    </style:style>
    <style:style style:name="T407" style:family="text">
      <style:text-properties officeooo:rsid="01fc1624"/>
    </style:style>
    <style:style style:name="T408" style:family="text">
      <style:text-properties officeooo:rsid="0200b089"/>
    </style:style>
    <style:style style:name="T409" style:family="text">
      <style:text-properties officeooo:rsid="02043da2"/>
    </style:style>
    <style:style style:name="T410" style:family="text">
      <style:text-properties officeooo:rsid="0207d5ad"/>
    </style:style>
    <style:style style:name="T411" style:family="text">
      <style:text-properties officeooo:rsid="021a7ca9"/>
    </style:style>
    <style:style style:name="T412" style:family="text">
      <style:text-properties officeooo:rsid="021b3fa5"/>
    </style:style>
    <style:style style:name="T413" style:family="text">
      <style:text-properties officeooo:rsid="021d76ae"/>
    </style:style>
    <style:style style:name="T414" style:family="text">
      <style:text-properties officeooo:rsid="021f80b8"/>
    </style:style>
    <style:style style:name="T415" style:family="text">
      <style:text-properties officeooo:rsid="02215ebe"/>
    </style:style>
    <style:style style:name="T416" style:family="text">
      <style:text-properties officeooo:rsid="0222ec0b"/>
    </style:style>
    <style:style style:name="T417" style:family="text">
      <style:text-properties officeooo:rsid="0223bc40"/>
    </style:style>
    <style:style style:name="T418" style:family="text">
      <style:text-properties officeooo:rsid="0225272a"/>
    </style:style>
    <style:style style:name="T419" style:family="text">
      <style:text-properties officeooo:rsid="02252ec7"/>
    </style:style>
    <style:style style:name="T420" style:family="text">
      <style:text-properties officeooo:rsid="0226f52a"/>
    </style:style>
    <style:style style:name="T421" style:family="text">
      <style:text-properties officeooo:rsid="02292c35"/>
    </style:style>
    <style:style style:name="T422" style:family="text">
      <style:text-properties officeooo:rsid="022a1d34"/>
    </style:style>
    <style:style style:name="T423" style:family="text">
      <style:text-properties style:use-window-font-color="true" officeooo:rsid="022b5fec"/>
    </style:style>
    <style:style style:name="T424" style:family="text">
      <style:text-properties style:use-window-font-color="true" officeooo:rsid="022b8250"/>
    </style:style>
    <style:style style:name="T425" style:family="text">
      <style:text-properties style:use-window-font-color="true" style:font-name="Jomolhari1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426" style:family="text">
      <style:text-properties style:use-window-font-color="true" style:font-name="Jomolhari1" fo:font-size="13pt" style:text-underline-style="none" fo:font-weight="normal" officeooo:rsid="022b5fec" style:font-size-asian="13pt" style:font-weight-asian="normal" style:font-size-complex="13pt" style:font-weight-complex="normal"/>
    </style:style>
    <style:style style:name="T427" style:family="text">
      <style:text-properties style:use-window-font-color="true" officeooo:rsid="022f5e14"/>
    </style:style>
    <style:style style:name="T428" style:family="text">
      <style:text-properties style:use-window-font-color="true" officeooo:rsid="02baf564"/>
    </style:style>
    <style:style style:name="T429" style:family="text">
      <style:text-properties style:use-window-font-color="true" officeooo:rsid="0315d6c2"/>
    </style:style>
    <style:style style:name="T430" style:family="text">
      <style:text-properties style:use-window-font-color="true" officeooo:rsid="0309dfa5"/>
    </style:style>
    <style:style style:name="T431" style:family="text">
      <style:text-properties officeooo:rsid="02345b5f"/>
    </style:style>
    <style:style style:name="T432" style:family="text">
      <style:text-properties officeooo:rsid="02383cf3"/>
    </style:style>
    <style:style style:name="T433" style:family="text">
      <style:text-properties officeooo:rsid="0238c68e"/>
    </style:style>
    <style:style style:name="T434" style:family="text">
      <style:text-properties officeooo:rsid="023abdfa"/>
    </style:style>
    <style:style style:name="T435" style:family="text">
      <style:text-properties officeooo:rsid="023f3c6f"/>
    </style:style>
    <style:style style:name="T436" style:family="text">
      <style:text-properties officeooo:rsid="0244c57e"/>
    </style:style>
    <style:style style:name="T437" style:family="text">
      <style:text-properties officeooo:rsid="024c8e6a"/>
    </style:style>
    <style:style style:name="T438" style:family="text">
      <style:text-properties officeooo:rsid="02738b74"/>
    </style:style>
    <style:style style:name="T439" style:family="text">
      <style:text-properties officeooo:rsid="0273f949"/>
    </style:style>
    <style:style style:name="T440" style:family="text">
      <style:text-properties officeooo:rsid="02750d1d"/>
    </style:style>
    <style:style style:name="T441" style:family="text">
      <style:text-properties officeooo:rsid="0276af84"/>
    </style:style>
    <style:style style:name="T442" style:family="text">
      <style:text-properties officeooo:rsid="0277d5ee"/>
    </style:style>
    <style:style style:name="T443" style:family="text">
      <style:text-properties officeooo:rsid="0279ccfa"/>
    </style:style>
    <style:style style:name="T444" style:family="text">
      <style:text-properties officeooo:rsid="027b5250"/>
    </style:style>
    <style:style style:name="T445" style:family="text">
      <style:text-properties officeooo:rsid="027ba23a"/>
    </style:style>
    <style:style style:name="T446" style:family="text">
      <style:text-properties officeooo:rsid="028117db"/>
    </style:style>
    <style:style style:name="T447" style:family="text">
      <style:text-properties officeooo:rsid="028358cb"/>
    </style:style>
    <style:style style:name="T448" style:family="text">
      <style:text-properties officeooo:rsid="0283c7ef"/>
    </style:style>
    <style:style style:name="T449" style:family="text">
      <style:text-properties officeooo:rsid="028b4e0b"/>
    </style:style>
    <style:style style:name="T450" style:family="text">
      <style:text-properties officeooo:rsid="028c503d"/>
    </style:style>
    <style:style style:name="T451" style:family="text">
      <style:text-properties officeooo:rsid="02906776"/>
    </style:style>
    <style:style style:name="T452" style:family="text">
      <style:text-properties officeooo:rsid="0291199e"/>
    </style:style>
    <style:style style:name="T453" style:family="text">
      <style:text-properties officeooo:rsid="02974dcc"/>
    </style:style>
    <style:style style:name="T454" style:family="text">
      <style:text-properties officeooo:rsid="0298b0ae"/>
    </style:style>
    <style:style style:name="T455" style:family="text">
      <style:text-properties officeooo:rsid="029ae6af"/>
    </style:style>
    <style:style style:name="T456" style:family="text">
      <style:text-properties officeooo:rsid="003c243e"/>
    </style:style>
    <style:style style:name="T457" style:family="text">
      <style:text-properties officeooo:rsid="003ff622"/>
    </style:style>
    <style:style style:name="T458" style:family="text">
      <style:text-properties officeooo:rsid="0001b64e"/>
    </style:style>
    <style:style style:name="T459" style:family="text">
      <style:text-properties officeooo:rsid="000660fc"/>
    </style:style>
    <style:style style:name="T460" style:family="text">
      <style:text-properties officeooo:rsid="003d2716"/>
    </style:style>
    <style:style style:name="T461" style:family="text">
      <style:text-properties officeooo:rsid="001c9c80"/>
    </style:style>
    <style:style style:name="T462" style:family="text">
      <style:text-properties officeooo:rsid="0002a85b"/>
    </style:style>
    <style:style style:name="T463" style:family="text">
      <style:text-properties officeooo:rsid="003f2751"/>
    </style:style>
    <style:style style:name="T464" style:family="text">
      <style:text-properties officeooo:rsid="01078525"/>
    </style:style>
    <style:style style:name="T465" style:family="text">
      <style:text-properties officeooo:rsid="001d344d"/>
    </style:style>
    <style:style style:name="T466" style:family="text">
      <style:text-properties officeooo:rsid="0020dff3"/>
    </style:style>
    <style:style style:name="T467" style:family="text">
      <style:text-properties officeooo:rsid="00491b39"/>
    </style:style>
    <style:style style:name="T468" style:family="text">
      <style:text-properties officeooo:rsid="004796a7"/>
    </style:style>
    <style:style style:name="T469" style:family="text">
      <style:text-properties officeooo:rsid="004112f0"/>
    </style:style>
    <style:style style:name="T470" style:family="text">
      <style:text-properties officeooo:rsid="00076215"/>
    </style:style>
    <style:style style:name="T471" style:family="text">
      <style:text-properties officeooo:rsid="003e0aed"/>
    </style:style>
    <style:style style:name="T472" style:family="text">
      <style:text-properties officeooo:rsid="004b169d"/>
    </style:style>
    <style:style style:name="T473" style:family="text">
      <style:text-properties officeooo:rsid="010de23e"/>
    </style:style>
    <style:style style:name="T474" style:family="text">
      <style:text-properties officeooo:rsid="002d2939"/>
    </style:style>
    <style:style style:name="T475" style:family="text">
      <style:text-properties officeooo:rsid="01085f18"/>
    </style:style>
    <style:style style:name="T476" style:family="text">
      <style:text-properties officeooo:rsid="000b4a52"/>
    </style:style>
    <style:style style:name="T477" style:family="text">
      <style:text-properties officeooo:rsid="000bc66b"/>
    </style:style>
    <style:style style:name="T478" style:family="text">
      <style:text-properties officeooo:rsid="0014e471"/>
    </style:style>
    <style:style style:name="T479" style:family="text">
      <style:text-properties officeooo:rsid="0017e3a9"/>
    </style:style>
    <style:style style:name="T480" style:family="text">
      <style:text-properties officeooo:rsid="00f33c84"/>
    </style:style>
    <style:style style:name="T481" style:family="text">
      <style:text-properties officeooo:rsid="00162c88"/>
    </style:style>
    <style:style style:name="T482" style:family="text">
      <style:text-properties officeooo:rsid="003faa43"/>
    </style:style>
    <style:style style:name="T483" style:family="text">
      <style:text-properties officeooo:rsid="0024dc63"/>
    </style:style>
    <style:style style:name="T484" style:family="text">
      <style:text-properties officeooo:rsid="002b8270"/>
    </style:style>
    <style:style style:name="T485" style:family="text">
      <style:text-properties officeooo:rsid="00523644"/>
    </style:style>
    <style:style style:name="T486" style:family="text">
      <style:text-properties officeooo:rsid="005429dd"/>
    </style:style>
    <style:style style:name="T487" style:family="text">
      <style:text-properties officeooo:rsid="000febc9"/>
    </style:style>
    <style:style style:name="T488" style:family="text">
      <style:text-properties officeooo:rsid="00134f95"/>
    </style:style>
    <style:style style:name="T489" style:family="text">
      <style:text-properties officeooo:rsid="001149c0"/>
    </style:style>
    <style:style style:name="T490" style:family="text">
      <style:text-properties officeooo:rsid="00581630"/>
    </style:style>
    <style:style style:name="T491" style:family="text">
      <style:text-properties officeooo:rsid="005b9c9d"/>
    </style:style>
    <style:style style:name="T492" style:family="text">
      <style:text-properties officeooo:rsid="005de737"/>
    </style:style>
    <style:style style:name="T493" style:family="text">
      <style:text-properties officeooo:rsid="005d06f9"/>
    </style:style>
    <style:style style:name="T494" style:family="text">
      <style:text-properties officeooo:rsid="0071376a"/>
    </style:style>
    <style:style style:name="T495" style:family="text">
      <style:text-properties officeooo:rsid="005567e8"/>
    </style:style>
    <style:style style:name="T496" style:family="text">
      <style:text-properties officeooo:rsid="00a12a21"/>
    </style:style>
    <style:style style:name="T497" style:family="text">
      <style:text-properties officeooo:rsid="007787df"/>
    </style:style>
    <style:style style:name="T498" style:family="text">
      <style:text-properties officeooo:rsid="001975b5"/>
    </style:style>
    <style:style style:name="T499" style:family="text">
      <style:text-properties officeooo:rsid="010c8dec"/>
    </style:style>
    <style:style style:name="T500" style:family="text">
      <style:text-properties officeooo:rsid="000784e0"/>
    </style:style>
    <style:style style:name="T501" style:family="text">
      <style:text-properties officeooo:rsid="0030efb7"/>
    </style:style>
    <style:style style:name="T502" style:family="text">
      <style:text-properties officeooo:rsid="0031ab87"/>
    </style:style>
    <style:style style:name="T503" style:family="text">
      <style:text-properties officeooo:rsid="0032d1ca"/>
    </style:style>
    <style:style style:name="T504" style:family="text">
      <style:text-properties officeooo:rsid="00099f11"/>
    </style:style>
    <style:style style:name="T505" style:family="text">
      <style:text-properties officeooo:rsid="000a8a25"/>
    </style:style>
    <style:style style:name="T506" style:family="text">
      <style:text-properties officeooo:rsid="000e1783"/>
    </style:style>
    <style:style style:name="T507" style:family="text">
      <style:text-properties officeooo:rsid="00225ae5"/>
    </style:style>
    <style:style style:name="T508" style:family="text">
      <style:text-properties officeooo:rsid="0009a1d4"/>
    </style:style>
    <style:style style:name="T509" style:family="text">
      <style:text-properties officeooo:rsid="029bf435"/>
    </style:style>
    <style:style style:name="T510" style:family="text">
      <style:text-properties officeooo:rsid="02aea783"/>
    </style:style>
    <style:style style:name="T511" style:family="text">
      <style:text-properties officeooo:rsid="02b52e49"/>
    </style:style>
    <style:style style:name="T512" style:family="text">
      <style:text-properties officeooo:rsid="02b69ccc"/>
    </style:style>
    <style:style style:name="T513" style:family="text">
      <style:text-properties officeooo:rsid="02baf564"/>
    </style:style>
    <style:style style:name="T514" style:family="text">
      <style:text-properties officeooo:rsid="02baf627"/>
    </style:style>
    <style:style style:name="T515" style:family="text">
      <style:text-properties officeooo:rsid="02bef118"/>
    </style:style>
    <style:style style:name="T516" style:family="text">
      <style:text-properties style:text-underline-style="none" fo:font-weight="normal" officeooo:rsid="001ff759" style:font-weight-asian="normal" style:font-weight-complex="normal"/>
    </style:style>
    <style:style style:name="T517" style:family="text">
      <style:text-properties style:text-underline-style="none" fo:font-weight="normal" officeooo:rsid="00217b28" style:font-weight-asian="normal" style:font-weight-complex="normal"/>
    </style:style>
    <style:style style:name="T518" style:family="text">
      <style:text-properties fo:color="#000080" style:font-name="Jomolhari2" fo:font-size="13pt" fo:font-style="normal" style:text-underline-style="none" fo:font-weight="normal" officeooo:rsid="02c5cc87" style:font-size-asian="13pt" style:font-style-asian="normal" style:font-weight-asian="normal" style:font-size-complex="13pt" style:font-style-complex="normal" style:font-weight-complex="normal"/>
    </style:style>
    <style:style style:name="T519" style:family="text">
      <style:text-properties fo:color="#000080" officeooo:rsid="02ca5cb6" fo:background-color="transparent"/>
    </style:style>
    <style:style style:name="T520" style:family="text">
      <style:text-properties style:font-name="FreeMono" officeooo:rsid="022b8250"/>
    </style:style>
    <style:style style:name="T521" style:family="text">
      <style:text-properties style:font-name="FreeMono" officeooo:rsid="017788d2"/>
    </style:style>
    <style:style style:name="T522" style:family="text">
      <style:text-properties style:font-name="FreeMono" officeooo:rsid="022d5693"/>
    </style:style>
    <style:style style:name="T523" style:family="text">
      <style:text-properties style:font-name="FreeMono1"/>
    </style:style>
    <style:style style:name="T524" style:family="text">
      <style:text-properties style:font-name="FreeMono1" officeooo:rsid="02d3f3f5"/>
    </style:style>
    <style:style style:name="T525" style:family="text">
      <style:text-properties style:font-name="FreeMono1" officeooo:rsid="0244c57e"/>
    </style:style>
    <style:style style:name="T526" style:family="text">
      <style:text-properties style:font-name="FreeMono1" officeooo:rsid="02d5622b"/>
    </style:style>
    <style:style style:name="T527" style:family="text">
      <style:text-properties style:font-name="FreeMono1" officeooo:rsid="02e30cf2"/>
    </style:style>
    <style:style style:name="T528" style:family="text">
      <style:text-properties style:font-name="FreeMono1" officeooo:rsid="0273f949"/>
    </style:style>
    <style:style style:name="T529" style:family="text">
      <style:text-properties style:font-name="Jomolhari1"/>
    </style:style>
    <style:style style:name="T530" style:family="text">
      <style:text-properties style:font-name="Jomolhari1" officeooo:rsid="02d3f3f5"/>
    </style:style>
    <style:style style:name="T531" style:family="text">
      <style:text-properties style:font-name="Jomolhari1" officeooo:rsid="0244c57e"/>
    </style:style>
    <style:style style:name="T532" style:family="text">
      <style:text-properties style:font-name="Jomolhari1" officeooo:rsid="02d5622b"/>
    </style:style>
    <style:style style:name="T533" style:family="text">
      <style:text-properties officeooo:rsid="02d5622b"/>
    </style:style>
    <style:style style:name="T534" style:family="text">
      <style:text-properties officeooo:rsid="02d6a8b0"/>
    </style:style>
    <style:style style:name="T535" style:family="text">
      <style:text-properties officeooo:rsid="02e161a2"/>
    </style:style>
    <style:style style:name="T536" style:family="text">
      <style:text-properties officeooo:rsid="02edeecb"/>
    </style:style>
    <style:style style:name="T537" style:family="text">
      <style:text-properties officeooo:rsid="02f1158b"/>
    </style:style>
    <style:style style:name="T538" style:family="text">
      <style:text-properties officeooo:rsid="0301ee65"/>
    </style:style>
    <style:style style:name="T539" style:family="text">
      <style:text-properties officeooo:rsid="0303674d"/>
    </style:style>
    <style:style style:name="T540" style:family="text">
      <style:text-properties officeooo:rsid="03073cf6"/>
    </style:style>
    <style:style style:name="T541" style:family="text">
      <style:text-properties officeooo:rsid="0308550f"/>
    </style:style>
    <style:style style:name="T542" style:family="text">
      <style:text-properties officeooo:rsid="03093d53"/>
    </style:style>
    <style:style style:name="T543" style:family="text">
      <style:text-properties officeooo:rsid="0309dfa5"/>
    </style:style>
    <style:style style:name="T544" style:family="text">
      <style:text-properties officeooo:rsid="030d3389"/>
    </style:style>
    <style:style style:name="T545" style:family="text">
      <style:text-properties officeooo:rsid="0311407d"/>
    </style:style>
    <style:style style:name="T546" style:family="text">
      <style:text-properties officeooo:rsid="0312167d"/>
    </style:style>
    <style:style style:name="T547" style:family="text">
      <style:text-properties officeooo:rsid="03133963"/>
    </style:style>
    <style:style style:name="T548" style:family="text">
      <style:text-properties officeooo:rsid="0315d6c2"/>
    </style:style>
    <style:style style:name="T549" style:family="text">
      <style:text-properties officeooo:rsid="02b8d7b9"/>
    </style:style>
    <style:style style:name="T550" style:family="text">
      <style:text-properties officeooo:rsid="031b496d"/>
    </style:style>
    <style:style style:name="T551" style:family="text">
      <style:text-properties officeooo:rsid="03246ef8"/>
    </style:style>
    <style:style style:name="T552" style:family="text">
      <style:text-properties officeooo:rsid="03262294"/>
    </style:style>
    <style:style style:name="T553" style:family="text">
      <style:text-properties officeooo:rsid="03271ae0"/>
    </style:style>
    <style:style style:name="T554" style:family="text">
      <style:text-properties officeooo:rsid="032852b2"/>
    </style:style>
    <style:style style:name="T555" style:family="text">
      <style:text-properties officeooo:rsid="0328b9eb"/>
    </style:style>
    <style:style style:name="T556" style:family="text">
      <style:text-properties officeooo:rsid="03294ffe"/>
    </style:style>
    <style:style style:name="T557" style:family="text">
      <style:text-properties officeooo:rsid="032b4f0b"/>
    </style:style>
    <style:style style:name="T558" style:family="text">
      <style:text-properties officeooo:rsid="032d1ea7"/>
    </style:style>
    <style:style style:name="T559" style:family="text">
      <style:text-properties officeooo:rsid="032f19c7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63">1<text:tab/></text:span><text:span text:style-name="T164">Introduction to YACC</text:span></text:p>
      <text:p text:style-name="P1"/>
      <text:p text:style-name="P185"><text:span text:style-name="T55">YACC (Yet Another Compiler Compiler) is a tool used to generate a parser. </text:span><text:span text:style-name="T56">This document is a tutorial for the use of YACC to generate a parser for SIL. </text:span><text:span text:style-name="T57">YACC </text:span><text:span text:style-name="T58">translates </text:span><text:span text:style-name="T68">a given</text:span><text:span text:style-name="T58"> </text:span><text:a xlink:type="simple" xlink:href="http://en.wikipedia.org/wiki/Context-free_grammar"><text:span text:style-name="T516">Context Free Grammar (CFG)</text:span></text:a><text:span text:style-name="T58"> specifications </text:span><text:span text:style-name="T59">(input in </text:span><text:span text:style-name="T116">input_file.y</text:span><text:span text:style-name="T59">) </text:span><text:span text:style-name="T58">into a C implementation </text:span><text:span text:style-name="T62">(</text:span><text:span text:style-name="T115">y.tab.c</text:span><text:span text:style-name="T62">) </text:span><text:span text:style-name="T58">of a corresponding </text:span><text:a xlink:type="simple" xlink:href="http://en.wikipedia.org/wiki/Pushdown_automaton"><text:span text:style-name="T517">push down automaton</text:span></text:a><text:span text:style-name="T68"> </text:span><text:span text:style-name="T63">(</text:span><text:span text:style-name="T60">i.e., a finite state machine with a stack</text:span><text:span text:style-name="T63">).</text:span><text:span text:style-name="T55"> </text:span><text:span text:style-name="T61">This C program when compiled, yields an executable parser.</text:span></text:p>
      <text:p text:style-name="P184"/>
      <text:p text:style-name="P39"><draw:custom-shape text:anchor-type="paragraph" draw:z-index="0" draw:style-name="gr1" draw:text-style-name="P244" svg:width="1.3335in" svg:height="0.6878in" svg:x="3.8398in" svg:y="0.0917in"><text:p text:style-name="P244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<draw:custom-shape text:anchor-type="paragraph" draw:z-index="3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6.75in" svg:y="0.0756in"><draw:text-box><text:p>y.tab.c</text:p></draw:text-box></draw:frame><draw:frame text:anchor-type="paragraph" draw:z-index="14" draw:style-name="gr4" svg:width="0.8961in" svg:height="0.1925in" svg:x="1.6311in" svg:y="0.0756in"><draw:text-box><text:p>input_file.y</text:p></draw:text-box></draw:frame></text:p>
      <text:p text:style-name="P39"/>
      <text:p text:style-name="P39"><text:tab/></text:p>
      <text:p text:style-name="P38"><draw:custom-shape text:anchor-type="paragraph" draw:z-index="1" draw:style-name="gr1" svg:width="1.3335in" svg:height="0.6878in" svg:x="3.8398in" svg:y="0.1425in"><text:p text:style-name="P244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<draw:custom-shape text:anchor-type="paragraph" draw:z-index="4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6.75in" svg:y="0.0756in"><draw:text-box><text:p>a.out</text:p></draw:text-box></draw:frame><draw:frame text:anchor-type="paragraph" draw:z-index="13" draw:style-name="gr3" svg:width="0.8961in" svg:height="0.2189in" svg:x="1.6311in" svg:y="0.0756in"><draw:text-box><text:p>y.tab.c</text:p></draw:text-box></draw:frame></text:p>
      <text:p text:style-name="P39"/>
      <text:p text:style-name="P40"/>
      <text:p text:style-name="P41"><draw:custom-shape text:anchor-type="paragraph" draw:z-index="2" draw:style-name="gr1" svg:width="1.3335in" svg:height="0.6878in" svg:x="3.8398in" svg:y="0.1043in"><text:p text:style-name="P244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2"><draw:custom-shape text:anchor-type="paragraph" draw:z-index="5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6.75in" svg:y="0.0756in"><draw:text-box><text:p>Output</text:p></draw:text-box></draw:frame><draw:frame text:anchor-type="paragraph" draw:z-index="12" draw:style-name="gr3" svg:width="0.8961in" svg:height="0.2189in" svg:x="1.6311in" svg:y="0.0756in"><draw:text-box><text:p>Input</text:p></draw:text-box></draw:frame></text:p>
      <text:p text:style-name="P42"/>
      <text:p text:style-name="P33"/>
      <text:p text:style-name="P143"><text:span text:style-name="T174">The source SIL program is fed as the input to the generated parser (</text:span><text:span text:style-name="T179">a.out</text:span><text:span text:style-name="T174">). <text:s/></text:span><text:span text:style-name="T178">The parser </text:span><text:span text:style-name="T175">checks </text:span><text:span text:style-name="T177">whether</text:span><text:span text:style-name="T175"> the program </text:span><text:span text:style-name="T178">satisfies </text:span><text:span text:style-name="T175">the </text:span><text:span text:style-name="T178">syntax </text:span><text:span text:style-name="T176">specification </text:span><text:span text:style-name="T178">given </text:span><text:span text:style-name="T176">in the </text:span><text:span text:style-name="T180">input_file.y</text:span><text:span text:style-name="T176"> file. </text:span></text:p>
      <text:p text:style-name="P19"/>
      <text:p text:style-name="P9"><text:span text:style-name="T119"><text:tab/>A parser is </text:span><text:span text:style-name="T120">a </text:span><text:span text:style-name="T119">program that </text:span><text:span text:style-name="T99">checks whether its </text:span><text:span text:style-name="T119">input </text:span><text:span text:style-name="T287">(viewed as a stre</text:span><text:span text:style-name="T291">a</text:span><text:span text:style-name="T287">m of tokens) meets</text:span><text:span text:style-name="T119"> a </text:span><text:span text:style-name="T287">given </text:span><text:span text:style-name="T119">grammar </text:span><text:soft-page-break/><text:span text:style-name="T125">specification</text:span><text:span text:style-name="T119">. </text:span><text:span text:style-name="T118"><text:s/></text:span><text:span text:style-name="T132">The syntax of </text:span><text:span text:style-name="T133">SIL</text:span><text:span text:style-name="T132"> can be specified <text:s/></text:span><text:span text:style-name="T134">using</text:span><text:span text:style-name="T131"> </text:span><text:span text:style-name="T139">a </text:span><text:span text:style-name="T135">Context Free Grammar.</text:span><text:span text:style-name="T134"> </text:span><text:span text:style-name="T139">As mentioned earlier, </text:span><text:span text:style-name="T136">YACC </text:span><text:span text:style-name="T139">takes this sp</text:span><text:span text:style-name="T141">e</text:span><text:span text:style-name="T139">cification and generates a parser for SIL. <text:s/></text:span></text:p>
      <text:p text:style-name="P15"/>
      <text:p text:style-name="P173"><text:span text:style-name="T226"><text:s text:c="9"/>Recall that a </text:span><text:span text:style-name="T233">context free grammar</text:span><text:span text:style-name="T227"> is defined by a four tuple (</text:span><text:span text:style-name="T226">N</text:span><text:span text:style-name="T227">,T,P,S) - <text:s/>a set </text:span><text:span text:style-name="T226">N</text:span><text:span text:style-name="T227"> of </text:span><text:span text:style-name="T234">non-terminals</text:span><text:span text:style-name="T227">, a set T of </text:span><text:span text:style-name="T233">t</text:span><text:span text:style-name="T235">erminals</text:span><text:span text:style-name="T233"> </text:span><text:span text:style-name="T227">(</text:span><text:span text:style-name="T226">in our project, these are the tokens returned by the lexical analyzer and hence we may refer to them as </text:span><text:span text:style-name="T235">tokens</text:span><text:span text:style-name="T226"> occasionally</text:span><text:span text:style-name="T227">), <text:s/>set P of </text:span><text:span text:style-name="T233">productions</text:span><text:span text:style-name="T227"> and a </text:span><text:span text:style-name="T233">start </text:span><text:span text:style-name="T236">variable</text:span><text:span text:style-name="T227"> <text:s/>S. </text:span><text:span text:style-name="T228">Each production consists of a </text:span><text:span text:style-name="T226">non-terminal</text:span><text:span text:style-name="T228"> on the left side (</text:span><text:span text:style-name="T236">head</text:span><text:span text:style-name="T228"> part) and a sequence of tokens and </text:span><text:span text:style-name="T226">non-terminals</text:span><text:span text:style-name="T228"> (of zero or more length) on the right side (</text:span><text:span text:style-name="T236">body</text:span><text:span text:style-name="T228"> part). For more about context free grammars </text:span><text:span text:style-name="T229">refer t</text:span><text:span text:style-name="T230">o this </text:span><text:a xlink:type="simple" xlink:href="http://en.wikipedia.org/wiki/Pushdown_automaton"><text:span text:style-name="T518">wiki</text:span></text:a><text:span text:style-name="T231">.</text:span><text:span text:style-name="T230"> </text:span></text:p>
      <text:p text:style-name="P26"/>
      <text:p text:style-name="P172"><text:span text:style-name="T221">Example: <text:s/></text:span><text:span text:style-name="T222">This </text:span><text:a xlink:type="simple" xlink:href="http://en.wikipedia.org/wiki/Context-free_grammar"><text:span text:style-name="T366">example</text:span></text:a><text:span text:style-name="T367"> </text:span><text:span text:style-name="T368">[Link to eg_1n2post_no-att.y]</text:span><text:span text:style-name="T222"> is an</text:span><text:span text:style-name="T221"> </text:span><text:span text:style-name="T222"><text:s/>Infix to Postfix converter </text:span><text:span text:style-name="T223">implemented using</text:span><text:span text:style-name="T222"> YACC. <text:s/>The </text:span><text:span text:style-name="T232">rules part</text:span><text:span text:style-name="T222"> of th</text:span><text:span text:style-name="T224">e</text:span><text:span text:style-name="T222"> </text:span><text:span text:style-name="T223">YACC program</text:span><text:span text:style-name="T222"> </text:span><text:span text:style-name="T225">has been shown below</text:span><text:span text:style-name="T222">: <text:s/></text:span></text:p>
      <text:p text:style-name="P16"/>
      <text:p text:style-name="P54"><text:span text:style-name="T301">start: expr '\n'<text:tab/>{</text:span><text:span text:style-name="T302">exit(1);</text:span><text:span text:style-name="T301">} </text:span></text:p>
      <text:p text:style-name="P57"><text:tab/>; </text:p>
      <text:p text:style-name="P57"/>
      <text:p text:style-name="P57">expr: <text:s/>expr '+' expr<text:tab/>{printf("+ ");} </text:p>
      <text:p text:style-name="P57"><text:tab/>| expr '*' expr<text:tab/>{printf("* ");} </text:p>
      <text:p text:style-name="P57"><text:tab/>| '(' expr ')'<text:tab/> </text:p>
      <text:p text:style-name="P57"><text:tab/>| DIGIT<text:tab/><text:tab/>{printf("NUM%<text:span text:style-name="T400">d</text:span> ",<text:span text:style-name="T400">pos</text:span>);} </text:p>
      <text:p text:style-name="P57"><text:tab/>; </text:p>
      <text:p text:style-name="P57"/>
      <text:p text:style-name="P106"/>
      <text:p text:style-name="P103">In this example, the set of non-terminals N = {<text:span text:style-name="T31">start</text:span><text:span text:style-name="T1">, </text:span><text:span text:style-name="T31">expr</text:span>}, the set of terminals </text:p>
      <text:p text:style-name="P103">T = {<text:span text:style-name="T31">'\n',</text:span><text:span text:style-name="T359"> </text:span><text:span text:style-name="T1">'</text:span><text:span text:style-name="T31">+', <text:s/>'*', '(', ')' , DIGIT</text:span><text:span text:style-name="T359"> </text:span>} and the start symbol S = <text:span text:style-name="T35">start</text:span>. <text:s/></text:p>
      <text:p text:style-name="P105"/>
      <text:p text:style-name="P17">Sample Input/Output :</text:p>
      <text:p text:style-name="P17"/>
      <text:p text:style-name="P43"><text:soft-page-break/><text:span text:style-name="T121">I:<text:tab/></text:span><text:span text:style-name="T398">1</text:span><text:span text:style-name="T397">+5</text:span></text:p>
      <text:p text:style-name="P43"><text:span text:style-name="T121">O:<text:tab/></text:span><text:span text:style-name="T397">NUM</text:span><text:span text:style-name="T401">1</text:span><text:span text:style-name="T397"> NUM</text:span><text:span text:style-name="T401">2</text:span><text:span text:style-name="T397"> +</text:span></text:p>
      <text:p text:style-name="P46"><text:s/></text:p>
      <text:p text:style-name="P104">When the input 1+5 is given to the <text:span text:style-name="T402">parser (object file)</text:span> generated by YACC <text:span text:style-name="T370">[Link to yacc_run_inst.txt]</text:span><text:span text:style-name="T402"> </text:span>, <text:span text:style-name="T402">the parser prints a </text:span><text:span text:style-name="T88">postfix form</text:span><text:span text:style-name="T402"> of the original expression </text:span><text:span text:style-name="T45">1+5</text:span><text:span text:style-name="T402"> as <text:s/></text:span><text:span text:style-name="T45">NUM1 NUM2 +</text:span><text:span text:style-name="T402"> where, </text:span><text:span text:style-name="T45">NUM1</text:span><text:span text:style-name="T402"> represents the first number in the input expression i.e. </text:span><text:span text:style-name="T45">1</text:span><text:span text:style-name="T402"> and</text:span><text:span text:style-name="T45"> NUM2 </text:span><text:span text:style-name="T161">represents the second number in the input expression i.e. </text:span><text:span text:style-name="T45">5</text:span><text:span text:style-name="T402">.</text:span></text:p>
      <text:p text:style-name="P104"><text:span text:style-name="T402"><text:s/></text:span><text:s/></text:p>
      <text:p text:style-name="P47">I:<text:tab/><text:span text:style-name="T402">3+(1*9)+5</text:span></text:p>
      <text:p text:style-name="P45"><text:span text:style-name="T122">O:<text:tab/></text:span><text:span text:style-name="T402">NUM1 NUM2 NUM3 * NUM4 + +</text:span></text:p>
      <text:p text:style-name="P62"/>
      <text:p text:style-name="P44"><text:span text:style-name="T123">I:<text:tab/></text:span><text:span text:style-name="T123">5</text:span><text:span text:style-name="T124">$</text:span></text:p>
      <text:p text:style-name="P48">O:<text:tab/><text:span text:style-name="T399">NUM</text:span><text:span text:style-name="T401">1</text:span> error</text:p>
      <text:p text:style-name="P18"><text:tab/></text:p>
      <text:p text:style-name="P10"><text:span text:style-name="T126">This example demonstrates the specification of </text:span><text:span text:style-name="T80">rule</text:span><text:span text:style-name="T81">s</text:span><text:span text:style-name="T126"> in YACC. </text:span><text:span text:style-name="T127"><text:s/></text:span><text:span text:style-name="T128">In this example there are </text:span><text:span text:style-name="T359">five</text:span><text:span text:style-name="T288"> rules</text:span><text:span text:style-name="T128">. <text:s/></text:span><text:span text:style-name="T288">Each</text:span><text:span text:style-name="T172"> rule</text:span><text:span text:style-name="T129"> </text:span><text:span text:style-name="T288">has </text:span><text:span text:style-name="T334">a</text:span><text:span text:style-name="T288"> </text:span><text:span text:style-name="T82">product</text:span><text:span text:style-name="T83">i</text:span><text:span text:style-name="T82">on part</text:span><text:span text:style-name="T288"> and an </text:span><text:span text:style-name="T82">action part</text:span><text:span text:style-name="T288">. <text:s/>The action </text:span><text:span text:style-name="T288">part consists of C statements enclosed within </text:span><text:span text:style-name="T290">a </text:span><text:span text:style-name="T11">{</text:span><text:span text:style-name="T288"> </text:span><text:span text:style-name="T290">and</text:span><text:span text:style-name="T288"> </text:span><text:span text:style-name="T11">}</text:span><text:span text:style-name="T288">. Each production part has a </text:span><text:span text:style-name="T82">head</text:span><text:span text:style-name="T288"> and a </text:span><text:span text:style-name="T82">body</text:span><text:span text:style-name="T288"> sep</text:span><text:span text:style-name="T291">a</text:span><text:span text:style-name="T288">rated by </text:span><text:span text:style-name="T295">a </text:span><text:span text:style-name="T31">'</text:span><text:span text:style-name="T11">:</text:span><text:span text:style-name="T31">'</text:span><text:span text:style-name="T288">. For example, the first rule above has </text:span><text:span text:style-name="T173">production </text:span><text:span text:style-name="T288">part with </text:span><text:span text:style-name="T32">start</text:span><text:span text:style-name="T288"> as the head and </text:span><text:span text:style-name="T32">expr '\n'</text:span><text:span text:style-name="T288"> as the body. <text:s/>The action part for the </text:span><text:span text:style-name="T289">r</text:span><text:span text:style-name="T288">ule is <text:s/></text:span><text:span text:style-name="T34">{</text:span><text:span text:style-name="T33">exit(1);</text:span><text:span text:style-name="T34">}</text:span><text:span text:style-name="T288">. <text:s/></text:span></text:p>
      <text:p text:style-name="P36"/>
      <text:p text:style-name="P11"><text:span text:style-name="T100">The parser reads the input sequentially and tries to find a pattern match with the body part of each production. <text:s/>When </text:span><text:span text:style-name="T101">it </text:span><text:span text:style-name="T100">finds a matching production, </text:span><text:span text:style-name="T100">the action part of the corresponding rule is executed.</text:span><text:span text:style-name="T101"> <text:s/></text:span><text:span text:style-name="T102">The process is repeated till the end of the input.</text:span></text:p>
      <text:p text:style-name="P37"/>
      <text:p text:style-name="P171"><text:span text:style-name="T216">In the above example, when the input </text:span><text:span text:style-name="T212">1</text:span><text:span text:style-name="T209">+5</text:span><text:span text:style-name="T216"> is given to the parser, it attempts to match </text:span><text:span text:style-name="T219">the input</text:span><text:span text:style-name="T216"> with the body of the production of the first rule. </text:span><text:span text:style-name="T218">W</text:span><text:span text:style-name="T217">hen the input has been parsed completely </text:span><text:span text:style-name="T220">and correctly matched with the start production </text:span><text:span text:style-name="T210">start: expr '\n'</text:span><text:span text:style-name="T220"> the</text:span><text:span text:style-name="T217"> </text:span><text:span text:style-name="T220">parser</text:span><text:span text:style-name="T217"> executes the action <text:s/></text:span><text:span text:style-name="T211">exit(1);.</text:span><text:span text:style-name="T12"> </text:span><text:span text:style-name="T138">The statements</text:span><text:span text:style-name="T13"> </text:span><text:span text:style-name="T206">printf("</text:span><text:span text:style-name="T207">NUM </text:span><text:span text:style-name="T206">");</text:span><text:span text:style-name="T205"> </text:span><text:span text:style-name="T189">and</text:span><text:span text:style-name="T204"> </text:span><text:span text:style-name="T206">printf("+ ");</text:span><text:span text:style-name="T205"> </text:span><text:span text:style-name="T190">are executed as result of the input being matched with the </text:span><text:span text:style-name="T191">production</text:span><text:span text:style-name="T192">s </text:span><text:span text:style-name="T191"><text:s/></text:span><text:span text:style-name="T208">expr: DIGIT</text:span><text:span text:style-name="T191"> <text:s/></text:span><text:span text:style-name="T192">and </text:span><text:soft-page-break/><text:span text:style-name="T206">expr: <text:s/>expr '+' expr</text:span><text:span text:style-name="T192"> respectively. </text:span></text:p>
      <text:p text:style-name="P125"/>
      <text:p text:style-name="P11"><text:span text:style-name="T100">If the parser fails to find any matching body part, </text:span><text:span text:style-name="T103">it invokes a special yyerror() function. <text:s/>In our example, the yyerror() function is programmed to print the message </text:span><text:span text:style-name="T100"><text:s/></text:span><text:span text:style-name="T130">“</text:span><text:span text:style-name="T2">error</text:span><text:span text:style-name="T130">”</text:span><text:span text:style-name="T140">. </text:span><text:span text:style-name="T371">[Link to yyerror() of eg_</text:span><text:span text:style-name="T372">i</text:span><text:span text:style-name="T371">n2pos</text:span><text:span text:style-name="T373">t</text:span><text:span text:style-name="T371">_no-att.y]</text:span></text:p>
      <text:p text:style-name="P127"/>
      <text:p text:style-name="P126">2<text:tab/>The structure of YACC programs</text:p>
      <text:p text:style-name="P126"/>
      <text:p text:style-name="P13">A <text:span text:style-name="T290">YACC</text:span> program consists of three sections: Declarations, Rules and Auxiliary functions. <text:span text:style-name="T377">[</text:span><text:span text:style-name="T378">Link </text:span><text:span text:style-name="T369">to </text:span><text:span text:style-name="T377">structure.y]</text:span><text:span text:style-name="T403"> </text:span><text:span text:style-name="T290">(Note the similarity with the structure of LEX programs).</text:span><text:span text:style-name="T353"> <text:s/></text:span></text:p>
      <text:p text:style-name="P12"/>
      <text:p text:style-name="P12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4"/>
      <text:p text:style-name="P118"/>
      <text:p text:style-name="P118"/>
      <text:p text:style-name="P118"/>
      <text:p text:style-name="P118"/>
      <text:p text:style-name="P118">2.1<text:tab/>Declarations</text:p>
      <text:p text:style-name="P118"/>
      <text:p text:style-name="P79"><text:span text:style-name="T239">The Declarations section consists of two parts, </text:span><text:span text:style-name="T98">C declarations <text:s/>and YACC Declarations</text:span><text:span text:style-name="T239">.</text:span></text:p>
      <text:p text:style-name="P80"/>
      <text:p text:style-name="P170"><text:span text:style-name="T183">The C Declarations are delimited by </text:span><text:span text:style-name="T203">%{</text:span><text:span text:style-name="T183"> and </text:span><text:span text:style-name="T203">%}.</text:span><text:span text:style-name="T183"> This part consists of all the declarations required for the C code </text:span><text:span text:style-name="T194">you write</text:span><text:span text:style-name="T183"> in the </text:span><text:span text:style-name="T196">Actions</text:span><text:span text:style-name="T183"> section and the</text:span><text:span text:style-name="T182"> </text:span><text:span text:style-name="T196">Auxiliary functions</text:span><text:span text:style-name="T183"> section. </text:span><text:span text:style-name="T195">YACC copies t</text:span><text:span text:style-name="T183">he contents of this section <text:s/>into </text:span><text:span text:style-name="T184">the generated</text:span><text:span text:style-name="T183"> </text:span><text:span text:style-name="T181">y.tab.c </text:span><text:span text:style-name="T137">file</text:span><text:span text:style-name="T181"> </text:span><text:span text:style-name="T183">without any modification</text:span><text:span text:style-name="T181">. </text:span><text:span text:style-name="T183"><text:s/></text:span></text:p>
      <text:p text:style-name="P81"><text:soft-page-break/></text:p>
      <text:p text:style-name="P100">The following <text:span text:style-name="T404">example </text:span>shows an abstract outline of the structure of <text:span text:style-name="T405">the declarations part of a</text:span> YACC program: <text:s/></text:p>
      <text:p text:style-name="P49"/>
      <text:p text:style-name="P65">/* Beginning of Declarations part */ </text:p>
      <text:p text:style-name="P65"/>
      <text:p text:style-name="P65">%{ <text:s text:c="5"/>/* Beginning of C declarations */ </text:p>
      <text:p text:style-name="P65"/>
      <text:p text:style-name="P65"/>
      <text:p text:style-name="P65">%} <text:s text:c="5"/>/* End of C declarations */ </text:p>
      <text:p text:style-name="P65"/>
      <text:p text:style-name="P65"><text:tab/>/* Beginning of YACC declarations <text:s/>*/ </text:p>
      <text:p text:style-name="P66"/>
      <text:p text:style-name="P67"><text:tab/></text:p>
      <text:p text:style-name="P68"><text:tab/>/* End of YACC declarations */ </text:p>
      <text:p text:style-name="P68"><text:tab/> </text:p>
      <text:p text:style-name="P68">/* End of Declarations Part */ </text:p>
      <text:p text:style-name="P109"/>
      <text:p text:style-name="P161"><text:span text:style-name="T185">The YACC </text:span><text:span text:style-name="T188">d</text:span><text:span text:style-name="T185">eclarations </text:span><text:span text:style-name="T188">part </text:span><text:span text:style-name="T185">co</text:span><text:span text:style-name="T194">mprises</text:span><text:span text:style-name="T185"> of declarations of </text:span><text:span text:style-name="T197">tokens</text:span><text:span text:style-name="T185"> </text:span><text:span text:style-name="T193">(usually returned by the </text:span><text:span text:style-name="T374">lexical analyzer </text:span><text:span text:style-name="T375">[Link to LEX document] </text:span><text:span text:style-name="T237">)</text:span><text:span text:style-name="T187">. </text:span><text:span text:style-name="T193">The parser reads the tokens by invoking the function </text:span><text:span text:style-name="T198">yylex() </text:span><text:span text:style-name="T186">(To be discussed in detail later). </text:span></text:p>
      <text:p text:style-name="P102"/>
      <text:p text:style-name="P119">2.2<text:tab/>Rules</text:p>
      <text:p text:style-name="P49"/>
      <text:p text:style-name="P84"><text:span text:style-name="T241">A rule in a YACC program comprises of two parts (i) the </text:span><text:span text:style-name="T259">production</text:span><text:span text:style-name="T260"> part</text:span><text:span text:style-name="T241"> and (ii) the </text:span><text:span text:style-name="T260">action part</text:span><text:span text:style-name="T241">. <text:s/></text:span><text:span text:style-name="T262">In this project, t</text:span><text:span text:style-name="T242">he syntax of SIL </text:span><text:span text:style-name="T262">programming language will be</text:span><text:span text:style-name="T242"> specified in the form of </text:span><text:span text:style-name="T261">a context free grammar.</text:span><text:span text:style-name="T242"> </text:span><text:span text:style-name="T245">A</text:span><text:span text:style-name="T243"> </text:span><text:span text:style-name="T244">rule in YACC</text:span><text:span text:style-name="T243"> is of the form:</text:span></text:p>
      <text:p text:style-name="P51"/>
      <text:p text:style-name="P51">production_head<text:tab/>:<text:tab/>production_body<text:tab/>{<text:span text:style-name="T294">a</text:span>ction in C } ;</text:p>
      <text:p text:style-name="P22"/>
      <text:p text:style-name="P101">The following <text:span text:style-name="T404">example </text:span>shows an abstract outline of the structure of <text:span text:style-name="T405">the </text:span><text:span text:style-name="T406">rules</text:span><text:span text:style-name="T405"> part of a</text:span> YACC program:</text:p>
      <text:p text:style-name="P68"/>
      <text:p text:style-name="P68"><text:soft-page-break/></text:p>
      <text:p text:style-name="P68">%%<text:tab/> </text:p>
      <text:p text:style-name="P68"/>
      <text:p text:style-name="P68">/* Rules Section begins here */ </text:p>
      <text:p text:style-name="P68"/>
      <text:p text:style-name="P68"/>
      <text:p text:style-name="P68">/* Rules Section ends here */ </text:p>
      <text:p text:style-name="P68"/>
      <text:p text:style-name="P68">%% <text:tab/> </text:p>
      <text:p text:style-name="P24">The rules in our example can be found <text:span text:style-name="T360">here </text:span><text:span text:style-name="T379">[Link to Rules section in eg_in2post_no-att.y] </text:span></text:p>
      <text:p text:style-name="P22"/>
      <text:p text:style-name="P120">2.2.1<text:tab/>Productions</text:p>
      <text:p text:style-name="P82"/>
      <text:p text:style-name="P28"><text:span text:style-name="T240">Each production consists of a production </text:span><text:span text:style-name="T257">head</text:span><text:span text:style-name="T240"> and a production </text:span><text:span text:style-name="T257">body</text:span><text:span text:style-name="T240">. </text:span><text:span text:style-name="T407">Consider a production from our </text:span><text:span text:style-name="T380">example [Link to productions of eg_in2post_no-att.y]</text:span><text:span text:style-name="T407">:</text:span></text:p>
      <text:p text:style-name="P29"/>
      <text:p text:style-name="P50"><text:span text:style-name="T272">expr<text:tab/>:<text:tab/>expr </text:span><text:span text:style-name="T407">'+'</text:span><text:span text:style-name="T272"> expr</text:span></text:p>
      <text:p text:style-name="P52"/>
      <text:p text:style-name="P83"><text:span text:style-name="T242">The </text:span><text:span text:style-name="T3">expr</text:span><text:span text:style-name="T242"> on the LHS of the</text:span><text:span text:style-name="T3"> : </text:span><text:span text:style-name="T278">in the production </text:span><text:span text:style-name="T242">is called the </text:span><text:span text:style-name="T258">head</text:span><text:span text:style-name="T242"> of the production and the </text:span><text:span text:style-name="T3">expr </text:span><text:span text:style-name="T36">'+'</text:span><text:span text:style-name="T3"> expr</text:span><text:span text:style-name="T242"> on the RHS of the </text:span><text:span text:style-name="T3">: </text:span><text:span text:style-name="T242">is called the </text:span><text:span text:style-name="T258">body</text:span><text:span text:style-name="T242"> of the production. </text:span></text:p>
      <text:p text:style-name="P23"><text:tab/></text:p>
      <text:p text:style-name="P88"><text:span text:style-name="T292">In the above example, </text:span><text:span text:style-name="T37">'+'</text:span><text:span text:style-name="T282"> is a </text:span><text:span text:style-name="T408">terminal</text:span><text:span text:style-name="T284"> </text:span><text:span text:style-name="T432">(token) </text:span><text:span text:style-name="T286">and</text:span><text:span text:style-name="T284"> </text:span><text:span text:style-name="T7">expr</text:span><text:span text:style-name="T284"> is a </text:span><text:span text:style-name="T331">non-terminal. <text:s/></text:span><text:span text:style-name="T285"><text:s/></text:span><text:span text:style-name="T432">Users can name to a tokens. <text:s/></text:span></text:p>
      <text:p text:style-name="P88"><text:span text:style-name="T432">(for instance we can give the name 'PLUS' to the token '+'). <text:s/></text:span><text:span text:style-name="T338"><text:s/>In such cases, the names must be defined in the <text:s/>declarations section. <text:s/>(example)</text:span><text:span text:style-name="T336"> </text:span><text:span text:style-name="T280">The head </text:span><text:span text:style-name="T281">of a production is always a </text:span><text:span text:style-name="T357">non-terminal</text:span><text:span text:style-name="T281">. </text:span><text:span text:style-name="T283">Every </text:span><text:span text:style-name="T357">non-terminal</text:span><text:span text:style-name="T283"> in </text:span><text:span text:style-name="T293">the</text:span><text:span text:style-name="T283"> grammar must </text:span><text:span text:style-name="T293">appear in the head part of at least one production. </text:span></text:p>
      <text:p text:style-name="P89"><text:tab/></text:p>
      <text:p text:style-name="P121">2.2.2<text:tab/>Actions</text:p>
      <text:p text:style-name="P85"/>
      <text:p text:style-name="P86"><text:soft-page-break/><text:span text:style-name="T296">The action </text:span><text:span text:style-name="T297">part </text:span><text:span text:style-name="T298">of a rule </text:span><text:span text:style-name="T297">consists of C statements which are</text:span><text:span text:style-name="T296"> executed when the input is matched with the</text:span><text:span text:style-name="T299"> </text:span><text:span text:style-name="T296">body of </text:span><text:span text:style-name="T300">a</text:span><text:span text:style-name="T296"> production. </text:span><text:span text:style-name="T381">([Link to Actions section of </text:span><text:span text:style-name="T381">eg_in2post_no-att.y])</text:span><text:span text:style-name="T357"> </text:span><text:span text:style-name="T354"><text:s/></text:span></text:p>
      <text:p text:style-name="P61"/>
      <text:p text:style-name="P87"><text:span text:style-name="T159">The y.tab.c file contains a function </text:span><text:span text:style-name="T4">yyparse()</text:span><text:span text:style-name="T160"> </text:span><text:span text:style-name="T159">which is an</text:span><text:span text:style-name="T30"> </text:span><text:span text:style-name="T277">implementation </text:span><text:span text:style-name="T357">(in C) </text:span><text:span text:style-name="T277">of </text:span><text:span text:style-name="T357">a</text:span><text:span text:style-name="T277"> push down automaton. </text:span><text:span text:style-name="T46">yyparse()</text:span><text:span text:style-name="T409"> is responsible </text:span><text:span text:style-name="T357">for</text:span><text:span text:style-name="T277"> pars</text:span><text:span text:style-name="T357">ing</text:span><text:span text:style-name="T277"> </text:span><text:span text:style-name="T331">the</text:span><text:span text:style-name="T277"> given input file.</text:span><text:span text:style-name="T275"> <text:s/></text:span><text:span text:style-name="T354">The function </text:span><text:span text:style-name="T5">y</text:span><text:span text:style-name="T4">ylex()</text:span><text:span text:style-name="T275"> is invoked by </text:span><text:span text:style-name="T4">yyparse()</text:span><text:span text:style-name="T275"> to </text:span><text:span text:style-name="T354">read</text:span><text:span text:style-name="T331"> tokens </text:span><text:span text:style-name="T354">from</text:span><text:span text:style-name="T275"> the input file. </text:span><text:span text:style-name="T382">[Link to</text:span><text:span text:style-name="T383"> yy</text:span><text:span text:style-name="T381">l</text:span><text:span text:style-name="T383">ex() in </text:span><text:span text:style-name="T381">eg_in2post_no-att.y</text:span><text:span text:style-name="T382">]</text:span><text:span text:style-name="T354">. <text:s/>Note that the yyparse() function is automatically generated by YACC <text:s/>in the y.tab.c file. Although YACC </text:span><text:span text:style-name="T410">declares <text:s/></text:span><text:span text:style-name="T47">yylex() </text:span><text:span text:style-name="T162">in the y.tab.c file</text:span><text:span text:style-name="T354">, it </text:span><text:span text:style-name="T337">does not</text:span><text:span text:style-name="T354"> generate the </text:span><text:span text:style-name="T85">definition</text:span><text:span text:style-name="T354"> for </text:span><text:span text:style-name="T47">yylex()</text:span><text:span text:style-name="T354">. <text:s text:c="2"/>Hence the </text:span><text:span text:style-name="T47">yylex()</text:span><text:span text:style-name="T354"> function definition has to be supplied by you (either directly </text:span><text:span text:style-name="T357">by </text:span><text:span text:style-name="T355">defining</text:span><text:span text:style-name="T354"> </text:span><text:span text:style-name="T47">yylex()</text:span><text:span text:style-name="T354"> </text:span><text:span text:style-name="T355">in the </text:span><text:span text:style-name="T86">auxiliary function</text:span><text:span text:style-name="T87">s</text:span><text:span text:style-name="T86"> section</text:span><text:span text:style-name="T355"> </text:span><text:span text:style-name="T354">or using a lexical analyzer generator like LEX).</text:span><text:span text:style-name="T275"> </text:span><text:span text:style-name="T332">Each </text:span><text:span text:style-name="T333">invocation of </text:span><text:span text:style-name="T332"><text:s/></text:span><text:span text:style-name="T4">yylex()</text:span><text:span text:style-name="T275"> </text:span><text:span text:style-name="T354">must </text:span><text:span text:style-name="T275">return</text:span><text:span text:style-name="T276"> </text:span><text:span text:style-name="T332">the next </text:span><text:span text:style-name="T276">token </text:span><text:span text:style-name="T355">(from the input steam)</text:span><text:span text:style-name="T332"> to </text:span><text:span text:style-name="T48">yyparse()</text:span><text:span text:style-name="T332">.</text:span><text:span text:style-name="T275"> </text:span><text:span text:style-name="T273">The action corresponding to a production is </text:span><text:span text:style-name="T274">executed </text:span><text:span text:style-name="T279">by </text:span><text:span text:style-name="T6">yyparse()</text:span><text:span text:style-name="T274">only </text:span><text:span text:style-name="T357">after</text:span><text:span text:style-name="T274"> </text:span><text:span text:style-name="T333">sufficient number of tokens has been read <text:s/></text:span><text:span text:style-name="T357">(through repeated invocations of yylex()) </text:span><text:span text:style-name="T333">to get a complete match with the body of the production. </text:span></text:p>
      <text:p text:style-name="P27"/>
      <text:p text:style-name="P107"><text:span text:style-name="T247">Note that </text:span><text:span text:style-name="T263">a <text:s/>non-terminal</text:span><text:span text:style-name="T247"> </text:span><text:span text:style-name="T269">in the head part of a production</text:span><text:span text:style-name="T266"> </text:span><text:span text:style-name="T247">may have one </text:span><text:span text:style-name="T251">or more </text:span><text:span text:style-name="T247">production bod</text:span><text:span text:style-name="T250">ies </text:span><text:span text:style-name="T247">separated by a “</text:span><text:span text:style-name="T8">|”.</text:span><text:span text:style-name="T246"> </text:span><text:span text:style-name="T266">C</text:span><text:span text:style-name="T264">onsider the </text:span><text:span text:style-name="T266">non-terminal </text:span><text:span text:style-name="T38">expr</text:span><text:span text:style-name="T264"> <text:s/>in our example </text:span><text:span text:style-name="T362">[Link to </text:span><text:span text:style-name="T363">body of expr in</text:span><text:span text:style-name="T362"> eg_in2post_no-att.y]</text:span><text:span text:style-name="T264">.</text:span><text:span text:style-name="T249"> </text:span><text:span text:style-name="T266">T</text:span><text:span text:style-name="T249">he </text:span><text:span text:style-name="T266">non-terminal</text:span><text:span text:style-name="T249"> has </text:span><text:span text:style-name="T266">four</text:span><text:span text:style-name="T249"> production bodies </text:span><text:span text:style-name="T9">expr </text:span><text:span text:style-name="T38">'+'</text:span><text:span text:style-name="T9"> expr</text:span><text:span text:style-name="T249"> , </text:span><text:span text:style-name="T9">expr </text:span><text:span text:style-name="T38">'*'</text:span><text:span text:style-name="T9"> expr</text:span><text:span text:style-name="T249"> , </text:span><text:span text:style-name="T38">'</text:span><text:span text:style-name="T39">(</text:span><text:span text:style-name="T38">'</text:span><text:span text:style-name="T9"> expr </text:span><text:span text:style-name="T39">')' </text:span><text:span text:style-name="T249">and </text:span><text:span text:style-name="T39">DIGIT</text:span><text:span text:style-name="T249">. The first production body has an associated print action </text:span><text:span text:style-name="T49">printf("+ "), <text:s/></text:span><text:span text:style-name="T53">[ add one more ] </text:span><text:span text:style-name="T249">. </text:span><text:span text:style-name="T9">yyparse()</text:span><text:span text:style-name="T249"> executes the action only when the body </text:span><text:span text:style-name="T9">expr </text:span><text:span text:style-name="T40">'+'</text:span><text:span text:style-name="T9"> expr</text:span><text:span text:style-name="T249"> has been matched </text:span><text:span text:style-name="T252">with the input</text:span><text:span text:style-name="T249">. </text:span><text:span text:style-name="T264">The action part of a single </text:span><text:span text:style-name="T248">production may have </text:span><text:span text:style-name="T264">several statements of C code. </text:span></text:p>
      <text:p text:style-name="P21"/>
      <text:p text:style-name="P35">2.2.3<text:tab/>Auxiliary functions</text:p>
      <text:p text:style-name="P35"/>
      <text:p text:style-name="P108"><text:span text:style-name="T253">The Auxiliary functions section con</text:span><text:span text:style-name="T264">tains the definitions of three mandatory functions </text:span><text:span text:style-name="T50">main()</text:span><text:span text:style-name="T264">, </text:span><text:span text:style-name="T50">yy</text:span><text:span text:style-name="T51">lex</text:span><text:span text:style-name="T50">()</text:span><text:span text:style-name="T264"> and </text:span><text:span text:style-name="T50">yyerror()</text:span><text:span text:style-name="T264">. You</text:span><text:span text:style-name="T255"> may wish to add </text:span><text:span text:style-name="T265">your</text:span><text:span text:style-name="T255"> own </text:span><text:span text:style-name="T264">functions (depending on the </text:span><text:span text:style-name="T267">the requirement for the application</text:span><text:span text:style-name="T264">)</text:span><text:span text:style-name="T255"> </text:span><text:span text:style-name="T264">in</text:span><text:span text:style-name="T255"> the </text:span><text:soft-page-break/><text:span text:style-name="T117">y.tab.c</text:span><text:span text:style-name="T255"> file.</text:span><text:span text:style-name="T256"> </text:span><text:span text:style-name="T264">Such functions are written in the a</text:span><text:span text:style-name="T256">uxiliary functions section.</text:span><text:span text:style-name="T253"> </text:span><text:span text:style-name="T268">The</text:span><text:span text:style-name="T264"> </text:span><text:span text:style-name="T384">main()</text:span><text:span text:style-name="T361"> </text:span><text:span text:style-name="T362">[Link to </text:span><text:span text:style-name="T364">main()</text:span><text:span text:style-name="T363"> in</text:span><text:span text:style-name="T362"> eg_in2post_no-att.y] </text:span><text:span text:style-name="T264">function must invoke </text:span><text:span text:style-name="T10">yyparse()</text:span><text:span text:style-name="T254"> </text:span><text:span text:style-name="T264">to parse the input. <text:s/></text:span></text:p>
      <text:p text:style-name="P25"/>
      <text:p text:style-name="P30">The auxiliary functions section of our example <text:span text:style-name="T362">[Link to </text:span><text:span text:style-name="T365">Auxiliary functions section of </text:span><text:span text:style-name="T362">eg_in2_post_no-att.y]</text:span> program uses no user defined functions. You will need to write your supporting functions later in this project. <text:s/></text:p>
      <text:p text:style-name="P20"/>
      <text:p text:style-name="P20"/>
      <text:p text:style-name="P20"/>
      <text:p text:style-name="P63"><text:span text:style-name="T411">expr: <text:s/>expr '+' expr<text:tab/>{</text:span><text:span text:style-name="T414">op</text:span><text:span text:style-name="T411">_print(</text:span><text:span text:style-name="T412">'</text:span><text:span text:style-name="T411">+</text:span><text:span text:style-name="T412">'</text:span><text:span text:style-name="T411">);} </text:span></text:p>
      <text:p text:style-name="P63"><text:span text:style-name="T411"><text:tab/>| expr '*' expr<text:tab/>{</text:span><text:span text:style-name="T414">op</text:span><text:span text:style-name="T411">_print(</text:span><text:span text:style-name="T412">'</text:span><text:span text:style-name="T411">*</text:span><text:span text:style-name="T412">'</text:span><text:span text:style-name="T411">);} </text:span></text:p>
      <text:p text:style-name="P69"><text:tab/>| '(' expr ')'<text:tab/></text:p>
      <text:p text:style-name="P69"><text:tab/>| DIGIT<text:tab/><text:tab/><text:tab/>{printf("NUM%d ",pos);} </text:p>
      <text:p text:style-name="P69"><text:tab/>; </text:p>
      <text:p text:style-name="P69"/>
      <text:p text:style-name="P69">%% </text:p>
      <text:p text:style-name="P70">/*<text:span text:style-name="T433">** Auxiliary functions part ***/</text:span></text:p>
      <text:p text:style-name="P70"/>
      <text:p text:style-name="P64"><text:span text:style-name="T412">void </text:span><text:span text:style-name="T414">op</text:span><text:span text:style-name="T411">_print(char </text:span><text:span text:style-name="T412">op</text:span><text:span text:style-name="T411">)</text:span></text:p>
      <text:p text:style-name="P69">{</text:p>
      <text:p text:style-name="P63"><text:span text:style-name="T411"><text:tab/></text:span><text:span text:style-name="T412">if(op == '+')</text:span></text:p>
      <text:p text:style-name="P71"><text:tab/><text:tab/>printf(“PLUS ”);</text:p>
      <text:p text:style-name="P71"><text:tab/>else if(op == '*')</text:p>
      <text:p text:style-name="P71"><text:tab/><text:tab/>printf(“MUL ”);</text:p>
      <text:p text:style-name="P72">}</text:p>
      <text:p text:style-name="P69"><text:tab/></text:p>
      <text:p text:style-name="P69">yyerror() </text:p>
      <text:p text:style-name="P69">{ </text:p>
      <text:p text:style-name="P69"><text:tab/>printf("error");<text:tab/></text:p>
      <text:p text:style-name="P69"><text:tab/>return; </text:p>
      <text:p text:style-name="P69">} </text:p>
      <text:p text:style-name="P69"/>
      <text:p text:style-name="P69">yylex() </text:p>
      <text:p text:style-name="P69">{ </text:p>
      <text:p text:style-name="P69"><text:soft-page-break/><text:tab/>int c; </text:p>
      <text:p text:style-name="P69"><text:tab/>c = getchar(); </text:p>
      <text:p text:style-name="P69"><text:tab/>if(isdigit(c)) </text:p>
      <text:p text:style-name="P69"><text:tab/>{ </text:p>
      <text:p text:style-name="P69"><text:tab/><text:tab/>pos++;<text:tab/><text:tab/> </text:p>
      <text:p text:style-name="P69"><text:tab/><text:tab/>return DIGIT; </text:p>
      <text:p text:style-name="P69"><text:tab/>} </text:p>
      <text:p text:style-name="P69"><text:tab/>return c; </text:p>
      <text:p text:style-name="P69">} </text:p>
      <text:p text:style-name="P69"/>
      <text:p text:style-name="P69">main() </text:p>
      <text:p text:style-name="P69">{ </text:p>
      <text:p text:style-name="P69"><text:tab/>yyparse(); </text:p>
      <text:p text:style-name="P69"><text:tab/>return 1; </text:p>
      <text:p text:style-name="P69">}</text:p>
      <text:p text:style-name="P90">Sample Input/Output:</text:p>
      <text:p text:style-name="P90"/>
      <text:p text:style-name="P53">I:<text:tab/>2+2</text:p>
      <text:p text:style-name="P53">O:<text:tab/><text:span text:style-name="T413">NUM1 NUM2 PLUS</text:span></text:p>
      <text:p text:style-name="P73"/>
      <text:p text:style-name="P91"><text:span text:style-name="T415">When </text:span><text:span text:style-name="T42">yyparse()</text:span><text:span text:style-name="T415"> matches the input </text:span><text:span text:style-name="T1">2+2 </text:span><text:span text:style-name="T415">with the production body <text:s/></text:span><text:span text:style-name="T41">expr '+' expr, </text:span><text:span text:style-name="T415">it executes the action</text:span><text:span text:style-name="T42"> </text:span><text:span text:style-name="T43">op</text:span><text:span text:style-name="T41">_print(</text:span><text:span text:style-name="T44">'</text:span><text:span text:style-name="T41">+</text:span><text:span text:style-name="T44">'</text:span><text:span text:style-name="T41">); </text:span><text:span text:style-name="T415">and as a result prints</text:span><text:span text:style-name="T42"> “PLUS” </text:span><text:span text:style-name="T415">in place of</text:span><text:span text:style-name="T42"> '+' </text:span><text:span text:style-name="T415">as per the definition of the user defined auxiliary function</text:span><text:span text:style-name="T42"> op_print().</text:span></text:p>
      <text:p text:style-name="P55"/>
      <text:p text:style-name="P174"/>
      <text:p text:style-name="P132"/>
      <text:p text:style-name="P131"/>
      <text:p text:style-name="P131"/>
      <text:p text:style-name="P131"/>
      <text:p text:style-name="P180"/>
      <text:p text:style-name="P159"><text:soft-page-break/><text:span text:style-name="T509">3</text:span>.<text:tab/><text:span text:style-name="T456">A WORKING INT</text:span><text:span text:style-name="T457">R</text:span><text:span text:style-name="T456">ODUCTION TO</text:span> SHIFT-REDUCE PARSING</text:p>
      <text:p text:style-name="P177"/>
      <text:p text:style-name="P144"><text:span text:style-name="T456">The shift-reduce parser is essentially a </text:span><text:span text:style-name="T458"><text:s/>push down automaton. </text:span><text:span text:style-name="T456">Hence it consists of a finite state machine with </text:span><text:span text:style-name="T458">a stack. The stack is used to hold terminal and/</text:span><text:span text:style-name="T459">or</text:span><text:span text:style-name="T458"> non-terminal symbols. </text:span><text:span text:style-name="T460">The following is a gentle introduction to </text:span><text:span text:style-name="T458">shift-reduce pars</text:span><text:span text:style-name="T460">ing. <text:s/></text:span></text:p>
      <text:p text:style-name="P145"/>
      <text:p text:style-name="P144"><text:span text:style-name="T461">Let us make the following a</text:span><text:span text:style-name="T462">ssum</text:span><text:span text:style-name="T461">ptions:</text:span></text:p>
      <text:p text:style-name="P144"><text:span text:style-name="T461">- T</text:span><text:span text:style-name="T462">he input to be parsed, </text:span><text:span text:style-name="T463">which is a sequence of terminal symbols,</text:span><text:span text:style-name="T462"> is stored in an input buffer.</text:span></text:p>
      <text:p text:style-name="P144"><text:span text:style-name="T461">- </text:span><text:span text:style-name="T462">$ is used as an end-marker to mark the end of the input buffer.</text:span></text:p>
      <text:p text:style-name="P144"><text:span text:style-name="T462"><text:s text:c="2"/></text:span><text:span text:style-name="T464">The stack is initialized to contain just the symbol $. <text:s/></text:span></text:p>
      <text:p text:style-name="P146"><text:span text:style-name="T465">- O</text:span><text:span text:style-name="T462">nce a </text:span><text:span text:style-name="T463">terminal</text:span><text:span text:style-name="T462"> has been read </text:span><text:span text:style-name="T463">from the input</text:span><text:span text:style-name="T462">, it is removed from the input buffer.</text:span></text:p>
      <text:p text:style-name="P147"/>
      <text:p text:style-name="P148"><text:span text:style-name="T460">Consider</text:span> the following <text:span text:style-name="T466">c</text:span>onte<text:span text:style-name="T460">x</text:span>t free grammar:</text:p>
      <text:p text:style-name="P148"/>
      <text:p text:style-name="P183"><text:span text:style-name="T467">(</text:span><text:span text:style-name="T468">1</text:span><text:span text:style-name="T467">)</text:span><text:span text:style-name="T468"><text:tab/></text:span>expr : <text:s text:c="3"/>expr '+' expr<text:tab/> </text:p>
      <text:p text:style-name="P183"><text:span text:style-name="T467">(</text:span><text:span text:style-name="T468">2</text:span><text:span text:style-name="T467">)</text:span><text:span text:style-name="T468"><text:tab/></text:span><text:tab/>| <text:tab/>'(' expr ')'<text:tab/> </text:p>
      <text:p text:style-name="P183"><text:span text:style-name="T467">(</text:span><text:span text:style-name="T468">3</text:span><text:span text:style-name="T467">)</text:span><text:span text:style-name="T468"><text:tab/></text:span><text:tab/>|<text:tab/><text:span text:style-name="T463">'0' | '1' </text:span><text:span text:style-name="T469">|</text:span><text:tab/><text:span text:style-name="T469">'2' | '3' | '4' | '5' | '6' | '7' | '8' | '9'</text:span><text:tab/></text:p>
      <text:p text:style-name="P183"><text:span text:style-name="T467">(</text:span><text:span text:style-name="T468">4</text:span><text:span text:style-name="T467">)</text:span><text:span text:style-name="T468"><text:tab/></text:span><text:tab/>; </text:p>
      <text:p text:style-name="P183"/>
      <text:p text:style-name="P149">The terminal set is <text:span text:style-name="T1">{</text:span><text:span text:style-name="T54">+,(,),</text:span><text:span text:style-name="T1">0,1,</text:span><text:span text:style-name="T54">2,3,4,5,6,7,8,9</text:span><text:span text:style-name="T1">}</text:span>. <text:s/>The only non-terminal is '<text:span text:style-name="T1">expr</text:span>'. <text:s/></text:p>
      <text:p text:style-name="P147"/>
      <text:p text:style-name="P144"><text:span text:style-name="T511">Let us consider parsing of the input 2+2 using this grammar. <text:s/>When</text:span><text:span text:style-name="T462"> </text:span><text:span text:style-name="T470">the </text:span><text:span text:style-name="T462">parsing </text:span><text:span text:style-name="T470">process begins</text:span><text:span text:style-name="T462">, the contents of the stack and the input buffer would be as follows:</text:span></text:p>
      <text:p text:style-name="P147"/>
      <text:p text:style-name="P147">STACK:<text:tab/>$<text:tab/><text:tab/><text:tab/>I/P BUFFER:<text:tab/><text:tab/>2 + 2 $<text:tab/></text:p>
      <text:p text:style-name="P150"><text:soft-page-break/></text:p>
      <text:p text:style-name="P147"><text:span text:style-name="T471">That is, </text:span><text:span text:style-name="T472">t</text:span><text:span text:style-name="T471">he stack is initialized with the $ symbol. <text:s/>The input buffer is initialized with the input </text:span><text:span text:style-name="T464">(here 2+2)</text:span><text:span text:style-name="T471"> terminated </text:span><text:span text:style-name="T464">with</text:span><text:span text:style-name="T471"> a $. </text:span></text:p>
      <text:p text:style-name="P150"/>
      <text:p text:style-name="P147"><text:span text:style-name="T471">The contents of the stack and the contents of the input buffer together define the </text:span><text:span text:style-name="T89">configuration of the parser</text:span><text:span text:style-name="T471">. <text:s/></text:span></text:p>
      <text:p text:style-name="P147"/>
      <text:p text:style-name="P146"><text:span text:style-name="T473">The parsing process takes place in several steps. </text:span>On successful <text:span text:style-name="T471">completion of </text:span>parsing, the <text:span text:style-name="T474">configuration</text:span> would be:</text:p>
      <text:p text:style-name="P146"/>
      <text:p text:style-name="P146">STACK:<text:tab/>$ expr <text:tab/><text:tab/><text:tab/>I/P BUFFER:<text:tab/><text:tab/>$</text:p>
      <text:p text:style-name="P146"/>
      <text:p text:style-name="P151">where expr is the start variable of the parser's context free grammar. <text:s/><text:span text:style-name="T475">Thus </text:span><text:span text:style-name="T471">at the end of successful parsing, the start symbol of the grammar followed by $ will appear on the stack whereas, the input buffer will contain nothing except the $. <text:s/></text:span></text:p>
      <text:p text:style-name="P150"/>
      <text:p text:style-name="P144"><text:span text:style-name="T471">At each step of parsing, the parser takes an </text:span><text:span text:style-name="T89">action</text:span><text:span text:style-name="T471"> resulting in a configuration change. </text:span><text:span text:style-name="T476">A shift-reduce parser can take four possible </text:span><text:span text:style-name="T94">parser-a</text:span><text:span text:style-name="T90">ctions</text:span><text:span text:style-name="T476">:</text:span></text:p>
      <text:p text:style-name="P145"/>
      <text:p text:style-name="P144"><text:span text:style-name="T476">1. </text:span><text:span text:style-name="T339">Shift </text:span><text:span text:style-name="T72"><text:s/>is </text:span><text:span text:style-name="T78">the parser-</text:span><text:span text:style-name="T72">action of shifting </text:span><text:span text:style-name="T73">the next unread</text:span><text:span text:style-name="T72"> </text:span><text:span text:style-name="T73">terminal</text:span><text:span text:style-name="T72"> from the input buffer to the stack. Once an input character is read, it is removed from the buffer and it</text:span><text:span text:style-name="T74"> </text:span><text:span text:style-name="T72">is </text:span><text:span text:style-name="T95">pushed</text:span><text:span text:style-name="T72"> onto the stack.</text:span></text:p>
      <text:p text:style-name="P158"/>
      <text:p text:style-name="P144"><text:span text:style-name="T72">2. </text:span><text:span text:style-name="T339">Reduce</text:span><text:span text:style-name="T72"> is </text:span><text:span text:style-name="T78">the parser-action </text:span><text:span text:style-name="T72">of replacing </text:span><text:span text:style-name="T107">one or more grammar symbols</text:span><text:span text:style-name="T108"> </text:span><text:span text:style-name="T109">from the top of the stack that matches</text:span><text:span text:style-name="T107"> a body of a production, with the corresponding production head.</text:span><text:span text:style-name="T110"> </text:span><text:span text:style-name="T111">The contents on top of the stack </text:span><text:span text:style-name="T112">which matches the </text:span><text:span text:style-name="T111">right side of a production is called a </text:span><text:span text:style-name="T96">handle</text:span><text:span text:style-name="T111">. </text:span><text:span text:style-name="T113">The process of replacing a handle with the corresponding production </text:span><text:soft-page-break/><text:span text:style-name="T113">head is called </text:span><text:span text:style-name="T114">a </text:span><text:span text:style-name="T97">reduction</text:span><text:span text:style-name="T113">.</text:span></text:p>
      <text:p text:style-name="P145"/>
      <text:p text:style-name="P144"><text:span text:style-name="T477">3. </text:span><text:span text:style-name="T340">Accept</text:span><text:span text:style-name="T477"> is </text:span><text:span text:style-name="T511">the</text:span><text:span text:style-name="T477"> </text:span><text:span text:style-name="T511">parser-action </text:span><text:span text:style-name="T477">indicating that the entire input has been parsed successfully. </text:span><text:span text:style-name="T478">The parser executes an accept action only if the input buffer is empty and the stack </text:span><text:span text:style-name="T479">consists </text:span><text:span text:style-name="T478">of the start variable </text:span><text:span text:style-name="T475">terminated by a $. <text:s/></text:span></text:p>
      <text:p text:style-name="P152"/>
      <text:p text:style-name="P144"><text:span text:style-name="T475">Accepting configuration: <text:s text:c="9"/></text:span><text:span text:style-name="T462">STACK:<text:tab/></text:span><text:span text:style-name="T480">$ </text:span><text:span text:style-name="T478">&lt;start_</text:span><text:span text:style-name="T481">variable</text:span><text:span text:style-name="T478">&gt;</text:span><text:span text:style-name="T462"><text:tab/><text:tab/><text:tab/>I/P BUFFER: <text:s text:c="6"/>$<text:tab/></text:span></text:p>
      <text:p text:style-name="P153"/>
      <text:p text:style-name="P144"><text:span text:style-name="T477">4. </text:span><text:span text:style-name="T340">Error</text:span><text:span text:style-name="T477"> indicat</text:span><text:span text:style-name="T511">es</text:span><text:span text:style-name="T477"> that an error was encountered while parsing the input.</text:span><text:span text:style-name="T482"> <text:s/>In our example, there was no error. <text:s/>We will see error conditions later. <text:s/></text:span></text:p>
      <text:p text:style-name="P154"/>
      <text:p text:style-name="P154"><text:span text:style-name="T341">EXPLANATION</text:span><text:span text:style-name="T483">:</text:span></text:p>
      <text:p text:style-name="P155"/>
      <text:p text:style-name="P225"><text:span text:style-name="T463">At each step of parsing,</text:span><text:span text:style-name="T484"> </text:span><text:span text:style-name="T485">the shift-reduce parser decides on an action depending on the configuration of the parser. </text:span></text:p>
      <text:p text:style-name="P234"/>
      <text:p text:style-name="P235"/>
      <text:p text:style-name="P226"><text:span text:style-name="T486">(</text:span><text:span text:style-name="T482">1</text:span><text:span text:style-name="T486">)<text:tab/></text:span>STACK:<text:tab/>$<text:tab/><text:tab/><text:tab/><text:tab/><text:tab/>I/P BUFFER:<text:tab/><text:tab/>2 + 2 $<text:tab/></text:p>
      <text:p text:style-name="P227"/>
      <text:p text:style-name="P225"><text:span text:style-name="T487">At this </text:span><text:span text:style-name="T488">configuration</text:span><text:span text:style-name="T487">, </text:span><text:span text:style-name="T486">the parser</text:span><text:span text:style-name="T487"> </text:span><text:span text:style-name="T488">executes a </text:span><text:span text:style-name="T91">shift </text:span><text:span text:style-name="T104">action</text:span><text:span text:style-name="T487"> </text:span><text:span text:style-name="T488">i.e. </text:span><text:span text:style-name="T487">2 </text:span><text:span text:style-name="T488">is pushed onto</text:span><text:span text:style-name="T487"> the stack </text:span><text:span text:style-name="T489">resulting in </text:span><text:span text:style-name="T488">the configuration</text:span><text:span text:style-name="T489">:</text:span></text:p>
      <text:p text:style-name="P228"/>
      <text:p text:style-name="P225"><text:span text:style-name="T486">(</text:span><text:span text:style-name="T482">2</text:span><text:span text:style-name="T486">)<text:tab/></text:span><text:span text:style-name="T462">STACK:<text:tab/>$ </text:span><text:span text:style-name="T490">2</text:span><text:span text:style-name="T489"> </text:span><text:span text:style-name="T462"><text:tab/><text:tab/><text:tab/><text:tab/>I/P BUFFER:<text:tab/><text:tab/> + 2 $</text:span></text:p>
      <text:p text:style-name="P226"/>
      <text:p text:style-name="P229"><text:span text:style-name="T491">At configuration (2)</text:span><text:span text:style-name="T492">,</text:span><text:span text:style-name="T491"> the parser executes a reduce action as the contents on top of the stack match the body of the production expr -&gt; </text:span><text:span text:style-name="T493">'</text:span><text:span text:style-name="T491">2</text:span><text:span text:style-name="T493">' </text:span><text:span text:style-name="T494">i.e., 2 is the handle in this case and a reduction takes place replacing the handle with the </text:span><text:soft-page-break/><text:span text:style-name="T494">production head expr.</text:span></text:p>
      <text:p text:style-name="P229"/>
      <text:p text:style-name="P225"><text:span text:style-name="T495">(3)<text:tab/></text:span><text:span text:style-name="T462">STACK:<text:tab/>$ </text:span><text:span text:style-name="T488">expr</text:span><text:span text:style-name="T462"><text:tab/><text:tab/><text:tab/><text:tab/><text:tab/>I/P BUFFER:<text:tab/><text:tab/>+ 2 $<text:tab/></text:span></text:p>
      <text:p text:style-name="P226"/>
      <text:p text:style-name="P229"><text:span text:style-name="T492">Following the reduction,</text:span> the parser shifts '+' to the stack.</text:p>
      <text:p text:style-name="P229"/>
      <text:p text:style-name="P225"><text:span text:style-name="T495">(4)<text:tab/></text:span><text:span text:style-name="T462">STACK:<text:tab/>$</text:span><text:span text:style-name="T488"> expr </text:span><text:span text:style-name="T496">+</text:span><text:span text:style-name="T462"><text:tab/><text:tab/><text:tab/><text:tab/>I/P BUFFER:<text:tab/><text:tab/>2 $</text:span></text:p>
      <text:p text:style-name="P226"/>
      <text:p text:style-name="P229">The parser <text:span text:style-name="T492">shifts once again, resulting in the configuration:</text:span></text:p>
      <text:p text:style-name="P229"/>
      <text:p text:style-name="P225"><text:span text:style-name="T495">(5)<text:tab/></text:span><text:span text:style-name="T462">STACK:<text:tab/>$ </text:span><text:span text:style-name="T488">expr </text:span><text:span text:style-name="T496">+ 2</text:span><text:span text:style-name="T462"><text:tab/><text:tab/><text:tab/>I/P BUFFER:<text:tab/><text:tab/> $<text:tab/></text:span><text:span text:style-name="T488"> </text:span></text:p>
      <text:p text:style-name="P229"/>
      <text:p text:style-name="P229"><text:span text:style-name="T497">The parser executes a reduce action </text:span><text:span text:style-name="T92">reducing</text:span><text:span text:style-name="T497"> the handle '2' to the grammar symbol expr. </text:span></text:p>
      <text:p text:style-name="P229"/>
      <text:p text:style-name="P225"><text:span text:style-name="T495">(6)<text:tab/></text:span><text:span text:style-name="T462">STACK:<text:tab/>$ </text:span><text:span text:style-name="T488">expr + expr</text:span><text:span text:style-name="T462"><text:tab/><text:tab/><text:tab/><text:tab/>I/P BUFFER:<text:tab/><text:tab/>2 + 2 $</text:span></text:p>
      <text:p text:style-name="P226"/>
      <text:p text:style-name="P230">The handle expr + expr is further reduced to expr.</text:p>
      <text:p text:style-name="P231"/>
      <text:p text:style-name="P225"><text:span text:style-name="T495">(7)<text:tab/></text:span><text:span text:style-name="T462">STACK:<text:tab/>$ </text:span><text:span text:style-name="T478">expr</text:span><text:span text:style-name="T462"><text:tab/><text:tab/><text:tab/><text:tab/>I/P BUFFER:<text:tab/><text:tab/>$<text:tab/><text:tab/><text:tab/></text:span></text:p>
      <text:p text:style-name="P226"/>
      <text:p text:style-name="P225"><text:span text:style-name="T478">Since the I/P BUFFER is empty and the stack contains only the start variable, the parser executes an accept action, indicating that the input has been parsed </text:span><text:span text:style-name="T498">successfully. </text:span></text:p>
      <text:p text:style-name="P232"/>
      <text:p text:style-name="P233"><text:soft-page-break/>The action of the parser is summarized in the following table (link). <text:s text:c="2"/>The logic behind the parsing process will be discussed subsequently. <text:s/></text:p>
      <text:p text:style-name="P225"/>
      <text:p text:style-name="P144"><text:span text:style-name="T499">T</text:span><text:span text:style-name="T500">he following table </text:span><text:span text:style-name="T499">summarizes</text:span><text:span text:style-name="T500"> the </text:span><text:span text:style-name="T501">step-by-step </text:span><text:span text:style-name="T474">change in </text:span><text:span text:style-name="T502">the </text:span><text:span text:style-name="T503">parser's </text:span><text:span text:style-name="T474">configuration</text:span><text:span text:style-name="T500"> </text:span><text:span text:style-name="T504">after </text:span><text:span text:style-name="T471">each</text:span><text:span text:style-name="T504"> </text:span><text:span text:style-name="T93">action</text:span><text:span text:style-name="T504"> taken </text:span><text:span text:style-name="T505">by parser</text:span><text:span text:style-name="T504">. <text:s/></text:span></text:p>
      <text:p text:style-name="P156"/>
      <text:p text:style-name="P179"><text:span text:style-name="T500">STACK<text:tab/><text:tab/><text:tab/>|<text:tab/><text:tab/>I/P BUFFER<text:tab/><text:tab/><text:tab/>|<text:tab/><text:tab/>ACTION </text:span><text:span text:style-name="T504">TAKEN</text:span></text:p>
      <text:p text:style-name="P178">----------------------------------------------------------------------------------------------------------------------------</text:p>
      <text:p text:style-name="P182"><text:span text:style-name="T468">(1)<text:tab/></text:span><text:span text:style-name="T504">$<text:tab/><text:tab/><text:tab/></text:span><text:span text:style-name="T506">|</text:span><text:span text:style-name="T504"><text:tab/><text:tab/>2 + 2 $<text:tab/><text:tab/><text:tab/><text:tab/></text:span><text:span text:style-name="T506">|</text:span><text:span text:style-name="T504"><text:tab/><text:tab/><text:tab/>_</text:span></text:p>
      <text:p text:style-name="P181"/>
      <text:p text:style-name="P182"><text:span text:style-name="T468">(2)<text:tab/>2</text:span><text:span text:style-name="T504"> $<text:tab/><text:tab/><text:tab/></text:span><text:span text:style-name="T506">|</text:span><text:span text:style-name="T504"><text:tab/><text:tab/>+ 2 $<text:tab/><text:tab/><text:tab/><text:tab/><text:tab/></text:span><text:span text:style-name="T506">|</text:span><text:span text:style-name="T504"><text:tab/><text:tab/><text:tab/>SHIFT</text:span></text:p>
      <text:p text:style-name="P181"/>
      <text:p text:style-name="P182"><text:span text:style-name="T468">(3)<text:tab/></text:span><text:span text:style-name="T504">expr $<text:tab/><text:tab/><text:tab/></text:span><text:span text:style-name="T506">|</text:span><text:span text:style-name="T504"><text:tab/><text:tab/>+ 2 $<text:tab/><text:tab/><text:tab/><text:tab/><text:tab/></text:span><text:span text:style-name="T506">|</text:span><text:span text:style-name="T504"><text:tab/><text:tab/><text:tab/>REDUCE</text:span></text:p>
      <text:p text:style-name="P181"/>
      <text:p text:style-name="P182"><text:span text:style-name="T468">(4)<text:tab/></text:span><text:span text:style-name="T504">+ expr $<text:tab/><text:tab/></text:span><text:span text:style-name="T506">|</text:span><text:span text:style-name="T504"><text:tab/><text:tab/>2 $<text:tab/><text:tab/><text:tab/><text:tab/><text:tab/></text:span><text:span text:style-name="T506">|</text:span><text:span text:style-name="T504"><text:tab/><text:tab/><text:tab/>SHIFT</text:span></text:p>
      <text:p text:style-name="P181"/>
      <text:p text:style-name="P182"><text:span text:style-name="T468">(5)<text:tab/>2</text:span><text:span text:style-name="T504"> + expr $<text:tab/><text:tab/></text:span><text:span text:style-name="T506">|</text:span><text:span text:style-name="T504"><text:tab/><text:tab/>$<text:tab/><text:tab/><text:tab/><text:tab/><text:tab/></text:span><text:span text:style-name="T506">|</text:span><text:span text:style-name="T504"><text:tab/><text:tab/><text:tab/>SHIFT</text:span></text:p>
      <text:p text:style-name="P181"/>
      <text:p text:style-name="P182"><text:span text:style-name="T468">(6)<text:tab/></text:span><text:span text:style-name="T504">expr + expr $<text:tab/></text:span><text:span text:style-name="T506">|</text:span><text:span text:style-name="T504"><text:tab/><text:tab/>$<text:tab/><text:tab/><text:tab/><text:tab/><text:tab/></text:span><text:span text:style-name="T506">|</text:span><text:span text:style-name="T504"><text:tab/><text:tab/><text:tab/></text:span><text:span text:style-name="T507">REDUCE</text:span></text:p>
      <text:p text:style-name="P181"/>
      <text:p text:style-name="P182"><text:span text:style-name="T468">(7)<text:tab/></text:span><text:span text:style-name="T504">expr $<text:tab/><text:tab/><text:tab/></text:span><text:span text:style-name="T506">|</text:span><text:span text:style-name="T504"><text:tab/><text:tab/>$<text:tab/><text:tab/><text:tab/><text:tab/><text:tab/></text:span><text:span text:style-name="T506">|</text:span><text:span text:style-name="T504"><text:tab/><text:tab/><text:tab/>REDUCE</text:span></text:p>
      <text:p text:style-name="P181"/>
      <text:p text:style-name="P182"><text:span text:style-name="T468">(8)<text:tab/></text:span><text:span text:style-name="T504">expr $<text:tab/><text:tab/><text:tab/></text:span><text:span text:style-name="T506">|</text:span><text:span text:style-name="T504"><text:tab/><text:tab/></text:span><text:span text:style-name="T508">$<text:tab/><text:tab/><text:tab/><text:tab/><text:tab/></text:span><text:span text:style-name="T506">|</text:span><text:span text:style-name="T508"><text:tab/><text:tab/><text:tab/>ACCEPT</text:span></text:p>
      <text:p text:style-name="P181"/>
      <text:p text:style-name="P157">The following parsing algorithm exhibits the behavior of the parser.</text:p>
      <text:p text:style-name="P138"><text:soft-page-break/>Initialize the stack with $</text:p>
      <text:p text:style-name="P213"><text:span text:style-name="T342"/></text:p>
      <text:p text:style-name="P214"><text:span text:style-name="T548">do_</text:span><text:span text:style-name="T545">p</text:span><text:span text:style-name="T536">arser_action(</text:span><text:span text:style-name="T547">next</text:span><text:span text:style-name="T536">)</text:span></text:p>
      <text:p text:style-name="P214"><text:span text:style-name="T343">{</text:span></text:p>
      <text:p text:style-name="P212"><text:span text:style-name="T512"><text:tab/></text:span><text:span text:style-name="T343">if</text:span><text:span text:style-name="T512"> </text:span><text:span text:style-name="T515">( </text:span><text:span text:style-name="T512">next == $ </text:span><text:span text:style-name="T343">and</text:span><text:span text:style-name="T512"> stack contains “start_symbol $” </text:span><text:span text:style-name="T515">) </text:span><text:span text:style-name="T343">then</text:span><text:span text:style-name="T512"> </text:span></text:p>
      <text:p text:style-name="P210"><text:span text:style-name="T343"><text:tab/><text:tab/>return</text:span><text:span text:style-name="T512"> ACCEPT </text:span></text:p>
      <text:p text:style-name="P210"><text:span text:style-name="T343"><text:tab/>if</text:span><text:span text:style-name="T512"> (valid_shift(next)</text:span><text:span text:style-name="T537">)</text:span><text:span text:style-name="T512"> </text:span><text:span text:style-name="T343">then</text:span><text:span text:style-name="T512"> </text:span></text:p>
      <text:p text:style-name="P210"><text:span text:style-name="T512"><text:tab/></text:span><text:span text:style-name="T351">{</text:span></text:p>
      <text:p text:style-name="P222"><text:tab/><text:tab/><text:span text:style-name="T549">Push the current token into the stack</text:span></text:p>
      <text:p text:style-name="P218"><text:tab/><text:tab/>Remove the token from the input</text:p>
      <text:p text:style-name="P218"><text:tab/><text:tab/><text:span text:style-name="T539">A</text:span>dvance the input <text:span text:style-name="T538">pointer </text:span>to the next token</text:p>
      <text:p text:style-name="P218"><text:tab/><text:tab/><text:span text:style-name="T350">r</text:span><text:span text:style-name="T344">eturn</text:span><text:span text:style-name="T543"> SHIFT</text:span></text:p>
      <text:p text:style-name="P218"><text:span text:style-name="T543"><text:tab/></text:span><text:span text:style-name="T351">}</text:span></text:p>
      <text:p text:style-name="P221"><text:span text:style-name="T388"><text:tab/></text:span><text:span text:style-name="T335">else if</text:span> (valid_reduce(next)) </text:p>
      <text:p text:style-name="P221"><text:tab/><text:span text:style-name="T351">{</text:span></text:p>
      <text:p text:style-name="P222"><text:s text:c="4"/><text:tab/><text:tab/><text:span text:style-name="T549">Pop out the handle from the top of the stack</text:span></text:p>
      <text:p text:style-name="P218"><text:tab/><text:tab/>Push the handle's production to the stack</text:p>
      <text:p text:style-name="P218"><text:tab/><text:tab/><text:span text:style-name="T350">r</text:span><text:span text:style-name="T344">eturn</text:span><text:span text:style-name="T543"> REDUCE</text:span></text:p>
      <text:p text:style-name="P218"><text:span text:style-name="T543"><text:tab/></text:span><text:span text:style-name="T351">}</text:span></text:p>
      <text:p text:style-name="P142"><text:tab/>else </text:p>
      <text:p text:style-name="P211"><text:span text:style-name="T343"><text:tab/><text:tab/>return</text:span><text:span text:style-name="T512"> ERROR </text:span><text:span text:style-name="T387">/* no valid shift or reduce possible */</text:span></text:p>
      <text:p text:style-name="P141">}</text:p>
      <text:p text:style-name="P139"/>
      <text:p text:style-name="P218"><text:span text:style-name="T542">shift_reduce_</text:span><text:span text:style-name="T540">parser()</text:span></text:p>
      <text:p text:style-name="P218"><text:span text:style-name="T347">{</text:span></text:p>
      <text:p text:style-name="P215"><text:span text:style-name="T540"><text:tab/></text:span><text:span text:style-name="T345">while</text:span><text:span text:style-name="T541">(true)</text:span><text:span text:style-name="T344">{</text:span></text:p>
      <text:p text:style-name="P219"><text:span text:style-name="T344"><text:tab/><text:tab/></text:span><text:span text:style-name="T512">next = next_token()<text:tab/></text:span><text:span text:style-name="T387">/* look at next input token </text:span></text:p>
      <text:p text:style-name="P219"><text:span text:style-name="T387"><text:tab/><text:tab/><text:tab/><text:tab/><text:tab/><text:tab/><text:tab/><text:tab/></text:span><text:span text:style-name="T389">without removing </text:span><text:span text:style-name="T390">from input</text:span><text:span text:style-name="T387">*/</text:span></text:p>
      <text:p text:style-name="P217"><text:span text:style-name="T387"><text:tab/><text:tab/></text:span><text:span text:style-name="T429">parser-action = do_parser_action(next)<text:tab/></text:span><text:span text:style-name="T391">/* </text:span><text:span text:style-name="T396">Perform</text:span><text:span text:style-name="T395"> parser-action */</text:span></text:p>
      <text:p text:style-name="P217"><text:span text:style-name="T429"/></text:p>
      <text:p text:style-name="P224"><text:span text:style-name="T543"><text:tab/></text:span><text:span text:style-name="T541"><text:tab/></text:span><text:span text:style-name="T344">if</text:span><text:span text:style-name="T543">(</text:span><text:span text:style-name="T548">parser-action</text:span><text:span text:style-name="T541"> </text:span><text:span text:style-name="T543">== ACCEPT) </text:span><text:span text:style-name="T346">then<text:tab/></text:span></text:p>
      <text:p text:style-name="P216"><text:span text:style-name="T430"><text:tab/><text:tab/></text:span><text:span text:style-name="T543"><text:tab/></text:span><text:span text:style-name="T352">return</text:span><text:span text:style-name="T550"> parsing successful<text:tab/><text:tab/></text:span></text:p>
      <text:p text:style-name="P216"><text:span text:style-name="T543"><text:tab/><text:tab/></text:span><text:span text:style-name="T344">else if</text:span><text:span text:style-name="T543">(</text:span><text:span text:style-name="T548">p</text:span><text:span text:style-name="T543">arser-action == ERROR)</text:span></text:p>
      <text:p text:style-name="P216"><text:span text:style-name="T543"><text:tab/><text:tab/><text:tab/></text:span><text:span text:style-name="T352">return</text:span><text:span text:style-name="T550"> </text:span><text:span text:style-name="T544">syntax error</text:span></text:p>
      <text:p text:style-name="P220"><text:span text:style-name="T544"><text:tab/><text:tab/></text:span><text:span text:style-name="T392">/* </text:span><text:span text:style-name="T393">If the parser does not execute</text:span><text:span text:style-name="T394"> accept or error, continue parsing*/</text:span></text:p>
      <text:p text:style-name="P216"><text:span text:style-name="T543"><text:tab/></text:span><text:span text:style-name="T344">}</text:span></text:p>
      <text:p text:style-name="P223"><text:span text:style-name="T541">}</text:span></text:p>
      <text:p text:style-name="P215"><text:span text:style-name="T540"/></text:p>
      <text:p text:style-name="P215"><text:soft-page-break/><text:span text:style-name="T540"/></text:p>
      <text:p text:style-name="P116">There are several variants of shift-reduce parsing like the LR(1), SLR(1) and LALR(1) parsing methods. <text:s/>The notion of what is a valid shift or a valid reduce depends on the particular parsing method and can be fairly involved. <text:s/>Hence, we do not explain here how the functions valid_shift(next) and valid_reduce(next) operate. YACC uses an LALR parsing method. (See ... References and links). <text:s text:c="2"/>However, an understanding of the general principles of shift-reduce parsing at this level will be sufficient for most part of this project. <text:s/></text:p>
      <text:p text:style-name="P116"><text:s text:c="2"/></text:p>
      <text:p text:style-name="P116"/>
      <text:p text:style-name="P130"><text:span text:style-name="T431">4</text:span>.<text:tab/><text:span text:style-name="T416">Working of t</text:span>he Infix to Postfix program</text:p>
      <text:p text:style-name="P133"/>
      <text:p text:style-name="P93"><text:span text:style-name="T422">When</text:span><text:span text:style-name="T421"> input_file.y </text:span><text:span text:style-name="T422">is</text:span><text:span text:style-name="T421"> fed to YACC, it generates a y.tab.c </text:span><text:span text:style-name="T422">file. <text:s/></text:span><text:span text:style-name="T455">W</text:span><text:span text:style-name="T437">hen compiled, </text:span><text:span text:style-name="T455">this program </text:span><text:span text:style-name="T437">yields a parser.</text:span><text:span text:style-name="T422"> </text:span><text:span text:style-name="T385">[Link to Introduction to Yacc]. </text:span><text:span text:style-name="T437">The generated parser uses shift-reduce parsing to parse the given input.</text:span><text:span text:style-name="T386"> </text:span><text:span text:style-name="T423">Yacc copies the </text:span><text:span text:style-name="T424">C </text:span><text:span text:style-name="T423">declarations </text:span><text:span text:style-name="T424">(in the </text:span><text:span text:style-name="T427">D</text:span><text:span text:style-name="T424">eclaration </text:span><text:span text:style-name="T423">section </text:span><text:span text:style-name="T427">of input_file.y</text:span><text:span text:style-name="T424">)</text:span><text:span text:style-name="T423"> and </text:span><text:span text:style-name="T424">all </text:span><text:span text:style-name="T423">the auxiliary function</text:span><text:span text:style-name="T424">s </text:span><text:span text:style-name="T427">(</text:span><text:span text:style-name="T424">in the Auxiliary functions section </text:span><text:span text:style-name="T427">of input_file.y)</text:span><text:span text:style-name="T424"> </text:span><text:span text:style-name="T423">directly into y.tab.c without any modification. In addition to th</text:span><text:span text:style-name="T428">ese,</text:span><text:span text:style-name="T423"> YACC generates <text:s/>the definition of yyparse() in y.tab.c.</text:span></text:p>
      <text:p text:style-name="P175"/>
      <text:p text:style-name="P176">It is important to understand that, y.tab.c contains the following :</text:p>
      <text:list xml:id="list18655694081" text:style-name="L1">
        <text:list-item>
          <text:p text:style-name="P186"><text:span text:style-name="T425">The C declarations from the input_file.y file </text:span><text:span text:style-name="T376">[Link to part in y.tab.c]</text:span></text:p>
        </text:list-item>
        <text:list-item>
          <text:p text:style-name="P186"><text:span text:style-name="T425">Generated yyparse() definition </text:span><text:span text:style-name="T426"><text:s/></text:span><text:span text:style-name="T376">[Link to part in y.tab.c]</text:span></text:p>
        </text:list-item>
        <text:list-item>
          <text:p text:style-name="P187"><text:span text:style-name="T425">All the auxiliary functions from the input_file.y </text:span><text:span text:style-name="T376">[Link to part in y.tab.c]</text:span></text:p>
        </text:list-item>
      </text:list>
      <text:p text:style-name="P176"/>
      <text:p text:style-name="P117"/>
      <text:p text:style-name="P117"/>
      <text:p text:style-name="P117"><text:soft-page-break/>Recall our infix to postfix program <text:span text:style-name="T519">(Link)</text:span> </text:p>
      <text:p text:style-name="P112"><text:span text:style-name="T513"/></text:p>
      <text:p text:style-name="P112"><text:span text:style-name="T513">Here is a </text:span>Sample I<text:span text:style-name="T513">nput and Output</text:span>:</text:p>
      <text:p text:style-name="P74"/>
      <text:p text:style-name="P74"><text:tab/>I: 2+3</text:p>
      <text:p text:style-name="P56"><text:span text:style-name="T417"><text:tab/>O: NUM</text:span><text:span text:style-name="T418">1</text:span><text:span text:style-name="T417"> NUM</text:span><text:span text:style-name="T418">2</text:span><text:span text:style-name="T417"> + </text:span><text:span text:style-name="T304"><text:s/></text:span></text:p>
      <text:p text:style-name="P110"/>
      <text:p text:style-name="P92"><text:span text:style-name="T417">When the </text:span><text:span text:style-name="T419">expression </text:span><text:span text:style-name="T52">2+3</text:span><text:span text:style-name="T417"> is fed as the input to the generated parser, <text:s/></text:span><text:span text:style-name="T434">the </text:span><text:span text:style-name="T417">main() function </text:span><text:span text:style-name="T418">in the auxiliary functions section <text:s/></text:span><text:span text:style-name="T417">invokes yyparse() </text:span><text:span text:style-name="T514">as below: </text:span><text:span text:style-name="T417"><text:s/></text:span><text:span text:style-name="T448">(</text:span><text:span text:style-name="T514">The </text:span><text:span text:style-name="T448">code </text:span><text:span text:style-name="T514">for</text:span><text:span text:style-name="T448"> main() </text:span><text:span text:style-name="T514">from the example is copied </text:span><text:span text:style-name="T448">below)</text:span><text:span text:style-name="T417"> </text:span><text:span text:style-name="T434"><text:s/></text:span></text:p>
      <text:p text:style-name="P75"/>
      <text:p text:style-name="P75">main() </text:p>
      <text:p text:style-name="P75">{ </text:p>
      <text:p text:style-name="P75"><text:tab/>yyparse(); </text:p>
      <text:p text:style-name="P75"><text:tab/>return 1; </text:p>
      <text:p text:style-name="P75">}</text:p>
      <text:p text:style-name="P111"/>
      <text:p text:style-name="P92"><text:span text:style-name="T434">As noted earlier, </text:span><text:span text:style-name="T417">yyparse() in</text:span><text:span text:style-name="T434">vokes</text:span><text:span text:style-name="T417"> yylex() to read t</text:span><text:span text:style-name="T434">okens from the input. For example,</text:span><text:span text:style-name="T417"> </text:span><text:span text:style-name="T418">yylex() re</text:span><text:span text:style-name="T420">ads</text:span><text:span text:style-name="T418"> the input </text:span><text:span text:style-name="T435">2 </text:span><text:span text:style-name="T418">and</text:span><text:span text:style-name="T417"> returns </text:span><text:span text:style-name="T418">the token DIGIT </text:span><text:span text:style-name="T448">(code of yylex() shown below)</text:span></text:p>
      <text:p text:style-name="P113"/>
      <text:p text:style-name="P75">yylex() </text:p>
      <text:p text:style-name="P75">{ </text:p>
      <text:p text:style-name="P75"><text:tab/>int c; </text:p>
      <text:p text:style-name="P75"><text:tab/>c = getchar(); </text:p>
      <text:p text:style-name="P197"><text:tab/>if(isdigit(c)) <text:tab/><text:span text:style-name="T520">/* </text:span><text:span text:style-name="T521">Every time a number is found in the input stream, <text:tab/><text:tab/><text:tab/><text:tab/><text:tab/><text:tab/><text:tab/><text:tab/><text:tab/>yylex() </text:span><text:span text:style-name="T522">increments pos and </text:span><text:span text:style-name="T521">returns a token DIGIT */</text:span></text:p>
      <text:p text:style-name="P75"><text:tab/>{ </text:p>
      <text:p text:style-name="P75"><text:tab/><text:tab/>pos++;<text:tab/><text:tab/> </text:p>
      <text:p text:style-name="P196"><text:tab/><text:tab/>return DIGIT; </text:p>
      <text:p text:style-name="P75"><text:tab/>} </text:p>
      <text:p text:style-name="P198"><text:tab/>return c;<text:tab/><text:tab/><text:tab/><text:tab/>/* <text:span text:style-name="T521">If any character other than a number is found, yylex() <text:tab/><text:tab/><text:tab/><text:tab/><text:tab/><text:tab/><text:tab/><text:tab/></text:span><text:span text:style-name="T522">simply </text:span><text:span text:style-name="T521">returns the character itself to yyparse() */</text:span> </text:p>
      <text:p text:style-name="P75">}</text:p>
      <text:p text:style-name="P75"><text:soft-page-break/></text:p>
      <text:p text:style-name="P206"><text:span text:style-name="T534"/></text:p>
      <text:p text:style-name="P206"><text:span text:style-name="T534">NOTE: </text:span><text:span text:style-name="T418">As </text:span><text:span text:style-name="T524">pos</text:span><text:span text:style-name="T418"> was initialized to 0, </text:span><text:span text:style-name="T530">it</text:span><text:span text:style-name="T418"> holds the value 1 </text:span><text:span text:style-name="T436">after returning </text:span><text:span text:style-name="T533">the first </text:span><text:span text:style-name="T525">DIGIT</text:span><text:span text:style-name="T531">, </text:span><text:span text:style-name="T532">2 after returning the second </text:span><text:span text:style-name="T526">DIGIT</text:span><text:span text:style-name="T532"> and so on.</text:span></text:p>
      <text:p text:style-name="P206"><text:span text:style-name="T532"/></text:p>
      <text:p text:style-name="P200"><text:span text:style-name="T168">yyparse() is the function that parses the given input using shift-reduce parsing. </text:span><text:span text:style-name="T171">When the</text:span><text:span text:style-name="T168"> reduction of a handle </text:span><text:span text:style-name="T171">takes place</text:span><text:span text:style-name="T168">, yyparse() executes </text:span><text:span text:style-name="T170">the</text:span><text:span text:style-name="T168"> action specified </text:span><text:span text:style-name="T169">in</text:span><text:span text:style-name="T168"> the rule containing the handle's production. </text:span><text:span text:style-name="T171">On successful parsing of the given input, </text:span><text:span text:style-name="T527">yyparse()</text:span><text:span text:style-name="T171"> returns 0. If </text:span><text:span text:style-name="T527">yyparse()</text:span><text:span text:style-name="T171"> fails to parse the given input, it returns 0.</text:span></text:p>
      <text:p text:style-name="P200"><text:span text:style-name="T168"/></text:p>
      <text:p text:style-name="P199"><text:span text:style-name="T166">A general</text:span><text:span text:style-name="T167">ized</text:span><text:span text:style-name="T166"> algorithm of </text:span><text:span text:style-name="T528">yyparse()</text:span><text:span text:style-name="T166"> would look like:</text:span></text:p>
      <text:p text:style-name="P201"/>
      <text:p text:style-name="P193">Initialize the stack with the end-marker $</text:p>
      <text:p text:style-name="P193">new_<text:span text:style-name="T552">token</text:span> = yylex()</text:p>
      <text:p text:style-name="P192"><text:span text:style-name="T342">while</text:span><text:span text:style-name="T439"> (</text:span><text:span text:style-name="T446">true</text:span><text:span text:style-name="T439">)</text:span></text:p>
      <text:p text:style-name="P193"><text:tab/><text:span text:style-name="T335">switch</text:span>(<text:span text:style-name="T551">do_</text:span><text:span text:style-name="T535">parser_action</text:span><text:span text:style-name="T546">(</text:span><text:span text:style-name="T551">new_</text:span><text:span text:style-name="T552">token</text:span><text:span text:style-name="T546">)</text:span>)</text:p>
      <text:p text:style-name="P192"><text:span text:style-name="T439"><text:tab/><text:tab/></text:span><text:span text:style-name="T342">case</text:span><text:span text:style-name="T439"> '</text:span><text:span text:style-name="T440">reduce</text:span><text:span text:style-name="T439">':</text:span></text:p>
      <text:p text:style-name="P192"><text:span text:style-name="T442"><text:tab/><text:tab/><text:tab/></text:span><text:span text:style-name="T443">execute action corresponding to the handle's production</text:span></text:p>
      <text:p text:style-name="P192"><text:span text:style-name="T443"><text:tab/><text:tab/></text:span><text:span text:style-name="T348">case</text:span><text:span text:style-name="T444"> 'shift': </text:span></text:p>
      <text:p text:style-name="P194"><text:tab/><text:tab/><text:tab/>new_<text:span text:style-name="T553">token</text:span> = yylex()</text:p>
      <text:p text:style-name="P192"><text:span text:style-name="T444"><text:tab/><text:tab/></text:span><text:span text:style-name="T349">case</text:span><text:span text:style-name="T445"> 'accept':</text:span></text:p>
      <text:p text:style-name="P195"><text:tab/><text:tab/><text:tab/>return 0</text:p>
      <text:p text:style-name="P195"><text:tab/><text:tab/><text:span text:style-name="T335">case</text:span> 'error':</text:p>
      <text:p text:style-name="P192"><text:span text:style-name="T445"><text:tab/><text:tab/><text:tab/>return 1</text:span><text:span text:style-name="T441"><text:tab/></text:span></text:p>
      <text:p text:style-name="P192"><text:span text:style-name="T441"/></text:p>
      <text:p text:style-name="P208"><text:span text:style-name="T554"/></text:p>
      <text:p text:style-name="P208"><text:span text:style-name="T554"/></text:p>
      <text:p text:style-name="P208"><text:span text:style-name="T554"/></text:p>
      <text:p text:style-name="P208"><text:span text:style-name="T554"/></text:p>
      <text:p text:style-name="P208"><text:span text:style-name="T554"/></text:p>
      <text:p text:style-name="P208"><text:soft-page-break/><text:span text:style-name="T554">The following table summarizes the parsing process in every iteration of the above algorithm.</text:span></text:p>
      <text:p text:style-name="P208"><text:span text:style-name="T55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40"><text:span text:style-name="T554">Input buffer</text:span></text:p>
          </table:table-cell>
          <table:table-cell table:style-name="Table1.A1" office:value-type="string">
            <text:p text:style-name="P240"><text:span text:style-name="T554">new_</text:span></text:p>
            <text:p text:style-name="P240"><text:span text:style-name="T554">token</text:span></text:p>
          </table:table-cell>
          <table:table-cell table:style-name="Table1.A1" office:value-type="string">
            <text:p text:style-name="P240"><text:span text:style-name="T554">do_parser_action</text:span><text:span text:style-name="T558">()</text:span><text:span text:style-name="T554"> returns</text:span></text:p>
          </table:table-cell>
          <table:table-cell table:style-name="Table1.A1" office:value-type="string">
            <text:p text:style-name="P240"><text:span text:style-name="T554">Stack contents </text:span><text:span text:style-name="T557">after parser-action</text:span></text:p>
          </table:table-cell>
          <table:table-cell table:style-name="Table1.A1" office:value-type="string">
            <text:p text:style-name="P240"><text:span text:style-name="T554">Action executed </text:span><text:span text:style-name="T559">by yyparse()</text:span></text:p>
          </table:table-cell>
          <table:table-cell table:style-name="Table1.F1" office:value-type="string">
            <text:p text:style-name="P240"><text:span text:style-name="T554">Output</text:span></text:p>
          </table:table-cell>
        </table:table-row>
        <table:table-row>
          <table:table-cell table:style-name="Table1.A2" office:value-type="string">
            <text:p text:style-name="P237"><text:span text:style-name="T554">1+2 $</text:span></text:p>
          </table:table-cell>
          <table:table-cell table:style-name="Table1.A2" office:value-type="string">
            <text:p text:style-name="P237"><text:span text:style-name="T554">DIGIT</text:span></text:p>
          </table:table-cell>
          <table:table-cell table:style-name="Table1.A2" office:value-type="string">
            <text:p text:style-name="P237"><text:span text:style-name="T554">_</text:span></text:p>
          </table:table-cell>
          <table:table-cell table:style-name="Table1.A2" office:value-type="string">
            <text:p text:style-name="P237"><text:span text:style-name="T554">_</text:span></text:p>
          </table:table-cell>
          <table:table-cell table:style-name="Table1.A2" office:value-type="string">
            <text:p text:style-name="P236">_</text:p>
          </table:table-cell>
          <table:table-cell table:style-name="Table1.F2" office:value-type="string">
            <text:p text:style-name="P236">_</text:p>
          </table:table-cell>
        </table:table-row>
        <table:table-row>
          <table:table-cell table:style-name="Table1.A2" office:value-type="string">
            <text:p text:style-name="P237"><text:span text:style-name="T554">1+2 $</text:span></text:p>
          </table:table-cell>
          <table:table-cell table:style-name="Table1.A2" office:value-type="string">
            <text:p text:style-name="P237"><text:span text:style-name="T554">DIGIT</text:span></text:p>
          </table:table-cell>
          <table:table-cell table:style-name="Table1.A2" office:value-type="string">
            <text:p text:style-name="P237"><text:span text:style-name="T554">SHIFT</text:span></text:p>
          </table:table-cell>
          <table:table-cell table:style-name="Table1.A2" office:value-type="string">
            <text:p text:style-name="P237"><text:span text:style-name="T554">DIGIT $</text:span></text:p>
          </table:table-cell>
          <table:table-cell table:style-name="Table1.A2" office:value-type="string">
            <text:p text:style-name="P203">_</text:p>
          </table:table-cell>
          <table:table-cell table:style-name="Table1.F2" office:value-type="string">
            <text:p text:style-name="P236">_</text:p>
          </table:table-cell>
        </table:table-row>
        <table:table-row>
          <table:table-cell table:style-name="Table1.A2" office:value-type="string">
            <text:p text:style-name="P237"><text:span text:style-name="T554">+2 $</text:span></text:p>
          </table:table-cell>
          <table:table-cell table:style-name="Table1.A2" office:value-type="string">
            <text:p text:style-name="P237"><text:span text:style-name="T554">+</text:span></text:p>
          </table:table-cell>
          <table:table-cell table:style-name="Table1.A2" office:value-type="string">
            <text:p text:style-name="P237"><text:span text:style-name="T554">REDUCE</text:span></text:p>
          </table:table-cell>
          <table:table-cell table:style-name="Table1.A2" office:value-type="string">
            <text:p text:style-name="P237"><text:span text:style-name="T554">expr $</text:span></text:p>
          </table:table-cell>
          <table:table-cell table:style-name="Table1.A2" office:value-type="string">
            <text:p text:style-name="P203">printf("NUM%d",pos);</text:p>
          </table:table-cell>
          <table:table-cell table:style-name="Table1.F2" office:value-type="string">
            <text:p text:style-name="P243"><text:span text:style-name="T554">NUM1</text:span></text:p>
          </table:table-cell>
        </table:table-row>
        <table:table-row>
          <table:table-cell table:style-name="Table1.A2" office:value-type="string">
            <text:p text:style-name="P237"><text:span text:style-name="T554">+2 $</text:span></text:p>
          </table:table-cell>
          <table:table-cell table:style-name="Table1.A2" office:value-type="string">
            <text:p text:style-name="P237"><text:span text:style-name="T554">+</text:span></text:p>
          </table:table-cell>
          <table:table-cell table:style-name="Table1.A2" office:value-type="string">
            <text:p text:style-name="P237"><text:span text:style-name="T554">SHIFT</text:span></text:p>
          </table:table-cell>
          <table:table-cell table:style-name="Table1.A2" office:value-type="string">
            <text:p text:style-name="P237"><text:span text:style-name="T554">+ expr $</text:span></text:p>
          </table:table-cell>
          <table:table-cell table:style-name="Table1.A2" office:value-type="string">
            <text:p text:style-name="P236">_</text:p>
          </table:table-cell>
          <table:table-cell table:style-name="Table1.F2" office:value-type="string">
            <text:p text:style-name="P243"><text:span text:style-name="T554">NUM1</text:span></text:p>
          </table:table-cell>
        </table:table-row>
        <table:table-row>
          <table:table-cell table:style-name="Table1.A2" office:value-type="string">
            <text:p text:style-name="P237"><text:span text:style-name="T554">2 $</text:span></text:p>
          </table:table-cell>
          <table:table-cell table:style-name="Table1.A2" office:value-type="string">
            <text:p text:style-name="P237"><text:span text:style-name="T554">DIGIT</text:span></text:p>
          </table:table-cell>
          <table:table-cell table:style-name="Table1.A2" office:value-type="string">
            <text:p text:style-name="P237"><text:span text:style-name="T554">SHIFT</text:span></text:p>
          </table:table-cell>
          <table:table-cell table:style-name="Table1.A2" office:value-type="string">
            <text:p text:style-name="P237"><text:span text:style-name="T554">DIGIT + expr $</text:span></text:p>
          </table:table-cell>
          <table:table-cell table:style-name="Table1.A2" office:value-type="string">
            <text:p text:style-name="P203">_</text:p>
          </table:table-cell>
          <table:table-cell table:style-name="Table1.F2" office:value-type="string">
            <text:p text:style-name="P243"><text:span text:style-name="T554">NUM1</text:span></text:p>
          </table:table-cell>
        </table:table-row>
        <table:table-row>
          <table:table-cell table:style-name="Table1.A2" office:value-type="string">
            <text:p text:style-name="P237"><text:span text:style-name="T554">$</text:span></text:p>
          </table:table-cell>
          <table:table-cell table:style-name="Table1.A2" office:value-type="string">
            <text:p text:style-name="P237"><text:span text:style-name="T554">$</text:span></text:p>
          </table:table-cell>
          <table:table-cell table:style-name="Table1.A2" office:value-type="string">
            <text:p text:style-name="P238"><text:span text:style-name="T555">REDUCE</text:span></text:p>
          </table:table-cell>
          <table:table-cell table:style-name="Table1.A2" office:value-type="string">
            <text:p text:style-name="P238"><text:span text:style-name="T555">expr+expr $</text:span></text:p>
          </table:table-cell>
          <table:table-cell table:style-name="Table1.A2" office:value-type="string">
            <text:p text:style-name="P204">printf("NUM%d",pos);</text:p>
          </table:table-cell>
          <table:table-cell table:style-name="Table1.F2" office:value-type="string">
            <text:p text:style-name="P242"><text:span text:style-name="T555">NUM1 NUM2</text:span></text:p>
          </table:table-cell>
        </table:table-row>
        <table:table-row table:style-name="Table1.8">
          <table:table-cell table:style-name="Table1.A2" office:value-type="string">
            <text:p text:style-name="P237"><text:span text:style-name="T554">$</text:span></text:p>
          </table:table-cell>
          <table:table-cell table:style-name="Table1.A2" office:value-type="string">
            <text:p text:style-name="P238"><text:span text:style-name="T555">$</text:span></text:p>
          </table:table-cell>
          <table:table-cell table:style-name="Table1.A2" office:value-type="string">
            <text:p text:style-name="P238"><text:span text:style-name="T555">R</text:span><text:span text:style-name="T557">E</text:span><text:span text:style-name="T555">DUCE</text:span></text:p>
          </table:table-cell>
          <table:table-cell table:style-name="Table1.A2" office:value-type="string">
            <text:p text:style-name="P238"><text:span text:style-name="T555">expr $</text:span></text:p>
          </table:table-cell>
          <table:table-cell table:style-name="Table1.A2" office:value-type="string">
            <text:p text:style-name="P205"><text:span text:style-name="T556">printf("+ ")</text:span>;</text:p>
          </table:table-cell>
          <table:table-cell table:style-name="Table1.F2" office:value-type="string">
            <text:p text:style-name="P241"><text:span text:style-name="T557">NUM1 NUM2 +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39"><text:span text:style-name="T557">$</text:span></text:p>
          </table:table-cell>
          <table:table-cell table:style-name="Table2.A1" office:value-type="string">
            <text:p text:style-name="P239"><text:span text:style-name="T557">$</text:span></text:p>
          </table:table-cell>
          <table:table-cell table:style-name="Table2.A1" office:value-type="string">
            <text:p text:style-name="P239"><text:span text:style-name="T557">ACCEPT</text:span></text:p>
          </table:table-cell>
          <table:table-cell table:style-name="Table2.A1" office:value-type="string">
            <text:p text:style-name="P239"><text:span text:style-name="T557">expr $</text:span></text:p>
          </table:table-cell>
          <table:table-cell table:style-name="Table2.A1" office:value-type="string">
            <text:p text:style-name="P236">_</text:p>
          </table:table-cell>
          <table:table-cell table:style-name="Table2.F1" office:value-type="string">
            <text:p text:style-name="P241"><text:span text:style-name="T557">NUM1 NUM2 +</text:span></text:p>
          </table:table-cell>
        </table:table-row>
      </table:table>
      <text:p text:style-name="P208"><text:span text:style-name="T554"/></text:p>
      <text:p text:style-name="P208"><text:span text:style-name="T554"/></text:p>
      <text:p text:style-name="P209"/>
      <text:p text:style-name="P191"><text:span text:style-name="T165"/></text:p>
      <text:p text:style-name="P78"><text:span text:style-name="T166"><text:s text:c="2"/></text:span></text:p>
      <text:p text:style-name="P134"/>
      <text:p text:style-name="P114"/>
      <text:p text:style-name="P114"/>
      <text:p text:style-name="P128"><text:soft-page-break/><text:span text:style-name="T510">5</text:span><text:span text:style-name="T314">.<text:tab/>The Infix to Postfix program, </text:span><text:span text:style-name="T315">revised</text:span></text:p>
      <text:p text:style-name="P135"/>
      <text:p text:style-name="P94"><text:span text:style-name="T358">T</text:span><text:span text:style-name="T303">he </text:span><text:span text:style-name="T449">previous </text:span><text:span text:style-name="T447">infix to postfix </text:span><text:span text:style-name="T303">program </text:span><text:span text:style-name="T438">prints</text:span><text:span text:style-name="T303"> </text:span><text:span text:style-name="T438">the structure of the </text:span><text:span text:style-name="T303">postfix expression and not the postfix expression </text:span><text:span text:style-name="T303">itself. </text:span><text:span text:style-name="T305">For the parser to print the postfix expression it would need the value associated with every </text:span><text:span text:style-name="T21">DIGIT</text:span><text:span text:style-name="T305"> token. <text:s/></text:span><text:span text:style-name="T307">For example, the value associated with the token </text:span><text:span text:style-name="T22">NUM</text:span><text:span text:style-name="T307"> in the first sample input/output is 2. </text:span><text:span text:style-name="T308">The value associated with </text:span><text:span text:style-name="T310">a</text:span><text:span text:style-name="T308"> token is called an </text:span><text:span text:style-name="T84">attribute.</text:span></text:p>
      <text:p text:style-name="P95"/>
      <text:p text:style-name="P94"><text:span text:style-name="T305"><text:tab/>In the </text:span><text:span text:style-name="T453">previous</text:span><text:span text:style-name="T305"> program </text:span><text:span text:style-name="T21">yylex()</text:span><text:span text:style-name="T305"> simply returns the token DIGIT to </text:span><text:span text:style-name="T21">yyparse()</text:span><text:span text:style-name="T305"> and does not return </text:span><text:span text:style-name="T309">any</text:span><text:span text:style-name="T305"> value associated with it. In order to </text:span><text:span text:style-name="T454">access the value of the token DIGIT</text:span><text:span text:style-name="T305">, there must </text:span><text:span text:style-name="T306">b</text:span><text:span text:style-name="T305">e some method to </text:span><text:span text:style-name="T312">return</text:span><text:span text:style-name="T305"> </text:span><text:span text:style-name="T311">an </text:span><text:span text:style-name="T305">attribute along with the token from </text:span><text:span text:style-name="T21">yylex()</text:span><text:span text:style-name="T305"> to </text:span><text:span text:style-name="T21">yyparse()</text:span><text:span text:style-name="T305">. This can be achieved </text:span><text:span text:style-name="T356">using</text:span><text:span text:style-name="T305"> a variable called </text:span><text:span text:style-name="T21">yylval</text:span><text:span text:style-name="T305">.</text:span><text:span text:style-name="T313"> </text:span><text:span text:style-name="T450">The usage of yylval has been demonstrated in the following program.</text:span></text:p>
      <text:p text:style-name="P96"/>
      <text:p text:style-name="P137">%{ </text:p>
      <text:p text:style-name="P137"/>
      <text:p text:style-name="P137">#include &lt;stdio.h&gt; </text:p>
      <text:p text:style-name="P137"/>
      <text:p text:style-name="P137">%} </text:p>
      <text:p text:style-name="P137"/>
      <text:p text:style-name="P137">%token DIGIT </text:p>
      <text:p text:style-name="P137"/>
      <text:p text:style-name="P137">%% </text:p>
      <text:p text:style-name="P137"/>
      <text:p text:style-name="P137">start : expr '\n'<text:tab/><text:tab/><text:tab/>{printf("\nComplete");exit(1);} </text:p>
      <text:p text:style-name="P137"><text:tab/>; </text:p>
      <text:p text:style-name="P137"/>
      <text:p text:style-name="P137">expr: <text:s/>expr '+' expr<text:tab/><text:tab/>{printf("+ ");} </text:p>
      <text:p text:style-name="P137"><text:tab/>| expr '*' expr<text:tab/><text:tab/>{printf("* ");} </text:p>
      <text:p text:style-name="P137"><text:tab/>| '(' expr ')'<text:tab/> </text:p>
      <text:p text:style-name="P137"><text:tab/>| DIGIT<text:tab/><text:tab/><text:tab/><text:tab/>{printf("%d ",$1);} </text:p>
      <text:p text:style-name="P137"><text:tab/>; </text:p>
      <text:p text:style-name="P137"/>
      <text:p text:style-name="P137"><text:soft-page-break/>%% </text:p>
      <text:p text:style-name="P137"/>
      <text:p text:style-name="P137"/>
      <text:p text:style-name="P137">yyerror() </text:p>
      <text:p text:style-name="P137">{ </text:p>
      <text:p text:style-name="P137"><text:tab/>printf("Error"); </text:p>
      <text:p text:style-name="P137">} </text:p>
      <text:p text:style-name="P137"/>
      <text:p text:style-name="P137">yylex() </text:p>
      <text:p text:style-name="P137">{ </text:p>
      <text:p text:style-name="P137"><text:tab/>int c; </text:p>
      <text:p text:style-name="P137"><text:tab/>c = getchar(); </text:p>
      <text:p text:style-name="P137"><text:tab/>if(isdigit(c)) </text:p>
      <text:p text:style-name="P137"><text:tab/>{ </text:p>
      <text:p text:style-name="P137"><text:tab/><text:tab/>yylval = c - '0'; </text:p>
      <text:p text:style-name="P137"><text:tab/><text:tab/>return DIGIT; </text:p>
      <text:p text:style-name="P137"><text:tab/><text:tab/> </text:p>
      <text:p text:style-name="P137"><text:tab/>} </text:p>
      <text:p text:style-name="P137"><text:tab/>return c; </text:p>
      <text:p text:style-name="P137">} </text:p>
      <text:p text:style-name="P137"/>
      <text:p text:style-name="P137">main() </text:p>
      <text:p text:style-name="P137">{ </text:p>
      <text:p text:style-name="P137"><text:tab/>yyparse(); </text:p>
      <text:p text:style-name="P137"><text:tab/>return 1; </text:p>
      <text:p text:style-name="P129"><text:span text:style-name="T316">}</text:span><text:span text:style-name="T314"> </text:span></text:p>
      <text:p text:style-name="P58"/>
      <text:p text:style-name="P115">Sample I/O:</text:p>
      <text:p text:style-name="P76"/>
      <text:p text:style-name="P76">I:<text:tab/>1+2*3</text:p>
      <text:p text:style-name="P76">O:<text:tab/>1 2 3 * +</text:p>
      <text:p text:style-name="P58"/>
      <text:p text:style-name="P59"><text:span text:style-name="T451">I:<text:tab/>(</text:span><text:span text:style-name="T452">2</text:span><text:span text:style-name="T451">+</text:span><text:span text:style-name="T452">7</text:span><text:span text:style-name="T451">)*</text:span><text:span text:style-name="T452">4</text:span></text:p>
      <text:p text:style-name="P59"><text:span text:style-name="T451">O:<text:tab/></text:span><text:span text:style-name="T452">2</text:span><text:span text:style-name="T451"> </text:span><text:span text:style-name="T452">7</text:span><text:span text:style-name="T451"> + </text:span><text:span text:style-name="T452">4</text:span><text:span text:style-name="T451"> *</text:span></text:p>
      <text:p text:style-name="P58"/>
      <text:p text:style-name="P58"/>
      <text:p text:style-name="P3"><text:soft-page-break/><text:span text:style-name="T202">Attributes can be implemented by using</text:span><text:span text:style-name="T215"> </text:span><text:span text:style-name="T213">yylval</text:span><text:span text:style-name="T238"> . <text:s text:c="2"/></text:span><text:span text:style-name="T26">yylval</text:span><text:span text:style-name="T148"> </text:span><text:span text:style-name="T142">is a global variable </text:span><text:span text:style-name="T143">of the type </text:span><text:span text:style-name="T27">YYSTYPE</text:span><text:span text:style-name="T143"> </text:span><text:span text:style-name="T149">declared in y.tab.c</text:span><text:span text:style-name="T143">. </text:span><text:span text:style-name="T152">By default, </text:span><text:span text:style-name="T29">YYSTYPE</text:span><text:span text:style-name="T152"> is of the type </text:span><text:span text:style-name="T29">int</text:span><text:span text:style-name="T152">. This is evident from the following code segment found in y.tab.c</text:span><text:span text:style-name="T150"> </text:span></text:p>
      <text:p text:style-name="P34"/>
      <text:p text:style-name="P140"><text:tab/>typedef int YYSTYPE; </text:p>
      <text:p text:style-name="P124"/>
      <text:p text:style-name="P4"><text:span text:style-name="T151">As a result, </text:span><text:span text:style-name="T28">yylval</text:span><text:span text:style-name="T151"> (which is originally of the type </text:span><text:span text:style-name="T28">YYSTYPE</text:span><text:span text:style-name="T151">), has an </text:span><text:span text:style-name="T158">inferred</text:span><text:span text:style-name="T151"> <text:s/>type </text:span><text:span text:style-name="T28">int. </text:span><text:span text:style-name="T144">It</text:span><text:span text:style-name="T142"> is used to return additional information about the lexeme found to the parser </text:span><text:span text:style-name="T145">i.e.,</text:span><text:span text:style-name="T142"> </text:span><text:span text:style-name="T25">yylval</text:span><text:span text:style-name="T146"> is used to return an attribute in addition to the token </text:span><text:span text:style-name="T147">to the parser</text:span><text:span text:style-name="T146">. </text:span></text:p>
      <text:p text:style-name="P5"/>
      <text:p text:style-name="P2"><text:span text:style-name="T319">In the above example</text:span><text:span text:style-name="T318">, </text:span><text:span text:style-name="T320">the </text:span><text:span text:style-name="T23">yylex()</text:span><text:span text:style-name="T321"> returns the token </text:span><text:span text:style-name="T23">DIGIT</text:span><text:span text:style-name="T321"> and the value of the token </text:span><text:span text:style-name="T322">in</text:span><text:span text:style-name="T321"> the following code segment </text:span><text:span text:style-name="T323">under definition of </text:span><text:span text:style-name="T24">yylex()</text:span><text:span text:style-name="T153">:</text:span></text:p>
      <text:p text:style-name="P31"><text:tab/><text:tab/></text:p>
      <text:p text:style-name="P136"><text:tab/><text:tab/>yylval = c - '0'; </text:p>
      <text:p text:style-name="P136"><text:tab/><text:tab/>return DIGIT;</text:p>
      <text:p text:style-name="P31"/>
      <text:p text:style-name="P122"><text:span text:style-name="T64">The attribute of a </text:span><text:span text:style-name="T75">grammar symbol</text:span><text:span text:style-name="T64"> </text:span><text:span text:style-name="T69">(</text:span><text:span text:style-name="T70">i.e.,</text:span><text:span text:style-name="T69"> the value of yylval associated with </text:span><text:span text:style-name="T76">the grammar s</text:span><text:span text:style-name="T77">y</text:span><text:span text:style-name="T76">mbol</text:span><text:span text:style-name="T69">) </text:span><text:span text:style-name="T64">can be accessed </text:span><text:span text:style-name="T65">in the action of a </text:span><text:span text:style-name="T71">YACC </text:span><text:span text:style-name="T65">rule </text:span><text:span text:style-name="T64">using </text:span><text:span text:style-name="T19">$</text:span><text:span text:style-name="T18">i</text:span><text:span text:style-name="T270"> (where </text:span><text:span text:style-name="T18">i</text:span><text:span text:style-name="T270"> is the position of the grammar symbol in the body of a production). </text:span><text:span text:style-name="T20">$$</text:span><text:span text:style-name="T271"> refers to the attribute value associated with the head of a production.</text:span></text:p>
      <text:p text:style-name="P77"/>
      <text:p text:style-name="P97">Example:</text:p>
      <text:p text:style-name="P32"/>
      <text:p text:style-name="P60"><text:span text:style-name="T240"><text:tab/></text:span>expr: DIGIT<text:tab/><text:tab/>{printf(“%d”,$1);}</text:p>
      <text:p text:style-name="P98"/>
      <text:p text:style-name="P123"><text:span text:style-name="T65">The action prints the attribute associated with the token </text:span><text:span text:style-name="T16">DIGIT </text:span><text:span text:style-name="T66">obtained </text:span><text:span text:style-name="T67">through</text:span><text:span text:style-name="T17"> $1</text:span><text:span text:style-name="T65">.</text:span></text:p>
      <text:p text:style-name="P99"><text:s/></text:p>
      <text:p text:style-name="P8"><text:soft-page-break/><text:span text:style-name="T214">YYSTYPE</text:span><text:span text:style-name="T199"> can be defined to be of any </text:span><text:span text:style-name="T200">data </text:span><text:span text:style-name="T199">type by the </text:span><text:span text:style-name="T201">programmer</text:span><text:span text:style-name="T199">. </text:span><text:span text:style-name="T154">To </text:span><text:span text:style-name="T155">return an attribute of </text:span><text:span text:style-name="T156">a type other than </text:span><text:span text:style-name="T79">int</text:span><text:span text:style-name="T156">, </text:span><text:span text:style-name="T15">yylval</text:span><text:span text:style-name="T156"> maybe overridden by a user defined yylval in the auxiliary declarations section. </text:span><text:span text:style-name="T157">In order to return multiple </text:span><text:span text:style-name="T157">attribute values for a token, it may be declared to be of the type </text:span><text:span text:style-name="T14">union</text:span><text:span text:style-name="T157">.</text:span></text:p>
      <text:p text:style-name="P6"/>
      <text:p text:style-name="P6">Example:</text:p>
      <text:p text:style-name="P7"/>
      <text:p text:style-name="P164">%{</text:p>
      <text:p text:style-name="P165"><text:tab/>#include&lt;stdio.h&gt;</text:p>
      <text:p text:style-name="P163"><text:span text:style-name="T326"><text:tab/></text:span><text:span text:style-name="T327">typedef union </text:span></text:p>
      <text:p text:style-name="P164"><text:tab/>{</text:p>
      <text:p text:style-name="P164"><text:tab/><text:tab/>int value;</text:p>
      <text:p text:style-name="P163"><text:span text:style-name="T326"><text:tab/><text:tab/>int </text:span><text:span text:style-name="T328">number_of_digits</text:span><text:span text:style-name="T326">;</text:span></text:p>
      <text:p text:style-name="P163"><text:span text:style-name="T326"><text:tab/>}</text:span><text:span text:style-name="T327">YYSTYPE</text:span><text:span text:style-name="T326">;</text:span></text:p>
      <text:p text:style-name="P163"><text:span text:style-name="T326"><text:tab/></text:span><text:span text:style-name="T329">YYSTYPE yylval;</text:span></text:p>
      <text:p text:style-name="P168"><text:span text:style-name="T105">%</text:span><text:span text:style-name="T106">}</text:span></text:p>
      <text:p text:style-name="P169"/>
      <text:p text:style-name="P164">%%</text:p>
      <text:p text:style-name="P163"/>
      <text:p text:style-name="P162"><text:tab/>/* <text:span text:style-name="T330">Rules */</text:span></text:p>
      <text:p text:style-name="P162">%%</text:p>
      <text:p text:style-name="P167"><text:span text:style-name="T317"><text:tab/>/* </text:span><text:span text:style-name="T324">Auxiliary functions */</text:span></text:p>
      <text:p text:style-name="P166"/>
      <text:p text:style-name="P160"/>
      <text:p text:style-name="P188"><text:span text:style-name="T3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2" svg:font-family="Jomolhari" style:font-pitch="variable"/>
    <style:font-face style:name="Jomolhari" svg:font-family="Jomolhari" style:font-adornments="Regular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FreeSerif" svg:font-family="FreeSerif" style:font-family-generic="swiss" style:font-pitch="variable"/>
    <style:font-face style:name="Jomolhari1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Jomolhari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4-01-06T10:14:18</dc:date>
    <meta:editing-duration>P1DT8H48M26S</meta:editing-duration>
    <meta:editing-cycles>776</meta:editing-cycles>
    <meta:document-statistic meta:table-count="2" meta:image-count="0" meta:object-count="0" meta:page-count="23" meta:paragraph-count="370" meta:word-count="3626" meta:character-count="21298" meta:non-whitespace-character-count="17399"/>
  </office:meta>
</office:document-meta>
</file>